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1+273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23963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5H39M03.55S" calcext:value-type="time">
            <text:p>15:39:03.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05599" calcext:value-type="float">
            <text:p>1.01E-10</text:p>
          </table:table-cell>
          <table:table-cell table:formula="of:=[.C4]*10^9" office:value-type="float" office:value="0.1005599" calcext:value-type="float">
            <text:p>0.1005599</text:p>
          </table:table-cell>
          <table:table-cell table:formula="of:=[.$N$1]*[.D4]" office:value-type="float" office:value="0.0836931010347853" calcext:value-type="float">
            <text:p>0.083693101034785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5H39M03.92S" calcext:value-type="time">
            <text:p>15:39:03.9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7177944" calcext:value-type="float">
            <text:p>-7.18E-11</text:p>
          </table:table-cell>
          <table:table-cell table:formula="of:=[.C5]*10^9" office:value-type="float" office:value="-0.07177944" calcext:value-type="float">
            <text:p>-0.07177944</text:p>
          </table:table-cell>
          <table:table-cell table:formula="of:=[.$N$1]*[.D5]" office:value-type="float" office:value="-0.0597399552320588" calcext:value-type="float">
            <text:p>-0.059739955232059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00632225271700974" calcext:value-type="float">
            <text:p>0.00632225271701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059687612988912" calcext:value-type="float">
            <text:p>0.059687612988912</text:p>
          </table:table-cell>
          <table:table-cell/>
          <table:table-cell table:formula="of:=(MAX([.E4:.E8])-MIN([.E4:.E8]))/2" office:value-type="float" office:value="0.071716528133422" calcext:value-type="float">
            <text:p>0.071716528133422</text:p>
          </table:table-cell>
          <table:table-cell table:number-columns-repeated="2"/>
        </table:table-row>
        <table:table-row table:style-name="ro1">
          <table:table-cell office:value-type="time" office:time-value="PT15H39M04.289S" calcext:value-type="time">
            <text:p>15:39:04.2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255301" calcext:value-type="float">
            <text:p>-2.55E-11</text:p>
          </table:table-cell>
          <table:table-cell table:formula="of:=[.C6]*10^9" office:value-type="float" office:value="-0.0255301" calcext:value-type="float">
            <text:p>-0.0255301</text:p>
          </table:table-cell>
          <table:table-cell table:formula="of:=[.$N$1]*[.D6]" office:value-type="float" office:value="-0.0212479650310727" calcext:value-type="float">
            <text:p>-0.021247965031073</text:p>
          </table:table-cell>
          <table:table-cell table:number-columns-repeated="9"/>
        </table:table-row>
        <table:table-row table:style-name="ro1">
          <table:table-cell office:value-type="time" office:time-value="PT15H39M04.657S" calcext:value-type="time">
            <text:p>15:39:04.6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3609396" calcext:value-type="float">
            <text:p>-3.61E-11</text:p>
          </table:table-cell>
          <table:table-cell table:formula="of:=[.C7]*10^9" office:value-type="float" office:value="-0.03609396" calcext:value-type="float">
            <text:p>-0.03609396</text:p>
          </table:table-cell>
          <table:table-cell table:formula="of:=[.$N$1]*[.D7]" office:value-type="float" office:value="-0.0300399606704611" calcext:value-type="float">
            <text:p>-0.030039960670461</text:p>
          </table:table-cell>
          <table:table-cell table:number-columns-repeated="9"/>
        </table:table-row>
        <table:table-row table:style-name="ro1">
          <table:table-cell office:value-type="time" office:time-value="PT15H39M05.024S" calcext:value-type="time">
            <text:p>15:39:05.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082553" calcext:value-type="float">
            <text:p>7.08E-11</text:p>
          </table:table-cell>
          <table:table-cell table:formula="of:=[.C8]*10^9" office:value-type="float" office:value="0.07082553" calcext:value-type="float">
            <text:p>0.07082553</text:p>
          </table:table-cell>
          <table:table-cell table:formula="of:=[.$N$1]*[.D8]" office:value-type="float" office:value="0.058946043483856" calcext:value-type="float">
            <text:p>0.058946043483856</text:p>
          </table:table-cell>
          <table:table-cell table:number-columns-repeated="9"/>
        </table:table-row>
        <table:table-row table:style-name="ro1">
          <table:table-cell office:value-type="time" office:time-value="PT15H39M05.401S" calcext:value-type="time">
            <text:p>15:39:05.40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02831811" calcext:value-type="float">
            <text:p>2.83E-12</text:p>
          </table:table-cell>
          <table:table-cell table:formula="of:=[.C9]*10^9" office:value-type="float" office:value="0.002831811" calcext:value-type="float">
            <text:p>0.002831811</text:p>
          </table:table-cell>
          <table:table-cell table:formula="of:=[.$N$1]*[.D9]" office:value-type="float" office:value="0.00235683452483959" calcext:value-type="float">
            <text:p>0.00235683452484</text:p>
          </table:table-cell>
          <table:table-cell table:number-columns-repeated="9"/>
        </table:table-row>
        <table:table-row table:style-name="ro1">
          <table:table-cell office:value-type="time" office:time-value="PT15H39M05.785S" calcext:value-type="time">
            <text:p>15:39:05.79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2021501" calcext:value-type="float">
            <text:p>2.02E-11</text:p>
          </table:table-cell>
          <table:table-cell table:formula="of:=[.C10]*10^9" office:value-type="float" office:value="0.02021501" calcext:value-type="float">
            <text:p>0.02021501</text:p>
          </table:table-cell>
          <table:table-cell table:formula="of:=[.$N$1]*[.D10]" office:value-type="float" office:value="0.016824369100896" calcext:value-type="float">
            <text:p>0.016824369100896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832534819441258" calcext:value-type="float">
            <text:p>-0.083253481944126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05917001093123" calcext:value-type="float">
            <text:p>0.105917001093123</text:p>
          </table:table-cell>
          <table:table-cell/>
          <table:table-cell table:formula="of:=(MAX([.E9:.E13])-MIN([.E9:.E13]))/2" office:value-type="float" office:value="0.127260563524074" calcext:value-type="float">
            <text:p>0.127260563524074</text:p>
          </table:table-cell>
          <table:table-cell table:number-columns-repeated="2"/>
        </table:table-row>
        <table:table-row table:style-name="ro1">
          <table:table-cell office:value-type="time" office:time-value="PT15H39M06.169S" calcext:value-type="time">
            <text:p>15:39:06.17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727912" calcext:value-type="float">
            <text:p>-2.73E-10</text:p>
          </table:table-cell>
          <table:table-cell table:formula="of:=[.C11]*10^9" office:value-type="float" office:value="-0.2727912" calcext:value-type="float">
            <text:p>-0.2727912</text:p>
          </table:table-cell>
          <table:table-cell table:formula="of:=[.$N$1]*[.D11]" office:value-type="float" office:value="-0.227036238729358" calcext:value-type="float">
            <text:p>-0.227036238729358</text:p>
          </table:table-cell>
          <table:table-cell table:number-columns-repeated="9"/>
        </table:table-row>
        <table:table-row table:style-name="ro1">
          <table:table-cell office:value-type="time" office:time-value="PT15H39M06.552S" calcext:value-type="time">
            <text:p>15:39:06.5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781146" calcext:value-type="float">
            <text:p>-2.78E-10</text:p>
          </table:table-cell>
          <table:table-cell table:formula="of:=[.C12]*10^9" office:value-type="float" office:value="-0.2781146" calcext:value-type="float">
            <text:p>-0.2781146</text:p>
          </table:table-cell>
          <table:table-cell table:formula="of:=[.$N$1]*[.D12]" office:value-type="float" office:value="-0.231466750832577" calcext:value-type="float">
            <text:p>-0.231466750832577</text:p>
          </table:table-cell>
          <table:table-cell table:number-columns-repeated="9"/>
        </table:table-row>
        <table:table-row table:style-name="ro1">
          <table:table-cell office:value-type="time" office:time-value="PT15H39M06.935S" calcext:value-type="time">
            <text:p>15:39:06.94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2770056" calcext:value-type="float">
            <text:p>2.77E-11</text:p>
          </table:table-cell>
          <table:table-cell table:formula="of:=[.C13]*10^9" office:value-type="float" office:value="0.02770056" calcext:value-type="float">
            <text:p>0.02770056</text:p>
          </table:table-cell>
          <table:table-cell table:formula="of:=[.$N$1]*[.D13]" office:value-type="float" office:value="0.0230543762155703" calcext:value-type="float">
            <text:p>0.02305437621557</text:p>
          </table:table-cell>
          <table:table-cell table:number-columns-repeated="9"/>
        </table:table-row>
        <table:table-row table:style-name="ro1">
          <table:table-cell office:value-type="time" office:time-value="PT15H39M07.32S" calcext:value-type="time">
            <text:p>15:39:07.3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01451573" calcext:value-type="float">
            <text:p>-1.45E-12</text:p>
          </table:table-cell>
          <table:table-cell table:formula="of:=[.C14]*10^9" office:value-type="float" office:value="-0.001451573" calcext:value-type="float">
            <text:p>-0.001451573</text:p>
          </table:table-cell>
          <table:table-cell table:formula="of:=[.$N$1]*[.D14]" office:value-type="float" office:value="-0.00120810229274658" calcext:value-type="float">
            <text:p>-0.001208102292747</text:p>
          </table:table-cell>
          <table:table-cell table:number-columns-repeated="9"/>
        </table:table-row>
        <table:table-row table:style-name="ro1">
          <table:table-cell office:value-type="time" office:time-value="PT15H39M07.704S" calcext:value-type="time">
            <text:p>15:39:07.7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828704" calcext:value-type="float">
            <text:p>-1.83E-10</text:p>
          </table:table-cell>
          <table:table-cell table:formula="of:=[.C15]*10^9" office:value-type="float" office:value="-0.1828704" calcext:value-type="float">
            <text:p>-0.1828704</text:p>
          </table:table-cell>
          <table:table-cell table:formula="of:=[.$N$1]*[.D15]" office:value-type="float" office:value="-0.152197753413355" calcext:value-type="float">
            <text:p>-0.152197753413355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23294522460194" calcext:value-type="float">
            <text:p>-0.123294522460194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919484773304125" calcext:value-type="float">
            <text:p>0.091948477330413</text:p>
          </table:table-cell>
          <table:table-cell/>
          <table:table-cell table:formula="of:=(MAX([.E14:.E18])-MIN([.E14:.E18]))/2" office:value-type="float" office:value="0.110473807668235" calcext:value-type="float">
            <text:p>0.110473807668235</text:p>
          </table:table-cell>
          <table:table-cell table:number-columns-repeated="2"/>
        </table:table-row>
        <table:table-row table:style-name="ro1">
          <table:table-cell office:value-type="time" office:time-value="PT15H39M08.088S" calcext:value-type="time">
            <text:p>15:39:08.0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669271" calcext:value-type="float">
            <text:p>-2.67E-10</text:p>
          </table:table-cell>
          <table:table-cell table:formula="of:=[.C16]*10^9" office:value-type="float" office:value="-0.2669271" calcext:value-type="float">
            <text:p>-0.2669271</text:p>
          </table:table-cell>
          <table:table-cell table:formula="of:=[.$N$1]*[.D16]" office:value-type="float" office:value="-0.222155717629216" calcext:value-type="float">
            <text:p>-0.222155717629216</text:p>
          </table:table-cell>
          <table:table-cell table:number-columns-repeated="9"/>
        </table:table-row>
        <table:table-row table:style-name="ro1">
          <table:table-cell office:value-type="time" office:time-value="PT15H39M08.472S" calcext:value-type="time">
            <text:p>15:39:08.4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55531" calcext:value-type="float">
            <text:p>-2.56E-10</text:p>
          </table:table-cell>
          <table:table-cell table:formula="of:=[.C17]*10^9" office:value-type="float" office:value="-0.255531" calcext:value-type="float">
            <text:p>-0.255531</text:p>
          </table:table-cell>
          <table:table-cell table:formula="of:=[.$N$1]*[.D17]" office:value-type="float" office:value="-0.212671072669322" calcext:value-type="float">
            <text:p>-0.212671072669322</text:p>
          </table:table-cell>
          <table:table-cell table:number-columns-repeated="9"/>
        </table:table-row>
        <table:table-row table:style-name="ro1">
          <table:table-cell office:value-type="time" office:time-value="PT15H39M08.855S" calcext:value-type="time">
            <text:p>15:39:08.8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3393121" calcext:value-type="float">
            <text:p>-3.39E-11</text:p>
          </table:table-cell>
          <table:table-cell table:formula="of:=[.C18]*10^9" office:value-type="float" office:value="-0.03393121" calcext:value-type="float">
            <text:p>-0.03393121</text:p>
          </table:table-cell>
          <table:table-cell table:formula="of:=[.$N$1]*[.D18]" office:value-type="float" office:value="-0.028239966296332" calcext:value-type="float">
            <text:p>-0.028239966296332</text:p>
          </table:table-cell>
          <table:table-cell table:number-columns-repeated="9"/>
        </table:table-row>
        <table:table-row table:style-name="ro1">
          <table:table-cell office:value-type="time" office:time-value="PT15H39M09.239S" calcext:value-type="time">
            <text:p>15:39:09.2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4108494" calcext:value-type="float">
            <text:p>-4.11E-11</text:p>
          </table:table-cell>
          <table:table-cell table:formula="of:=[.C19]*10^9" office:value-type="float" office:value="-0.04108494" calcext:value-type="float">
            <text:p>-0.04108494</text:p>
          </table:table-cell>
          <table:table-cell table:formula="of:=[.$N$1]*[.D19]" office:value-type="float" office:value="-0.0341938092065335" calcext:value-type="float">
            <text:p>-0.034193809206534</text:p>
          </table:table-cell>
          <table:table-cell table:number-columns-repeated="9"/>
        </table:table-row>
        <table:table-row table:style-name="ro1">
          <table:table-cell office:value-type="time" office:time-value="PT15H39M09.622S" calcext:value-type="time">
            <text:p>15:39:09.6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3131357" calcext:value-type="float">
            <text:p>-3.13E-10</text:p>
          </table:table-cell>
          <table:table-cell table:formula="of:=[.C20]*10^9" office:value-type="float" office:value="-0.3131357" calcext:value-type="float">
            <text:p>-0.3131357</text:p>
          </table:table-cell>
          <table:table-cell table:formula="of:=[.$N$1]*[.D20]" office:value-type="float" office:value="-0.260613801104598" calcext:value-type="float">
            <text:p>-0.260613801104598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35631425979653" calcext:value-type="float">
            <text:p>-0.135631425979653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07477104931533" calcext:value-type="float">
            <text:p>0.107477104931533</text:p>
          </table:table-cell>
          <table:table-cell/>
          <table:table-cell table:formula="of:=(MAX([.E19:.E23])-MIN([.E19:.E23]))/2" office:value-type="float" office:value="0.129131760357431" calcext:value-type="float">
            <text:p>0.129131760357431</text:p>
          </table:table-cell>
          <table:table-cell table:number-columns-repeated="2"/>
        </table:table-row>
        <table:table-row table:style-name="ro1">
          <table:table-cell office:value-type="time" office:time-value="PT15H39M10.006S" calcext:value-type="time">
            <text:p>15:39:10.0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02823936" calcext:value-type="float">
            <text:p>-2.82E-12</text:p>
          </table:table-cell>
          <table:table-cell table:formula="of:=[.C21]*10^9" office:value-type="float" office:value="-0.002823936" calcext:value-type="float">
            <text:p>-0.002823936</text:p>
          </table:table-cell>
          <table:table-cell table:formula="of:=[.$N$1]*[.D21]" office:value-type="float" office:value="-0.00235028038973555" calcext:value-type="float">
            <text:p>-0.002350280389736</text:p>
          </table:table-cell>
          <table:table-cell table:number-columns-repeated="9"/>
        </table:table-row>
        <table:table-row table:style-name="ro1">
          <table:table-cell office:value-type="time" office:time-value="PT15H39M10.39S" calcext:value-type="time">
            <text:p>15:39:10.3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812899" calcext:value-type="float">
            <text:p>-1.81E-10</text:p>
          </table:table-cell>
          <table:table-cell table:formula="of:=[.C22]*10^9" office:value-type="float" office:value="-0.1812899" calcext:value-type="float">
            <text:p>-0.1812899</text:p>
          </table:table-cell>
          <table:table-cell table:formula="of:=[.$N$1]*[.D22]" office:value-type="float" office:value="-0.150882348901362" calcext:value-type="float">
            <text:p>-0.150882348901362</text:p>
          </table:table-cell>
          <table:table-cell table:number-columns-repeated="9"/>
        </table:table-row>
        <table:table-row table:style-name="ro1">
          <table:table-cell office:value-type="time" office:time-value="PT15H39M10.775S" calcext:value-type="time">
            <text:p>15:39:10.78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764927" calcext:value-type="float">
            <text:p>-2.76E-10</text:p>
          </table:table-cell>
          <table:table-cell table:formula="of:=[.C23]*10^9" office:value-type="float" office:value="-0.2764927" calcext:value-type="float">
            <text:p>-0.2764927</text:p>
          </table:table-cell>
          <table:table-cell table:formula="of:=[.$N$1]*[.D23]" office:value-type="float" office:value="-0.230116890296038" calcext:value-type="float">
            <text:p>-0.230116890296038</text:p>
          </table:table-cell>
          <table:table-cell table:number-columns-repeated="9"/>
        </table:table-row>
        <table:table-row table:style-name="ro1">
          <table:table-cell office:value-type="time" office:time-value="PT15H39M11.158S" calcext:value-type="time">
            <text:p>15:39:11.1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974972" calcext:value-type="float">
            <text:p>-2.97E-10</text:p>
          </table:table-cell>
          <table:table-cell table:formula="of:=[.C24]*10^9" office:value-type="float" office:value="-0.2974972" calcext:value-type="float">
            <text:p>-0.2974972</text:p>
          </table:table-cell>
          <table:table-cell table:formula="of:=[.$N$1]*[.D24]" office:value-type="float" office:value="-0.247598329126876" calcext:value-type="float">
            <text:p>-0.247598329126876</text:p>
          </table:table-cell>
          <table:table-cell table:number-columns-repeated="9"/>
        </table:table-row>
        <table:table-row table:style-name="ro1">
          <table:table-cell office:value-type="time" office:time-value="PT15H39M11.533S" calcext:value-type="time">
            <text:p>15:39:11.5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27498" calcext:value-type="float">
            <text:p>-2.27E-10</text:p>
          </table:table-cell>
          <table:table-cell table:formula="of:=[.C25]*10^9" office:value-type="float" office:value="-0.227498" calcext:value-type="float">
            <text:p>-0.227498</text:p>
          </table:table-cell>
          <table:table-cell table:formula="of:=[.$N$1]*[.D25]" office:value-type="float" office:value="-0.189340016241181" calcext:value-type="float">
            <text:p>-0.18934001624118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202951061435468" calcext:value-type="float">
            <text:p>-0.202951061435468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582279910116705" calcext:value-type="float">
            <text:p>0.058227991011671</text:p>
          </table:table-cell>
          <table:table-cell/>
          <table:table-cell table:formula="of:=(MAX([.E24:.E28])-MIN([.E24:.E28]))/2" office:value-type="float" office:value="0.0699405697493634" calcext:value-type="float">
            <text:p>0.069940569749364</text:p>
          </table:table-cell>
          <table:table-cell table:number-columns-repeated="2"/>
        </table:table-row>
        <table:table-row table:style-name="ro1">
          <table:table-cell office:value-type="time" office:time-value="PT15H39M11.909S" calcext:value-type="time">
            <text:p>15:39:11.9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117213" calcext:value-type="float">
            <text:p>-3.12E-10</text:p>
          </table:table-cell>
          <table:table-cell table:formula="of:=[.C26]*10^9" office:value-type="float" office:value="-0.3117213" calcext:value-type="float">
            <text:p>-0.3117213</text:p>
          </table:table-cell>
          <table:table-cell table:formula="of:=[.$N$1]*[.D26]" office:value-type="float" office:value="-0.259436636826355" calcext:value-type="float">
            <text:p>-0.259436636826355</text:p>
          </table:table-cell>
          <table:table-cell table:number-columns-repeated="9"/>
        </table:table-row>
        <table:table-row table:style-name="ro1">
          <table:table-cell office:value-type="time" office:time-value="PT15H39M12.293S" calcext:value-type="time">
            <text:p>15:39:12.2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388943" calcext:value-type="float">
            <text:p>-2.39E-10</text:p>
          </table:table-cell>
          <table:table-cell table:formula="of:=[.C27]*10^9" office:value-type="float" office:value="-0.2388943" calcext:value-type="float">
            <text:p>-0.2388943</text:p>
          </table:table-cell>
          <table:table-cell table:formula="of:=[.$N$1]*[.D27]" office:value-type="float" office:value="-0.198824827655301" calcext:value-type="float">
            <text:p>-0.198824827655301</text:p>
          </table:table-cell>
          <table:table-cell table:number-columns-repeated="9"/>
        </table:table-row>
        <table:table-row table:style-name="ro1">
          <table:table-cell office:value-type="time" office:time-value="PT15H39M12.678S" calcext:value-type="time">
            <text:p>15:39:12.68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436497" calcext:value-type="float">
            <text:p>-1.44E-10</text:p>
          </table:table-cell>
          <table:table-cell table:formula="of:=[.C28]*10^9" office:value-type="float" office:value="-0.1436497" calcext:value-type="float">
            <text:p>-0.1436497</text:p>
          </table:table-cell>
          <table:table-cell table:formula="of:=[.$N$1]*[.D28]" office:value-type="float" office:value="-0.119555497327629" calcext:value-type="float">
            <text:p>-0.119555497327629</text:p>
          </table:table-cell>
          <table:table-cell table:number-columns-repeated="9"/>
        </table:table-row>
        <table:table-row table:style-name="ro1">
          <table:table-cell office:value-type="time" office:time-value="PT15H39M13.062S" calcext:value-type="time">
            <text:p>15:39:13.0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8812501" calcext:value-type="float">
            <text:p>-8.81E-11</text:p>
          </table:table-cell>
          <table:table-cell table:formula="of:=[.C29]*10^9" office:value-type="float" office:value="-0.08812501" calcext:value-type="float">
            <text:p>-0.08812501</text:p>
          </table:table-cell>
          <table:table-cell table:formula="of:=[.$N$1]*[.D29]" office:value-type="float" office:value="-0.0733439011536553" calcext:value-type="float">
            <text:p>-0.073343901153655</text:p>
          </table:table-cell>
          <table:table-cell table:number-columns-repeated="9"/>
        </table:table-row>
        <table:table-row table:style-name="ro1">
          <table:table-cell office:value-type="time" office:time-value="PT15H39M13.445S" calcext:value-type="time">
            <text:p>15:39:13.4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496251" calcext:value-type="float">
            <text:p>-2.50E-10</text:p>
          </table:table-cell>
          <table:table-cell table:formula="of:=[.C30]*10^9" office:value-type="float" office:value="-0.2496251" calcext:value-type="float">
            <text:p>-0.2496251</text:p>
          </table:table-cell>
          <table:table-cell table:formula="of:=[.$N$1]*[.D30]" office:value-type="float" office:value="-0.207755762636184" calcext:value-type="float">
            <text:p>-0.207755762636184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15637428204901" calcext:value-type="float">
            <text:p>-0.115637428204901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00172911741837" calcext:value-type="float">
            <text:p>0.100172911741837</text:p>
          </table:table-cell>
          <table:table-cell/>
          <table:table-cell table:formula="of:=(MAX([.E29:.E33])-MIN([.E29:.E33]))/2" office:value-type="float" office:value="0.120356723906743" calcext:value-type="float">
            <text:p>0.120356723906743</text:p>
          </table:table-cell>
          <table:table-cell table:number-columns-repeated="2"/>
        </table:table-row>
        <table:table-row table:style-name="ro1">
          <table:table-cell office:value-type="time" office:time-value="PT15H39M13.828S" calcext:value-type="time">
            <text:p>15:39:13.8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976213" calcext:value-type="float">
            <text:p>-2.98E-10</text:p>
          </table:table-cell>
          <table:table-cell table:formula="of:=[.C31]*10^9" office:value-type="float" office:value="-0.2976213" calcext:value-type="float">
            <text:p>-0.2976213</text:p>
          </table:table-cell>
          <table:table-cell table:formula="of:=[.$N$1]*[.D31]" office:value-type="float" office:value="-0.247701613973404" calcext:value-type="float">
            <text:p>-0.247701613973404</text:p>
          </table:table-cell>
          <table:table-cell table:number-columns-repeated="9"/>
        </table:table-row>
        <table:table-row table:style-name="ro1">
          <table:table-cell office:value-type="time" office:time-value="PT15H39M14.212S" calcext:value-type="time">
            <text:p>15:39:14.2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5094217" calcext:value-type="float">
            <text:p>-5.09E-11</text:p>
          </table:table-cell>
          <table:table-cell table:formula="of:=[.C32]*10^9" office:value-type="float" office:value="-0.05094217" calcext:value-type="float">
            <text:p>-0.05094217</text:p>
          </table:table-cell>
          <table:table-cell table:formula="of:=[.$N$1]*[.D32]" office:value-type="float" office:value="-0.0423976971013417" calcext:value-type="float">
            <text:p>-0.042397697101342</text:p>
          </table:table-cell>
          <table:table-cell table:number-columns-repeated="9"/>
        </table:table-row>
        <table:table-row table:style-name="ro1">
          <table:table-cell office:value-type="time" office:time-value="PT15H39M14.596S" calcext:value-type="time">
            <text:p>15:39:14.6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08396502" calcext:value-type="float">
            <text:p>-8.40E-12</text:p>
          </table:table-cell>
          <table:table-cell table:formula="of:=[.C33]*10^9" office:value-type="float" office:value="-0.008396502" calcext:value-type="float">
            <text:p>-0.008396502</text:p>
          </table:table-cell>
          <table:table-cell table:formula="of:=[.$N$1]*[.D33]" office:value-type="float" office:value="-0.00698816615991839" calcext:value-type="float">
            <text:p>-0.006988166159918</text:p>
          </table:table-cell>
          <table:table-cell table:number-columns-repeated="9"/>
        </table:table-row>
        <table:table-row table:style-name="ro1">
          <table:table-cell office:value-type="time" office:time-value="PT15H39M14.981S" calcext:value-type="time">
            <text:p>15:39:14.9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4940326" calcext:value-type="float">
            <text:p>-4.94E-11</text:p>
          </table:table-cell>
          <table:table-cell table:formula="of:=[.C34]*10^9" office:value-type="float" office:value="-0.04940326" calcext:value-type="float">
            <text:p>-0.04940326</text:p>
          </table:table-cell>
          <table:table-cell table:formula="of:=[.$N$1]*[.D34]" office:value-type="float" office:value="-0.0411169067454101" calcext:value-type="float">
            <text:p>-0.04111690674541</text:p>
          </table:table-cell>
          <table:table-cell table:number-columns-repeated="9"/>
        </table:table-row>
        <table:table-row table:style-name="ro1">
          <table:table-cell office:value-type="time" office:time-value="PT15H39M15.364S" calcext:value-type="time">
            <text:p>15:39:15.36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547681" calcext:value-type="float">
            <text:p>-3.55E-10</text:p>
          </table:table-cell>
          <table:table-cell table:formula="of:=[.C35]*10^9" office:value-type="float" office:value="-0.3547681" calcext:value-type="float">
            <text:p>-0.3547681</text:p>
          </table:table-cell>
          <table:table-cell table:formula="of:=[.$N$1]*[.D35]" office:value-type="float" office:value="-0.295263245460853" calcext:value-type="float">
            <text:p>-0.295263245460853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47836329800707" calcext:value-type="float">
            <text:p>-0.147836329800707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06830615876631" calcext:value-type="float">
            <text:p>0.106830615876631</text:p>
          </table:table-cell>
          <table:table-cell/>
          <table:table-cell table:formula="of:=(MAX([.E34:.E38])-MIN([.E34:.E38]))/2" office:value-type="float" office:value="0.128353934745519" calcext:value-type="float">
            <text:p>0.128353934745519</text:p>
          </table:table-cell>
          <table:table-cell table:number-columns-repeated="2"/>
        </table:table-row>
        <table:table-row table:style-name="ro1">
          <table:table-cell office:value-type="time" office:time-value="PT15H39M15.748S" calcext:value-type="time">
            <text:p>15:39:15.7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257378" calcext:value-type="float">
            <text:p>-3.26E-10</text:p>
          </table:table-cell>
          <table:table-cell table:formula="of:=[.C36]*10^9" office:value-type="float" office:value="-0.3257378" calcext:value-type="float">
            <text:p>-0.3257378</text:p>
          </table:table-cell>
          <table:table-cell table:formula="of:=[.$N$1]*[.D36]" office:value-type="float" office:value="-0.271102165040425" calcext:value-type="float">
            <text:p>-0.271102165040425</text:p>
          </table:table-cell>
          <table:table-cell table:number-columns-repeated="9"/>
        </table:table-row>
        <table:table-row table:style-name="ro1">
          <table:table-cell office:value-type="time" office:time-value="PT15H39M16.123S" calcext:value-type="time">
            <text:p>15:39:16.1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463255" calcext:value-type="float">
            <text:p>-4.63E-11</text:p>
          </table:table-cell>
          <table:table-cell table:formula="of:=[.C37]*10^9" office:value-type="float" office:value="-0.0463255" calcext:value-type="float">
            <text:p>-0.0463255</text:p>
          </table:table-cell>
          <table:table-cell table:formula="of:=[.$N$1]*[.D37]" office:value-type="float" office:value="-0.0385553759698145" calcext:value-type="float">
            <text:p>-0.038555375969815</text:p>
          </table:table-cell>
          <table:table-cell table:number-columns-repeated="9"/>
        </table:table-row>
        <table:table-row table:style-name="ro1">
          <table:table-cell office:value-type="time" office:time-value="PT15H39M16.492S" calcext:value-type="time">
            <text:p>15:39:16.4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119154" calcext:value-type="float">
            <text:p>-1.12E-10</text:p>
          </table:table-cell>
          <table:table-cell table:formula="of:=[.C38]*10^9" office:value-type="float" office:value="-0.1119154" calcext:value-type="float">
            <text:p>-0.1119154</text:p>
          </table:table-cell>
          <table:table-cell table:formula="of:=[.$N$1]*[.D38]" office:value-type="float" office:value="-0.0931439557870325" calcext:value-type="float">
            <text:p>-0.093143955787033</text:p>
          </table:table-cell>
          <table:table-cell table:number-columns-repeated="9"/>
        </table:table-row>
        <table:table-row table:style-name="ro1">
          <table:table-cell office:value-type="time" office:time-value="PT15H39M16.869S" calcext:value-type="time">
            <text:p>15:39:16.8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079642" calcext:value-type="float">
            <text:p>-1.08E-10</text:p>
          </table:table-cell>
          <table:table-cell table:formula="of:=[.C39]*10^9" office:value-type="float" office:value="-0.1079642" calcext:value-type="float">
            <text:p>-0.1079642</text:p>
          </table:table-cell>
          <table:table-cell table:formula="of:=[.$N$1]*[.D39]" office:value-type="float" office:value="-0.0898554861206084" calcext:value-type="float">
            <text:p>-0.089855486120608</text:p>
          </table:table-cell>
          <table:table-cell table:number-columns-repeated="9"/>
        </table:table-row>
        <table:table-row table:style-name="ro1">
          <table:table-cell office:value-type="time" office:time-value="PT15H39M17.252S" calcext:value-type="time">
            <text:p>15:39:17.2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338891" calcext:value-type="float">
            <text:p>-3.34E-10</text:p>
          </table:table-cell>
          <table:table-cell table:formula="of:=[.C40]*10^9" office:value-type="float" office:value="-0.3338891" calcext:value-type="float">
            <text:p>-0.3338891</text:p>
          </table:table-cell>
          <table:table-cell table:formula="of:=[.$N$1]*[.D40]" office:value-type="float" office:value="-0.277886256656118" calcext:value-type="float">
            <text:p>-0.277886256656118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46216270779114" calcext:value-type="float">
            <text:p>-0.146216270779114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0923833583508924" calcext:value-type="float">
            <text:p>0.092383358350892</text:p>
          </table:table-cell>
          <table:table-cell/>
          <table:table-cell table:formula="of:=(MAX([.E39:.E43])-MIN([.E39:.E43]))/2" office:value-type="float" office:value="0.11099425718017" calcext:value-type="float">
            <text:p>0.11099425718017</text:p>
          </table:table-cell>
          <table:table-cell table:number-columns-repeated="2"/>
        </table:table-row>
        <table:table-row table:style-name="ro1">
          <table:table-cell office:value-type="time" office:time-value="PT15H39M17.636S" calcext:value-type="time">
            <text:p>15:39:17.6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487932" calcext:value-type="float">
            <text:p>-2.49E-10</text:p>
          </table:table-cell>
          <table:table-cell table:formula="of:=[.C41]*10^9" office:value-type="float" office:value="-0.2487932" calcext:value-type="float">
            <text:p>-0.2487932</text:p>
          </table:table-cell>
          <table:table-cell table:formula="of:=[.$N$1]*[.D41]" office:value-type="float" office:value="-0.20706339628786" calcext:value-type="float">
            <text:p>-0.20706339628786</text:p>
          </table:table-cell>
          <table:table-cell table:number-columns-repeated="9"/>
        </table:table-row>
        <table:table-row table:style-name="ro1">
          <table:table-cell office:value-type="time" office:time-value="PT15H39M18.019S" calcext:value-type="time">
            <text:p>15:39:18.0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671629" calcext:value-type="float">
            <text:p>-6.72E-11</text:p>
          </table:table-cell>
          <table:table-cell table:formula="of:=[.C42]*10^9" office:value-type="float" office:value="-0.0671629" calcext:value-type="float">
            <text:p>-0.0671629</text:p>
          </table:table-cell>
          <table:table-cell table:formula="of:=[.$N$1]*[.D42]" office:value-type="float" office:value="-0.0558977422957778" calcext:value-type="float">
            <text:p>-0.055897742295778</text:p>
          </table:table-cell>
          <table:table-cell table:number-columns-repeated="9"/>
        </table:table-row>
        <table:table-row table:style-name="ro1">
          <table:table-cell office:value-type="time" office:time-value="PT15H39M18.403S" calcext:value-type="time">
            <text:p>15:39:18.4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206079" calcext:value-type="float">
            <text:p>-1.21E-10</text:p>
          </table:table-cell>
          <table:table-cell table:formula="of:=[.C43]*10^9" office:value-type="float" office:value="-0.1206079" calcext:value-type="float">
            <text:p>-0.1206079</text:p>
          </table:table-cell>
          <table:table-cell table:formula="of:=[.$N$1]*[.D43]" office:value-type="float" office:value="-0.100378472535208" calcext:value-type="float">
            <text:p>-0.100378472535208</text:p>
          </table:table-cell>
          <table:table-cell table:number-columns-repeated="9"/>
        </table:table-row>
        <table:table-row table:style-name="ro1">
          <table:table-cell office:value-type="time" office:time-value="PT15H39M18.788S" calcext:value-type="time">
            <text:p>15:39:18.7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738724" calcext:value-type="float">
            <text:p>-2.74E-10</text:p>
          </table:table-cell>
          <table:table-cell table:formula="of:=[.C44]*10^9" office:value-type="float" office:value="-0.2738724" calcext:value-type="float">
            <text:p>-0.2738724</text:p>
          </table:table-cell>
          <table:table-cell table:formula="of:=[.$N$1]*[.D44]" office:value-type="float" office:value="-0.227936090268975" calcext:value-type="float">
            <text:p>-0.227936090268975</text:p>
          </table:table-cell>
          <table:table-cell table:number-columns-repeated="9"/>
        </table:table-row>
        <table:table-row table:style-name="ro1">
          <table:table-cell office:value-type="time" office:time-value="PT15H39M19.171S" calcext:value-type="time">
            <text:p>15:39:19.1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719866" calcext:value-type="float">
            <text:p>-3.72E-10</text:p>
          </table:table-cell>
          <table:table-cell table:formula="of:=[.C45]*10^9" office:value-type="float" office:value="-0.3719866" calcext:value-type="float">
            <text:p>-0.3719866</text:p>
          </table:table-cell>
          <table:table-cell table:formula="of:=[.$N$1]*[.D45]" office:value-type="float" office:value="-0.309593705815004" calcext:value-type="float">
            <text:p>-0.309593705815004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20200214584853" calcext:value-type="float">
            <text:p>-0.20200214584853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958310858900699" calcext:value-type="float">
            <text:p>0.09583108589007</text:p>
          </table:table-cell>
          <table:table-cell/>
          <table:table-cell table:formula="of:=(MAX([.E44:.E48])-MIN([.E44:.E48]))/2" office:value-type="float" office:value="0.115130711249744" calcext:value-type="float">
            <text:p>0.115130711249744</text:p>
          </table:table-cell>
          <table:table-cell table:number-columns-repeated="2"/>
        </table:table-row>
        <table:table-row table:style-name="ro1">
          <table:table-cell office:value-type="time" office:time-value="PT15H39M19.555S" calcext:value-type="time">
            <text:p>15:39:19.5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161994" calcext:value-type="float">
            <text:p>-1.16E-10</text:p>
          </table:table-cell>
          <table:table-cell table:formula="of:=[.C46]*10^9" office:value-type="float" office:value="-0.1161994" calcext:value-type="float">
            <text:p>-0.1161994</text:p>
          </table:table-cell>
          <table:table-cell table:formula="of:=[.$N$1]*[.D46]" office:value-type="float" office:value="-0.0967094052836312" calcext:value-type="float">
            <text:p>-0.096709405283631</text:p>
          </table:table-cell>
          <table:table-cell table:number-columns-repeated="9"/>
        </table:table-row>
        <table:table-row table:style-name="ro1">
          <table:table-cell office:value-type="time" office:time-value="PT15H39M19.939S" calcext:value-type="time">
            <text:p>15:39:19.9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9532024" calcext:value-type="float">
            <text:p>-9.53E-11</text:p>
          </table:table-cell>
          <table:table-cell table:formula="of:=[.C47]*10^9" office:value-type="float" office:value="-0.09532024" calcext:value-type="float">
            <text:p>-0.09532024</text:p>
          </table:table-cell>
          <table:table-cell table:formula="of:=[.$N$1]*[.D47]" office:value-type="float" office:value="-0.0793322833155162" calcext:value-type="float">
            <text:p>-0.079332283315516</text:p>
          </table:table-cell>
          <table:table-cell table:number-columns-repeated="9"/>
        </table:table-row>
        <table:table-row table:style-name="ro1">
          <table:table-cell office:value-type="time" office:time-value="PT15H39M20.322S" calcext:value-type="time">
            <text:p>15:39:20.3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561811" calcext:value-type="float">
            <text:p>-3.56E-10</text:p>
          </table:table-cell>
          <table:table-cell table:formula="of:=[.C48]*10^9" office:value-type="float" office:value="-0.3561811" calcext:value-type="float">
            <text:p>-0.3561811</text:p>
          </table:table-cell>
          <table:table-cell table:formula="of:=[.$N$1]*[.D48]" office:value-type="float" office:value="-0.296439244559521" calcext:value-type="float">
            <text:p>-0.296439244559521</text:p>
          </table:table-cell>
          <table:table-cell table:number-columns-repeated="9"/>
        </table:table-row>
        <table:table-row table:style-name="ro1">
          <table:table-cell office:value-type="time" office:time-value="PT15H39M20.706S" calcext:value-type="time">
            <text:p>15:39:20.7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4116244" calcext:value-type="float">
            <text:p>-4.12E-10</text:p>
          </table:table-cell>
          <table:table-cell table:formula="of:=[.C49]*10^9" office:value-type="float" office:value="-0.4116244" calcext:value-type="float">
            <text:p>-0.4116244</text:p>
          </table:table-cell>
          <table:table-cell table:formula="of:=[.$N$1]*[.D49]" office:value-type="float" office:value="-0.342583102186685" calcext:value-type="float">
            <text:p>-0.342583102186685</text:p>
          </table:table-cell>
          <table:table-cell table:number-columns-repeated="9"/>
        </table:table-row>
        <table:table-row table:style-name="ro1">
          <table:table-cell office:value-type="time" office:time-value="PT15H39M21.09S" calcext:value-type="time">
            <text:p>15:39:21.0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8604539" calcext:value-type="float">
            <text:p>-8.60E-11</text:p>
          </table:table-cell>
          <table:table-cell table:formula="of:=[.C50]*10^9" office:value-type="float" office:value="-0.08604539" calcext:value-type="float">
            <text:p>-0.08604539</text:p>
          </table:table-cell>
          <table:table-cell table:formula="of:=[.$N$1]*[.D50]" office:value-type="float" office:value="-0.0716130934780912" calcext:value-type="float">
            <text:p>-0.071613093478091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62997894435065" calcext:value-type="float">
            <text:p>-0.162997894435065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17029992543243" calcext:value-type="float">
            <text:p>0.117029992543243</text:p>
          </table:table-cell>
          <table:table-cell/>
          <table:table-cell table:formula="of:=(MAX([.E49:.E53])-MIN([.E49:.E53]))/2" office:value-type="float" office:value="0.140608103357689" calcext:value-type="float">
            <text:p>0.140608103357689</text:p>
          </table:table-cell>
          <table:table-cell table:number-columns-repeated="2"/>
        </table:table-row>
        <table:table-row table:style-name="ro1">
          <table:table-cell office:value-type="time" office:time-value="PT15H39M21.474S" calcext:value-type="time">
            <text:p>15:39:21.4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7373426" calcext:value-type="float">
            <text:p>-7.37E-11</text:p>
          </table:table-cell>
          <table:table-cell table:formula="of:=[.C51]*10^9" office:value-type="float" office:value="-0.07373426" calcext:value-type="float">
            <text:p>-0.07373426</text:p>
          </table:table-cell>
          <table:table-cell table:formula="of:=[.$N$1]*[.D51]" office:value-type="float" office:value="-0.0613668954713074" calcext:value-type="float">
            <text:p>-0.061366895471308</text:p>
          </table:table-cell>
          <table:table-cell table:number-columns-repeated="9"/>
        </table:table-row>
        <table:table-row table:style-name="ro1">
          <table:table-cell office:value-type="time" office:time-value="PT15H39M21.859S" calcext:value-type="time">
            <text:p>15:39:21.8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142029" calcext:value-type="float">
            <text:p>-1.14E-10</text:p>
          </table:table-cell>
          <table:table-cell table:formula="of:=[.C52]*10^9" office:value-type="float" office:value="-0.1142029" calcext:value-type="float">
            <text:p>-0.1142029</text:p>
          </table:table-cell>
          <table:table-cell table:formula="of:=[.$N$1]*[.D52]" office:value-type="float" office:value="-0.0950477759839208" calcext:value-type="float">
            <text:p>-0.095047775983921</text:p>
          </table:table-cell>
          <table:table-cell table:number-columns-repeated="9"/>
        </table:table-row>
        <table:table-row table:style-name="ro1">
          <table:table-cell office:value-type="time" office:time-value="PT15H39M22.242S" calcext:value-type="time">
            <text:p>15:39:22.2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936286" calcext:value-type="float">
            <text:p>-2.94E-10</text:p>
          </table:table-cell>
          <table:table-cell table:formula="of:=[.C53]*10^9" office:value-type="float" office:value="-0.2936286" calcext:value-type="float">
            <text:p>-0.2936286</text:p>
          </table:table-cell>
          <table:table-cell table:formula="of:=[.$N$1]*[.D53]" office:value-type="float" office:value="-0.244378605055321" calcext:value-type="float">
            <text:p>-0.244378605055321</text:p>
          </table:table-cell>
          <table:table-cell table:number-columns-repeated="9"/>
        </table:table-row>
        <table:table-row table:style-name="ro1">
          <table:table-cell office:value-type="time" office:time-value="PT15H39M22.625S" calcext:value-type="time">
            <text:p>15:39:22.6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253072" calcext:value-type="float">
            <text:p>-4.25E-10</text:p>
          </table:table-cell>
          <table:table-cell table:formula="of:=[.C54]*10^9" office:value-type="float" office:value="-0.4253072" calcext:value-type="float">
            <text:p>-0.4253072</text:p>
          </table:table-cell>
          <table:table-cell table:formula="of:=[.$N$1]*[.D54]" office:value-type="float" office:value="-0.353970901526569" calcext:value-type="float">
            <text:p>-0.353970901526569</text:p>
          </table:table-cell>
          <table:table-cell table:number-columns-repeated="9"/>
        </table:table-row>
        <table:table-row table:style-name="ro1">
          <table:table-cell office:value-type="time" office:time-value="PT15H39M23.001S" calcext:value-type="time">
            <text:p>15:39:23.0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968035" calcext:value-type="float">
            <text:p>-1.97E-10</text:p>
          </table:table-cell>
          <table:table-cell table:formula="of:=[.C55]*10^9" office:value-type="float" office:value="-0.1968035" calcext:value-type="float">
            <text:p>-0.1968035</text:p>
          </table:table-cell>
          <table:table-cell table:formula="of:=[.$N$1]*[.D55]" office:value-type="float" office:value="-0.163793870215656" calcext:value-type="float">
            <text:p>-0.16379387021565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20608011789074" calcext:value-type="float">
            <text:p>-0.20608011789074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0994675374328" calcext:value-type="float">
            <text:p>0.10994675374328</text:p>
          </table:table-cell>
          <table:table-cell/>
          <table:table-cell table:formula="of:=(MAX([.E54:.E58])-MIN([.E54:.E58]))/2" office:value-type="float" office:value="0.132092371795308" calcext:value-type="float">
            <text:p>0.132092371795308</text:p>
          </table:table-cell>
          <table:table-cell table:number-columns-repeated="2"/>
        </table:table-row>
        <table:table-row table:style-name="ro1">
          <table:table-cell office:value-type="time" office:time-value="PT15H39M23.378S" calcext:value-type="time">
            <text:p>15:39:23.3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363154" calcext:value-type="float">
            <text:p>-2.36E-10</text:p>
          </table:table-cell>
          <table:table-cell table:formula="of:=[.C56]*10^9" office:value-type="float" office:value="-0.2363154" calcext:value-type="float">
            <text:p>-0.2363154</text:p>
          </table:table-cell>
          <table:table-cell table:formula="of:=[.$N$1]*[.D56]" office:value-type="float" office:value="-0.196678483652785" calcext:value-type="float">
            <text:p>-0.196678483652785</text:p>
          </table:table-cell>
          <table:table-cell table:number-columns-repeated="9"/>
        </table:table-row>
        <table:table-row table:style-name="ro1">
          <table:table-cell office:value-type="time" office:time-value="PT15H39M23.761S" calcext:value-type="time">
            <text:p>15:39:23.7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078809" calcext:value-type="float">
            <text:p>-1.08E-10</text:p>
          </table:table-cell>
          <table:table-cell table:formula="of:=[.C57]*10^9" office:value-type="float" office:value="-0.1078809" calcext:value-type="float">
            <text:p>-0.1078809</text:p>
          </table:table-cell>
          <table:table-cell table:formula="of:=[.$N$1]*[.D57]" office:value-type="float" office:value="-0.0897861579359523" calcext:value-type="float">
            <text:p>-0.089786157935952</text:p>
          </table:table-cell>
          <table:table-cell table:number-columns-repeated="9"/>
        </table:table-row>
        <table:table-row table:style-name="ro1">
          <table:table-cell office:value-type="time" office:time-value="PT15H39M24.144S" calcext:value-type="time">
            <text:p>15:39:24.1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717518" calcext:value-type="float">
            <text:p>-2.72E-10</text:p>
          </table:table-cell>
          <table:table-cell table:formula="of:=[.C58]*10^9" office:value-type="float" office:value="-0.2717518" calcext:value-type="float">
            <text:p>-0.2717518</text:p>
          </table:table-cell>
          <table:table-cell table:formula="of:=[.$N$1]*[.D58]" office:value-type="float" office:value="-0.226171176122736" calcext:value-type="float">
            <text:p>-0.226171176122736</text:p>
          </table:table-cell>
          <table:table-cell table:number-columns-repeated="9"/>
        </table:table-row>
        <table:table-row table:style-name="ro1">
          <table:table-cell office:value-type="time" office:time-value="PT15H39M24.529S" calcext:value-type="time">
            <text:p>15:39:24.5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371335" calcext:value-type="float">
            <text:p>-3.37E-10</text:p>
          </table:table-cell>
          <table:table-cell table:formula="of:=[.C59]*10^9" office:value-type="float" office:value="-0.3371335" calcext:value-type="float">
            <text:p>-0.3371335</text:p>
          </table:table-cell>
          <table:table-cell table:formula="of:=[.$N$1]*[.D59]" office:value-type="float" office:value="-0.28058647709187" calcext:value-type="float">
            <text:p>-0.28058647709187</text:p>
          </table:table-cell>
          <table:table-cell table:number-columns-repeated="9"/>
        </table:table-row>
        <table:table-row table:style-name="ro1">
          <table:table-cell office:value-type="time" office:time-value="PT15H39M24.912S" calcext:value-type="time">
            <text:p>15:39:24.9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811096" calcext:value-type="float">
            <text:p>-2.81E-10</text:p>
          </table:table-cell>
          <table:table-cell table:formula="of:=[.C60]*10^9" office:value-type="float" office:value="-0.2811096" calcext:value-type="float">
            <text:p>-0.2811096</text:p>
          </table:table-cell>
          <table:table-cell table:formula="of:=[.$N$1]*[.D60]" office:value-type="float" office:value="-0.233959402849924" calcext:value-type="float">
            <text:p>-0.233959402849924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162499302443533" calcext:value-type="float">
            <text:p>-0.162499302443533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0840021520555065" calcext:value-type="float">
            <text:p>0.084002152055507</text:p>
          </table:table-cell>
          <table:table-cell/>
          <table:table-cell table:formula="of:=(MAX([.E59:.E63])-MIN([.E59:.E63]))/2" office:value-type="float" office:value="0.100921371312315" calcext:value-type="float">
            <text:p>0.100921371312315</text:p>
          </table:table-cell>
          <table:table-cell table:number-columns-repeated="2"/>
        </table:table-row>
        <table:table-row table:style-name="ro1">
          <table:table-cell office:value-type="time" office:time-value="PT15H39M25.296S" calcext:value-type="time">
            <text:p>15:39:25.3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9461308" calcext:value-type="float">
            <text:p>-9.46E-11</text:p>
          </table:table-cell>
          <table:table-cell table:formula="of:=[.C61]*10^9" office:value-type="float" office:value="-0.09461308" calcext:value-type="float">
            <text:p>-0.09461308</text:p>
          </table:table-cell>
          <table:table-cell table:formula="of:=[.$N$1]*[.D61]" office:value-type="float" office:value="-0.0787437344672402" calcext:value-type="float">
            <text:p>-0.07874373446724</text:p>
          </table:table-cell>
          <table:table-cell table:number-columns-repeated="9"/>
        </table:table-row>
        <table:table-row table:style-name="ro1">
          <table:table-cell office:value-type="time" office:time-value="PT15H39M25.68S" calcext:value-type="time">
            <text:p>15:39:25.6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476424" calcext:value-type="float">
            <text:p>-1.48E-10</text:p>
          </table:table-cell>
          <table:table-cell table:formula="of:=[.C62]*10^9" office:value-type="float" office:value="-0.1476424" calcext:value-type="float">
            <text:p>-0.1476424</text:p>
          </table:table-cell>
          <table:table-cell table:formula="of:=[.$N$1]*[.D62]" office:value-type="float" office:value="-0.122878506245712" calcext:value-type="float">
            <text:p>-0.122878506245712</text:p>
          </table:table-cell>
          <table:table-cell table:number-columns-repeated="9"/>
        </table:table-row>
        <table:table-row table:style-name="ro1">
          <table:table-cell office:value-type="time" office:time-value="PT15H39M26.064S" calcext:value-type="time">
            <text:p>15:39:26.0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157416" calcext:value-type="float">
            <text:p>-1.16E-10</text:p>
          </table:table-cell>
          <table:table-cell table:formula="of:=[.C63]*10^9" office:value-type="float" office:value="-0.1157416" calcext:value-type="float">
            <text:p>-0.1157416</text:p>
          </table:table-cell>
          <table:table-cell table:formula="of:=[.$N$1]*[.D63]" office:value-type="float" office:value="-0.0963283915629163" calcext:value-type="float">
            <text:p>-0.096328391562916</text:p>
          </table:table-cell>
          <table:table-cell table:number-columns-repeated="9"/>
        </table:table-row>
        <table:table-row table:style-name="ro1">
          <table:table-cell office:value-type="time" office:time-value="PT15H39M26.448S" calcext:value-type="time">
            <text:p>15:39:26.4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413617" calcext:value-type="float">
            <text:p>-4.41E-10</text:p>
          </table:table-cell>
          <table:table-cell table:formula="of:=[.C64]*10^9" office:value-type="float" office:value="-0.4413617" calcext:value-type="float">
            <text:p>-0.4413617</text:p>
          </table:table-cell>
          <table:table-cell table:formula="of:=[.$N$1]*[.D64]" office:value-type="float" office:value="-0.367332598292009" calcext:value-type="float">
            <text:p>-0.367332598292009</text:p>
          </table:table-cell>
          <table:table-cell table:number-columns-repeated="9"/>
        </table:table-row>
        <table:table-row table:style-name="ro1">
          <table:table-cell office:value-type="time" office:time-value="PT15H39M26.823S" calcext:value-type="time">
            <text:p>15:39:26.8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764649" calcext:value-type="float">
            <text:p>-4.76E-10</text:p>
          </table:table-cell>
          <table:table-cell table:formula="of:=[.C65]*10^9" office:value-type="float" office:value="-0.4764649" calcext:value-type="float">
            <text:p>-0.4764649</text:p>
          </table:table-cell>
          <table:table-cell table:formula="of:=[.$N$1]*[.D65]" office:value-type="float" office:value="-0.396547978023336" calcext:value-type="float">
            <text:p>-0.39654797802333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381261704219167" calcext:value-type="float">
            <text:p>-0.381261704219167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0124658618995815" calcext:value-type="float">
            <text:p>0.012465861899582</text:p>
          </table:table-cell>
          <table:table-cell/>
          <table:table-cell table:formula="of:=(MAX([.E64:.E68])-MIN([.E64:.E68]))/2" office:value-type="float" office:value="0.0146076898656635" calcext:value-type="float">
            <text:p>0.014607689865664</text:p>
          </table:table-cell>
          <table:table-cell table:number-columns-repeated="2"/>
        </table:table-row>
        <table:table-row table:style-name="ro1">
          <table:table-cell office:value-type="time" office:time-value="PT15H39M27.2S" calcext:value-type="time">
            <text:p>15:39:27.2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708078" calcext:value-type="float">
            <text:p>-4.71E-10</text:p>
          </table:table-cell>
          <table:table-cell table:formula="of:=[.C66]*10^9" office:value-type="float" office:value="-0.4708078" calcext:value-type="float">
            <text:p>-0.4708078</text:p>
          </table:table-cell>
          <table:table-cell table:formula="of:=[.$N$1]*[.D66]" office:value-type="float" office:value="-0.39183973704593" calcext:value-type="float">
            <text:p>-0.39183973704593</text:p>
          </table:table-cell>
          <table:table-cell table:number-columns-repeated="9"/>
        </table:table-row>
        <table:table-row table:style-name="ro1">
          <table:table-cell office:value-type="time" office:time-value="PT15H39M27.584S" calcext:value-type="time">
            <text:p>15:39:27.5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544631" calcext:value-type="float">
            <text:p>-4.54E-10</text:p>
          </table:table-cell>
          <table:table-cell table:formula="of:=[.C67]*10^9" office:value-type="float" office:value="-0.4544631" calcext:value-type="float">
            <text:p>-0.4544631</text:p>
          </table:table-cell>
          <table:table-cell table:formula="of:=[.$N$1]*[.D67]" office:value-type="float" office:value="-0.378236515200211" calcext:value-type="float">
            <text:p>-0.378236515200211</text:p>
          </table:table-cell>
          <table:table-cell table:number-columns-repeated="9"/>
        </table:table-row>
        <table:table-row table:style-name="ro1">
          <table:table-cell office:value-type="time" office:time-value="PT15H39M27.968S" calcext:value-type="time">
            <text:p>15:39:27.9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473923" calcext:value-type="float">
            <text:p>-4.47E-10</text:p>
          </table:table-cell>
          <table:table-cell table:formula="of:=[.C68]*10^9" office:value-type="float" office:value="-0.4473923" calcext:value-type="float">
            <text:p>-0.4473923</text:p>
          </table:table-cell>
          <table:table-cell table:formula="of:=[.$N$1]*[.D68]" office:value-type="float" office:value="-0.37235169253435" calcext:value-type="float">
            <text:p>-0.37235169253435</text:p>
          </table:table-cell>
          <table:table-cell table:number-columns-repeated="9"/>
        </table:table-row>
        <table:table-row table:style-name="ro1">
          <table:table-cell office:value-type="time" office:time-value="PT15H39M28.351S" calcext:value-type="time">
            <text:p>15:39:28.3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720973" calcext:value-type="float">
            <text:p>-4.72E-10</text:p>
          </table:table-cell>
          <table:table-cell table:formula="of:=[.C69]*10^9" office:value-type="float" office:value="-0.4720973" calcext:value-type="float">
            <text:p>-0.4720973</text:p>
          </table:table-cell>
          <table:table-cell table:formula="of:=[.$N$1]*[.D69]" office:value-type="float" office:value="-0.392912950660744" calcext:value-type="float">
            <text:p>-0.392912950660744</text:p>
          </table:table-cell>
          <table:table-cell table:number-columns-repeated="9"/>
        </table:table-row>
        <table:table-row table:style-name="ro1">
          <table:table-cell office:value-type="time" office:time-value="PT15H39M28.726S" calcext:value-type="time">
            <text:p>15:39:28.7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742885" calcext:value-type="float">
            <text:p>-2.74E-10</text:p>
          </table:table-cell>
          <table:table-cell table:formula="of:=[.C70]*10^9" office:value-type="float" office:value="-0.2742885" calcext:value-type="float">
            <text:p>-0.2742885</text:p>
          </table:table-cell>
          <table:table-cell table:formula="of:=[.$N$1]*[.D70]" office:value-type="float" office:value="-0.228282398283806" calcext:value-type="float">
            <text:p>-0.228282398283806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310563051993503" calcext:value-type="float">
            <text:p>-0.310563051993503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0685453800735777" calcext:value-type="float">
            <text:p>0.068545380073578</text:p>
          </table:table-cell>
          <table:table-cell/>
          <table:table-cell table:formula="of:=(MAX([.E69:.E73])-MIN([.E69:.E73]))/2" office:value-type="float" office:value="0.0823152761884689" calcext:value-type="float">
            <text:p>0.082315276188469</text:p>
          </table:table-cell>
          <table:table-cell table:number-columns-repeated="2"/>
        </table:table-row>
        <table:table-row table:style-name="ro1">
          <table:table-cell office:value-type="time" office:time-value="PT15H39M29.103S" calcext:value-type="time">
            <text:p>15:39:29.1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377013" calcext:value-type="float">
            <text:p>-4.38E-10</text:p>
          </table:table-cell>
          <table:table-cell table:formula="of:=[.C71]*10^9" office:value-type="float" office:value="-0.4377013" calcext:value-type="float">
            <text:p>-0.4377013</text:p>
          </table:table-cell>
          <table:table-cell table:formula="of:=[.$N$1]*[.D71]" office:value-type="float" office:value="-0.364286153068538" calcext:value-type="float">
            <text:p>-0.364286153068538</text:p>
          </table:table-cell>
          <table:table-cell table:number-columns-repeated="9"/>
        </table:table-row>
        <table:table-row table:style-name="ro1">
          <table:table-cell office:value-type="time" office:time-value="PT15H39M29.487S" calcext:value-type="time">
            <text:p>15:39:29.4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797226" calcext:value-type="float">
            <text:p>-3.80E-10</text:p>
          </table:table-cell>
          <table:table-cell table:formula="of:=[.C72]*10^9" office:value-type="float" office:value="-0.3797226" calcext:value-type="float">
            <text:p>-0.3797226</text:p>
          </table:table-cell>
          <table:table-cell table:formula="of:=[.$N$1]*[.D72]" office:value-type="float" office:value="-0.316032155232765" calcext:value-type="float">
            <text:p>-0.316032155232765</text:p>
          </table:table-cell>
          <table:table-cell table:number-columns-repeated="9"/>
        </table:table-row>
        <table:table-row table:style-name="ro1">
          <table:table-cell office:value-type="time" office:time-value="PT15H39M29.871S" calcext:value-type="time">
            <text:p>15:39:29.8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019468" calcext:value-type="float">
            <text:p>-3.02E-10</text:p>
          </table:table-cell>
          <table:table-cell table:formula="of:=[.C73]*10^9" office:value-type="float" office:value="-0.3019468" calcext:value-type="float">
            <text:p>-0.3019468</text:p>
          </table:table-cell>
          <table:table-cell table:formula="of:=[.$N$1]*[.D73]" office:value-type="float" office:value="-0.251301602721662" calcext:value-type="float">
            <text:p>-0.251301602721662</text:p>
          </table:table-cell>
          <table:table-cell table:number-columns-repeated="9"/>
        </table:table-row>
        <table:table-row table:style-name="ro1">
          <table:table-cell office:value-type="time" office:time-value="PT15H39M30.254S" calcext:value-type="time">
            <text:p>15:39:30.2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322943" calcext:value-type="float">
            <text:p>-4.32E-10</text:p>
          </table:table-cell>
          <table:table-cell table:formula="of:=[.C74]*10^9" office:value-type="float" office:value="-0.4322943" calcext:value-type="float">
            <text:p>-0.4322943</text:p>
          </table:table-cell>
          <table:table-cell table:formula="of:=[.$N$1]*[.D74]" office:value-type="float" office:value="-0.359786063099325" calcext:value-type="float">
            <text:p>-0.359786063099325</text:p>
          </table:table-cell>
          <table:table-cell table:number-columns-repeated="9"/>
        </table:table-row>
        <table:table-row table:style-name="ro1">
          <table:table-cell office:value-type="time" office:time-value="PT15H39M30.638S" calcext:value-type="time">
            <text:p>15:39:30.6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863639" calcext:value-type="float">
            <text:p>-1.86E-10</text:p>
          </table:table-cell>
          <table:table-cell table:formula="of:=[.C75]*10^9" office:value-type="float" office:value="-0.1863639" calcext:value-type="float">
            <text:p>-0.1863639</text:p>
          </table:table-cell>
          <table:table-cell table:formula="of:=[.$N$1]*[.D75]" office:value-type="float" office:value="-0.155105292586176" calcext:value-type="float">
            <text:p>-0.155105292586176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02202999503505" calcext:value-type="float">
            <text:p>-0.202202999503505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924752723313212" calcext:value-type="float">
            <text:p>0.092475272331321</text:p>
          </table:table-cell>
          <table:table-cell/>
          <table:table-cell table:formula="of:=(MAX([.E74:.E78])-MIN([.E74:.E78]))/2" office:value-type="float" office:value="0.111098083002929" calcext:value-type="float">
            <text:p>0.111098083002929</text:p>
          </table:table-cell>
          <table:table-cell table:number-columns-repeated="2"/>
        </table:table-row>
        <table:table-row table:style-name="ro1">
          <table:table-cell office:value-type="time" office:time-value="PT15H39M31.014S" calcext:value-type="time">
            <text:p>15:39:31.0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653878" calcext:value-type="float">
            <text:p>-2.65E-10</text:p>
          </table:table-cell>
          <table:table-cell table:formula="of:=[.C76]*10^9" office:value-type="float" office:value="-0.2653878" calcext:value-type="float">
            <text:p>-0.2653878</text:p>
          </table:table-cell>
          <table:table-cell table:formula="of:=[.$N$1]*[.D76]" office:value-type="float" office:value="-0.220874602687546" calcext:value-type="float">
            <text:p>-0.220874602687546</text:p>
          </table:table-cell>
          <table:table-cell table:number-columns-repeated="9"/>
        </table:table-row>
        <table:table-row table:style-name="ro1">
          <table:table-cell office:value-type="time" office:time-value="PT15H39M31.39S" calcext:value-type="time">
            <text:p>15:39:31.3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653186" calcext:value-type="float">
            <text:p>-1.65E-10</text:p>
          </table:table-cell>
          <table:table-cell table:formula="of:=[.C77]*10^9" office:value-type="float" office:value="-0.1653186" calcext:value-type="float">
            <text:p>-0.1653186</text:p>
          </table:table-cell>
          <table:table-cell table:formula="of:=[.$N$1]*[.D77]" office:value-type="float" office:value="-0.137589897093466" calcext:value-type="float">
            <text:p>-0.137589897093466</text:p>
          </table:table-cell>
          <table:table-cell table:number-columns-repeated="9"/>
        </table:table-row>
        <table:table-row table:style-name="ro1">
          <table:table-cell office:value-type="time" office:time-value="PT15H39M31.774S" calcext:value-type="time">
            <text:p>15:39:31.7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654018" calcext:value-type="float">
            <text:p>-1.65E-10</text:p>
          </table:table-cell>
          <table:table-cell table:formula="of:=[.C78]*10^9" office:value-type="float" office:value="-0.1654018" calcext:value-type="float">
            <text:p>-0.1654018</text:p>
          </table:table-cell>
          <table:table-cell table:formula="of:=[.$N$1]*[.D78]" office:value-type="float" office:value="-0.13765914205101" calcext:value-type="float">
            <text:p>-0.13765914205101</text:p>
          </table:table-cell>
          <table:table-cell table:number-columns-repeated="9"/>
        </table:table-row>
        <table:table-row table:style-name="ro1">
          <table:table-cell office:value-type="time" office:time-value="PT15H39M32.159S" calcext:value-type="time">
            <text:p>15:39:32.1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232142" calcext:value-type="float">
            <text:p>-2.23E-10</text:p>
          </table:table-cell>
          <table:table-cell table:formula="of:=[.C79]*10^9" office:value-type="float" office:value="-0.2232142" calcext:value-type="float">
            <text:p>-0.2232142</text:p>
          </table:table-cell>
          <table:table-cell table:formula="of:=[.$N$1]*[.D79]" office:value-type="float" office:value="-0.185774733198808" calcext:value-type="float">
            <text:p>-0.185774733198808</text:p>
          </table:table-cell>
          <table:table-cell table:number-columns-repeated="9"/>
        </table:table-row>
        <table:table-row table:style-name="ro1">
          <table:table-cell office:value-type="time" office:time-value="PT15H39M32.541S" calcext:value-type="time">
            <text:p>15:39:32.5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918957" calcext:value-type="float">
            <text:p>-1.92E-10</text:p>
          </table:table-cell>
          <table:table-cell table:formula="of:=[.C80]*10^9" office:value-type="float" office:value="-0.1918957" calcext:value-type="float">
            <text:p>-0.1918957</text:p>
          </table:table-cell>
          <table:table-cell table:formula="of:=[.$N$1]*[.D80]" office:value-type="float" office:value="-0.159709249991705" calcext:value-type="float">
            <text:p>-0.159709249991705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68380738336425" calcext:value-type="float">
            <text:p>-0.268380738336425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906406125925663" calcext:value-type="float">
            <text:p>0.090640612592566</text:p>
          </table:table-cell>
          <table:table-cell/>
          <table:table-cell table:formula="of:=(MAX([.E79:.E83])-MIN([.E79:.E83]))/2" office:value-type="float" office:value="0.108882618883538" calcext:value-type="float">
            <text:p>0.108882618883538</text:p>
          </table:table-cell>
          <table:table-cell table:number-columns-repeated="2"/>
        </table:table-row>
        <table:table-row table:style-name="ro1">
          <table:table-cell office:value-type="time" office:time-value="PT15H39M32.925S" calcext:value-type="time">
            <text:p>15:39:32.9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554749" calcext:value-type="float">
            <text:p>-3.55E-10</text:p>
          </table:table-cell>
          <table:table-cell table:formula="of:=[.C81]*10^9" office:value-type="float" office:value="-0.3554749" calcext:value-type="float">
            <text:p>-0.3554749</text:p>
          </table:table-cell>
          <table:table-cell table:formula="of:=[.$N$1]*[.D81]" office:value-type="float" office:value="-0.295851494691524" calcext:value-type="float">
            <text:p>-0.295851494691524</text:p>
          </table:table-cell>
          <table:table-cell table:number-columns-repeated="9"/>
        </table:table-row>
        <table:table-row table:style-name="ro1">
          <table:table-cell office:value-type="time" office:time-value="PT15H39M33.301S" calcext:value-type="time">
            <text:p>15:39:33.3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535475" calcext:value-type="float">
            <text:p>-4.54E-10</text:p>
          </table:table-cell>
          <table:table-cell table:formula="of:=[.C82]*10^9" office:value-type="float" office:value="-0.4535475" calcext:value-type="float">
            <text:p>-0.4535475</text:p>
          </table:table-cell>
          <table:table-cell table:formula="of:=[.$N$1]*[.D82]" office:value-type="float" office:value="-0.377474487758781" calcext:value-type="float">
            <text:p>-0.377474487758781</text:p>
          </table:table-cell>
          <table:table-cell table:number-columns-repeated="9"/>
        </table:table-row>
        <table:table-row table:style-name="ro1">
          <table:table-cell office:value-type="time" office:time-value="PT15H39M33.677S" calcext:value-type="time">
            <text:p>15:39:33.6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882073" calcext:value-type="float">
            <text:p>-3.88E-10</text:p>
          </table:table-cell>
          <table:table-cell table:formula="of:=[.C83]*10^9" office:value-type="float" office:value="-0.3882073" calcext:value-type="float">
            <text:p>-0.3882073</text:p>
          </table:table-cell>
          <table:table-cell table:formula="of:=[.$N$1]*[.D83]" office:value-type="float" office:value="-0.323093726041307" calcext:value-type="float">
            <text:p>-0.323093726041307</text:p>
          </table:table-cell>
          <table:table-cell table:number-columns-repeated="9"/>
        </table:table-row>
        <table:table-row table:style-name="ro1">
          <table:table-cell office:value-type="time" office:time-value="PT15H39M34.062S" calcext:value-type="time">
            <text:p>15:39:34.0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463104" calcext:value-type="float">
            <text:p>-4.46E-10</text:p>
          </table:table-cell>
          <table:table-cell table:formula="of:=[.C84]*10^9" office:value-type="float" office:value="-0.4463104" calcext:value-type="float">
            <text:p>-0.4463104</text:p>
          </table:table-cell>
          <table:table-cell table:formula="of:=[.$N$1]*[.D84]" office:value-type="float" office:value="-0.371451258404945" calcext:value-type="float">
            <text:p>-0.371451258404945</text:p>
          </table:table-cell>
          <table:table-cell table:number-columns-repeated="9"/>
        </table:table-row>
        <table:table-row table:style-name="ro1">
          <table:table-cell office:value-type="time" office:time-value="PT15H39M34.445S" calcext:value-type="time">
            <text:p>15:39:34.4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5013785" calcext:value-type="float">
            <text:p>-5.01E-10</text:p>
          </table:table-cell>
          <table:table-cell table:formula="of:=[.C85]*10^9" office:value-type="float" office:value="-0.5013785" calcext:value-type="float">
            <text:p>-0.5013785</text:p>
          </table:table-cell>
          <table:table-cell table:formula="of:=[.$N$1]*[.D85]" office:value-type="float" office:value="-0.417282847906264" calcext:value-type="float">
            <text:p>-0.417282847906264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386647646927687" calcext:value-type="float">
            <text:p>-0.386647646927687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221729422233911" calcext:value-type="float">
            <text:p>0.022172942223391</text:p>
          </table:table-cell>
          <table:table-cell/>
          <table:table-cell table:formula="of:=(MAX([.E84:.E88])-MIN([.E84:.E88]))/2" office:value-type="float" office:value="0.0264291024613193" calcext:value-type="float">
            <text:p>0.026429102461319</text:p>
          </table:table-cell>
          <table:table-cell table:number-columns-repeated="2"/>
        </table:table-row>
        <table:table-row table:style-name="ro1">
          <table:table-cell office:value-type="time" office:time-value="PT15H39M34.828S" calcext:value-type="time">
            <text:p>15:39:34.8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378677" calcext:value-type="float">
            <text:p>-4.38E-10</text:p>
          </table:table-cell>
          <table:table-cell table:formula="of:=[.C86]*10^9" office:value-type="float" office:value="-0.4378677" calcext:value-type="float">
            <text:p>-0.4378677</text:p>
          </table:table-cell>
          <table:table-cell table:formula="of:=[.$N$1]*[.D86]" office:value-type="float" office:value="-0.364424642983625" calcext:value-type="float">
            <text:p>-0.364424642983625</text:p>
          </table:table-cell>
          <table:table-cell table:number-columns-repeated="9"/>
        </table:table-row>
        <table:table-row table:style-name="ro1">
          <table:table-cell office:value-type="time" office:time-value="PT15H39M35.212S" calcext:value-type="time">
            <text:p>15:39:35.2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775456" calcext:value-type="float">
            <text:p>-4.78E-10</text:p>
          </table:table-cell>
          <table:table-cell table:formula="of:=[.C87]*10^9" office:value-type="float" office:value="-0.4775456" calcext:value-type="float">
            <text:p>-0.4775456</text:p>
          </table:table-cell>
          <table:table-cell table:formula="of:=[.$N$1]*[.D87]" office:value-type="float" office:value="-0.397447413427392" calcext:value-type="float">
            <text:p>-0.397447413427392</text:p>
          </table:table-cell>
          <table:table-cell table:number-columns-repeated="9"/>
        </table:table-row>
        <table:table-row table:style-name="ro1">
          <table:table-cell office:value-type="time" office:time-value="PT15H39M35.596S" calcext:value-type="time">
            <text:p>15:39:35.6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597445" calcext:value-type="float">
            <text:p>-4.60E-10</text:p>
          </table:table-cell>
          <table:table-cell table:formula="of:=[.C88]*10^9" office:value-type="float" office:value="-0.4597445" calcext:value-type="float">
            <text:p>-0.4597445</text:p>
          </table:table-cell>
          <table:table-cell table:formula="of:=[.$N$1]*[.D88]" office:value-type="float" office:value="-0.38263207191621" calcext:value-type="float">
            <text:p>-0.38263207191621</text:p>
          </table:table-cell>
          <table:table-cell table:number-columns-repeated="9"/>
        </table:table-row>
        <table:table-row table:style-name="ro1">
          <table:table-cell office:value-type="time" office:time-value="PT15H39M35.981S" calcext:value-type="time">
            <text:p>15:39:35.9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384777" calcext:value-type="float">
            <text:p>-5.38E-10</text:p>
          </table:table-cell>
          <table:table-cell table:formula="of:=[.C89]*10^9" office:value-type="float" office:value="-0.5384777" calcext:value-type="float">
            <text:p>-0.5384777</text:p>
          </table:table-cell>
          <table:table-cell table:formula="of:=[.$N$1]*[.D89]" office:value-type="float" office:value="-0.448159440801739" calcext:value-type="float">
            <text:p>-0.448159440801739</text:p>
          </table:table-cell>
          <table:table-cell table:number-columns-repeated="9"/>
        </table:table-row>
        <table:table-row table:style-name="ro1">
          <table:table-cell office:value-type="time" office:time-value="PT15H39M36.364S" calcext:value-type="time">
            <text:p>15:39:36.3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280379" calcext:value-type="float">
            <text:p>-5.28E-10</text:p>
          </table:table-cell>
          <table:table-cell table:formula="of:=[.C90]*10^9" office:value-type="float" office:value="-0.5280379" calcext:value-type="float">
            <text:p>-0.5280379</text:p>
          </table:table-cell>
          <table:table-cell table:formula="of:=[.$N$1]*[.D90]" office:value-type="float" office:value="-0.439470696718034" calcext:value-type="float">
            <text:p>-0.439470696718034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403740814633606" calcext:value-type="float">
            <text:p>-0.403740814633606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749900422014812" calcext:value-type="float">
            <text:p>0.074990042201481</text:p>
          </table:table-cell>
          <table:table-cell/>
          <table:table-cell table:formula="of:=(MAX([.E89:.E93])-MIN([.E89:.E93]))/2" office:value-type="float" office:value="0.090034674093675" calcext:value-type="float">
            <text:p>0.090034674093675</text:p>
          </table:table-cell>
          <table:table-cell table:number-columns-repeated="2"/>
        </table:table-row>
        <table:table-row table:style-name="ro1">
          <table:table-cell office:value-type="time" office:time-value="PT15H39M36.748S" calcext:value-type="time">
            <text:p>15:39:36.7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173492" calcext:value-type="float">
            <text:p>-5.17E-10</text:p>
          </table:table-cell>
          <table:table-cell table:formula="of:=[.C91]*10^9" office:value-type="float" office:value="-0.5173492" calcext:value-type="float">
            <text:p>-0.5173492</text:p>
          </table:table-cell>
          <table:table-cell table:formula="of:=[.$N$1]*[.D91]" office:value-type="float" office:value="-0.430574800351485" calcext:value-type="float">
            <text:p>-0.430574800351485</text:p>
          </table:table-cell>
          <table:table-cell table:number-columns-repeated="9"/>
        </table:table-row>
        <table:table-row table:style-name="ro1">
          <table:table-cell office:value-type="time" office:time-value="PT15H39M37.132S" calcext:value-type="time">
            <text:p>15:39:37.1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195531" calcext:value-type="float">
            <text:p>-5.20E-10</text:p>
          </table:table-cell>
          <table:table-cell table:formula="of:=[.C92]*10^9" office:value-type="float" office:value="-0.5195531" calcext:value-type="float">
            <text:p>-0.5195531</text:p>
          </table:table-cell>
          <table:table-cell table:formula="of:=[.$N$1]*[.D92]" office:value-type="float" office:value="-0.43240904268238" calcext:value-type="float">
            <text:p>-0.43240904268238</text:p>
          </table:table-cell>
          <table:table-cell table:number-columns-repeated="9"/>
        </table:table-row>
        <table:table-row table:style-name="ro1">
          <table:table-cell office:value-type="time" office:time-value="PT15H39M37.515S" calcext:value-type="time">
            <text:p>15:39:37.5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221187" calcext:value-type="float">
            <text:p>-3.22E-10</text:p>
          </table:table-cell>
          <table:table-cell table:formula="of:=[.C93]*10^9" office:value-type="float" office:value="-0.3221187" calcext:value-type="float">
            <text:p>-0.3221187</text:p>
          </table:table-cell>
          <table:table-cell table:formula="of:=[.$N$1]*[.D93]" office:value-type="float" office:value="-0.268090092614389" calcext:value-type="float">
            <text:p>-0.268090092614389</text:p>
          </table:table-cell>
          <table:table-cell table:number-columns-repeated="9"/>
        </table:table-row>
        <table:table-row table:style-name="ro1">
          <table:table-cell office:value-type="time" office:time-value="PT15H39M37.9S" calcext:value-type="time">
            <text:p>15:39:37.9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659001" calcext:value-type="float">
            <text:p>-4.66E-10</text:p>
          </table:table-cell>
          <table:table-cell table:formula="of:=[.C94]*10^9" office:value-type="float" office:value="-0.4659001" calcext:value-type="float">
            <text:p>-0.4659001</text:p>
          </table:table-cell>
          <table:table-cell table:formula="of:=[.$N$1]*[.D94]" office:value-type="float" office:value="-0.387755200049091" calcext:value-type="float">
            <text:p>-0.387755200049091</text:p>
          </table:table-cell>
          <table:table-cell table:number-columns-repeated="9"/>
        </table:table-row>
        <table:table-row table:style-name="ro1">
          <table:table-cell office:value-type="time" office:time-value="PT15H39M38.283S" calcext:value-type="time">
            <text:p>15:39:38.2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473785" calcext:value-type="float">
            <text:p>-2.47E-10</text:p>
          </table:table-cell>
          <table:table-cell table:formula="of:=[.C95]*10^9" office:value-type="float" office:value="-0.2473785" calcext:value-type="float">
            <text:p>-0.2473785</text:p>
          </table:table-cell>
          <table:table-cell table:formula="of:=[.$N$1]*[.D95]" office:value-type="float" office:value="-0.20588598232828" calcext:value-type="float">
            <text:p>-0.20588598232828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47680590804804" calcext:value-type="float">
            <text:p>-0.247680590804804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0757034122702915" calcext:value-type="float">
            <text:p>0.075703412270292</text:p>
          </table:table-cell>
          <table:table-cell/>
          <table:table-cell table:formula="of:=(MAX([.E94:.E98])-MIN([.E94:.E98]))/2" office:value-type="float" office:value="0.0909346088604053" calcext:value-type="float">
            <text:p>0.090934608860405</text:p>
          </table:table-cell>
          <table:table-cell table:number-columns-repeated="2"/>
        </table:table-row>
        <table:table-row table:style-name="ro1">
          <table:table-cell office:value-type="time" office:time-value="PT15H39M38.667S" calcext:value-type="time">
            <text:p>15:39:38.6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493333" calcext:value-type="float">
            <text:p>-2.49E-10</text:p>
          </table:table-cell>
          <table:table-cell table:formula="of:=[.C96]*10^9" office:value-type="float" office:value="-0.2493333" calcext:value-type="float">
            <text:p>-0.2493333</text:p>
          </table:table-cell>
          <table:table-cell table:formula="of:=[.$N$1]*[.D96]" office:value-type="float" office:value="-0.207512905922106" calcext:value-type="float">
            <text:p>-0.207512905922106</text:p>
          </table:table-cell>
          <table:table-cell table:number-columns-repeated="9"/>
        </table:table-row>
        <table:table-row table:style-name="ro1">
          <table:table-cell office:value-type="time" office:time-value="PT15H39M39.052S" calcext:value-type="time">
            <text:p>15:39:39.0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476696" calcext:value-type="float">
            <text:p>-2.48E-10</text:p>
          </table:table-cell>
          <table:table-cell table:formula="of:=[.C97]*10^9" office:value-type="float" office:value="-0.2476696" calcext:value-type="float">
            <text:p>-0.2476696</text:p>
          </table:table-cell>
          <table:table-cell table:formula="of:=[.$N$1]*[.D97]" office:value-type="float" office:value="-0.206128256452571" calcext:value-type="float">
            <text:p>-0.206128256452571</text:p>
          </table:table-cell>
          <table:table-cell table:number-columns-repeated="9"/>
        </table:table-row>
        <table:table-row table:style-name="ro1">
          <table:table-cell office:value-type="time" office:time-value="PT15H39M39.435S" calcext:value-type="time">
            <text:p>15:39:39.4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776987" calcext:value-type="float">
            <text:p>-2.78E-10</text:p>
          </table:table-cell>
          <table:table-cell table:formula="of:=[.C98]*10^9" office:value-type="float" office:value="-0.2776987" calcext:value-type="float">
            <text:p>-0.2776987</text:p>
          </table:table-cell>
          <table:table-cell table:formula="of:=[.$N$1]*[.D98]" office:value-type="float" office:value="-0.231120609271972" calcext:value-type="float">
            <text:p>-0.231120609271972</text:p>
          </table:table-cell>
          <table:table-cell table:number-columns-repeated="9"/>
        </table:table-row>
        <table:table-row table:style-name="ro1">
          <table:table-cell office:value-type="time" office:time-value="PT15H39M39.819S" calcext:value-type="time">
            <text:p>15:39:39.8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450627" calcext:value-type="float">
            <text:p>-4.45E-10</text:p>
          </table:table-cell>
          <table:table-cell table:formula="of:=[.C99]*10^9" office:value-type="float" office:value="-0.4450627" calcext:value-type="float">
            <text:p>-0.4450627</text:p>
          </table:table-cell>
          <table:table-cell table:formula="of:=[.$N$1]*[.D99]" office:value-type="float" office:value="-0.370412833723128" calcext:value-type="float">
            <text:p>-0.370412833723128</text:p>
          </table:table-cell>
          <table:table-cell table:number-columns-repeated="9"/>
        </table:table-row>
        <table:table-row table:style-name="ro1">
          <table:table-cell office:value-type="time" office:time-value="PT15H39M40.202S" calcext:value-type="time">
            <text:p>15:39:40.2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783631" calcext:value-type="float">
            <text:p>-5.78E-10</text:p>
          </table:table-cell>
          <table:table-cell table:formula="of:=[.C100]*10^9" office:value-type="float" office:value="-0.5783631" calcext:value-type="float">
            <text:p>-0.5783631</text:p>
          </table:table-cell>
          <table:table-cell table:formula="of:=[.$N$1]*[.D100]" office:value-type="float" office:value="-0.481354907503803" calcext:value-type="float">
            <text:p>-0.481354907503803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425949903004469" calcext:value-type="float">
            <text:p>-0.425949903004469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609229609465691" calcext:value-type="float">
            <text:p>0.060922960946569</text:p>
          </table:table-cell>
          <table:table-cell/>
          <table:table-cell table:formula="of:=(MAX([.E99:.E103])-MIN([.E99:.E103]))/2" office:value-type="float" office:value="0.0731073613774115" calcext:value-type="float">
            <text:p>0.073107361377412</text:p>
          </table:table-cell>
          <table:table-cell table:number-columns-repeated="2"/>
        </table:table-row>
        <table:table-row table:style-name="ro1">
          <table:table-cell office:value-type="time" office:time-value="PT15H39M40.587S" calcext:value-type="time">
            <text:p>15:39:40.5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709605" calcext:value-type="float">
            <text:p>-5.71E-10</text:p>
          </table:table-cell>
          <table:table-cell table:formula="of:=[.C101]*10^9" office:value-type="float" office:value="-0.5709605" calcext:value-type="float">
            <text:p>-0.5709605</text:p>
          </table:table-cell>
          <table:table-cell table:formula="of:=[.$N$1]*[.D101]" office:value-type="float" office:value="-0.475193937278891" calcext:value-type="float">
            <text:p>-0.475193937278891</text:p>
          </table:table-cell>
          <table:table-cell table:number-columns-repeated="9"/>
        </table:table-row>
        <table:table-row table:style-name="ro1">
          <table:table-cell office:value-type="time" office:time-value="PT15H39M40.971S" calcext:value-type="time">
            <text:p>15:39:40.9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618934" calcext:value-type="float">
            <text:p>-5.62E-10</text:p>
          </table:table-cell>
          <table:table-cell table:formula="of:=[.C102]*10^9" office:value-type="float" office:value="-0.5618934" calcext:value-type="float">
            <text:p>-0.5618934</text:p>
          </table:table-cell>
          <table:table-cell table:formula="of:=[.$N$1]*[.D102]" office:value-type="float" office:value="-0.467647651767544" calcext:value-type="float">
            <text:p>-0.467647651767544</text:p>
          </table:table-cell>
          <table:table-cell table:number-columns-repeated="9"/>
        </table:table-row>
        <table:table-row table:style-name="ro1">
          <table:table-cell office:value-type="time" office:time-value="PT15H39M41.355S" calcext:value-type="time">
            <text:p>15:39:41.3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026815" calcext:value-type="float">
            <text:p>-4.03E-10</text:p>
          </table:table-cell>
          <table:table-cell table:formula="of:=[.C103]*10^9" office:value-type="float" office:value="-0.4026815" calcext:value-type="float">
            <text:p>-0.4026815</text:p>
          </table:table-cell>
          <table:table-cell table:formula="of:=[.$N$1]*[.D103]" office:value-type="float" office:value="-0.335140184748979" calcext:value-type="float">
            <text:p>-0.335140184748979</text:p>
          </table:table-cell>
          <table:table-cell table:number-columns-repeated="9"/>
        </table:table-row>
        <table:table-row table:style-name="ro1">
          <table:table-cell office:value-type="time" office:time-value="PT15H39M41.738S" calcext:value-type="time">
            <text:p>15:39:41.7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924356" calcext:value-type="float">
            <text:p>-4.92E-10</text:p>
          </table:table-cell>
          <table:table-cell table:formula="of:=[.C104]*10^9" office:value-type="float" office:value="-0.4924356" calcext:value-type="float">
            <text:p>-0.4924356</text:p>
          </table:table-cell>
          <table:table-cell table:formula="of:=[.$N$1]*[.D104]" office:value-type="float" office:value="-0.409839930468558" calcext:value-type="float">
            <text:p>-0.409839930468558</text:p>
          </table:table-cell>
          <table:table-cell table:number-columns-repeated="9"/>
        </table:table-row>
        <table:table-row table:style-name="ro1">
          <table:table-cell office:value-type="time" office:time-value="PT15H39M42.113S" calcext:value-type="time">
            <text:p>15:39:42.1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680629" calcext:value-type="float">
            <text:p>-4.68E-10</text:p>
          </table:table-cell>
          <table:table-cell table:formula="of:=[.C105]*10^9" office:value-type="float" office:value="-0.4680629" calcext:value-type="float">
            <text:p>-0.4680629</text:p>
          </table:table-cell>
          <table:table-cell table:formula="of:=[.$N$1]*[.D105]" office:value-type="float" office:value="-0.389555236036776" calcext:value-type="float">
            <text:p>-0.38955523603677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437961373034075" calcext:value-type="float">
            <text:p>-0.437961373034075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373560549480362" calcext:value-type="float">
            <text:p>0.037356054948036</text:p>
          </table:table-cell>
          <table:table-cell/>
          <table:table-cell table:formula="of:=(MAX([.E104:.E108])-MIN([.E104:.E108]))/2" office:value-type="float" office:value="0.0447230875908332" calcext:value-type="float">
            <text:p>0.044723087590833</text:p>
          </table:table-cell>
          <table:table-cell table:number-columns-repeated="2"/>
        </table:table-row>
        <table:table-row table:style-name="ro1">
          <table:table-cell office:value-type="time" office:time-value="PT15H39M42.49S" calcext:value-type="time">
            <text:p>15:39:42.4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300754" calcext:value-type="float">
            <text:p>-5.30E-10</text:p>
          </table:table-cell>
          <table:table-cell table:formula="of:=[.C106]*10^9" office:value-type="float" office:value="-0.5300754" calcext:value-type="float">
            <text:p>-0.5300754</text:p>
          </table:table-cell>
          <table:table-cell table:formula="of:=[.$N$1]*[.D106]" office:value-type="float" office:value="-0.441166449133842" calcext:value-type="float">
            <text:p>-0.441166449133842</text:p>
          </table:table-cell>
          <table:table-cell table:number-columns-repeated="9"/>
        </table:table-row>
        <table:table-row table:style-name="ro1">
          <table:table-cell office:value-type="time" office:time-value="PT15H39M42.874S" calcext:value-type="time">
            <text:p>15:39:42.8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650128" calcext:value-type="float">
            <text:p>-5.65E-10</text:p>
          </table:table-cell>
          <table:table-cell table:formula="of:=[.C107]*10^9" office:value-type="float" office:value="-0.5650128" calcext:value-type="float">
            <text:p>-0.5650128</text:p>
          </table:table-cell>
          <table:table-cell table:formula="of:=[.$N$1]*[.D107]" office:value-type="float" office:value="-0.470243838312756" calcext:value-type="float">
            <text:p>-0.470243838312756</text:p>
          </table:table-cell>
          <table:table-cell table:number-columns-repeated="9"/>
        </table:table-row>
        <table:table-row table:style-name="ro1">
          <table:table-cell office:value-type="time" office:time-value="PT15H39M43.258S" calcext:value-type="time">
            <text:p>15:39:43.2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755353" calcext:value-type="float">
            <text:p>-5.76E-10</text:p>
          </table:table-cell>
          <table:table-cell table:formula="of:=[.C108]*10^9" office:value-type="float" office:value="-0.5755353" calcext:value-type="float">
            <text:p>-0.5755353</text:p>
          </table:table-cell>
          <table:table-cell table:formula="of:=[.$N$1]*[.D108]" office:value-type="float" office:value="-0.479001411218442" calcext:value-type="float">
            <text:p>-0.479001411218442</text:p>
          </table:table-cell>
          <table:table-cell table:number-columns-repeated="9"/>
        </table:table-row>
        <table:table-row table:style-name="ro1">
          <table:table-cell office:value-type="time" office:time-value="PT15H39M43.641S" calcext:value-type="time">
            <text:p>15:39:43.6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6497762" calcext:value-type="float">
            <text:p>-6.50E-10</text:p>
          </table:table-cell>
          <table:table-cell table:formula="of:=[.C109]*10^9" office:value-type="float" office:value="-0.6497762" calcext:value-type="float">
            <text:p>-0.6497762</text:p>
          </table:table-cell>
          <table:table-cell table:formula="of:=[.$N$1]*[.D109]" office:value-type="float" office:value="-0.540789968532177" calcext:value-type="float">
            <text:p>-0.540789968532177</text:p>
          </table:table-cell>
          <table:table-cell table:number-columns-repeated="9"/>
        </table:table-row>
        <table:table-row table:style-name="ro1">
          <table:table-cell office:value-type="time" office:time-value="PT15H39M44.024S" calcext:value-type="time">
            <text:p>15:39:44.0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361206" calcext:value-type="float">
            <text:p>-4.36E-10</text:p>
          </table:table-cell>
          <table:table-cell table:formula="of:=[.C110]*10^9" office:value-type="float" office:value="-0.4361206" calcext:value-type="float">
            <text:p>-0.4361206</text:p>
          </table:table-cell>
          <table:table-cell table:formula="of:=[.$N$1]*[.D110]" office:value-type="float" office:value="-0.362970582102321" calcext:value-type="float">
            <text:p>-0.362970582102321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352862965560448" calcext:value-type="float">
            <text:p>-0.352862965560448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10614269674882" calcext:value-type="float">
            <text:p>0.110614269674882</text:p>
          </table:table-cell>
          <table:table-cell/>
          <table:table-cell table:formula="of:=(MAX([.E109:.E113])-MIN([.E109:.E113]))/2" office:value-type="float" office:value="0.13287121111345" calcext:value-type="float">
            <text:p>0.13287121111345</text:p>
          </table:table-cell>
          <table:table-cell table:number-columns-repeated="2"/>
        </table:table-row>
        <table:table-row table:style-name="ro1">
          <table:table-cell office:value-type="time" office:time-value="PT15H39M44.408S" calcext:value-type="time">
            <text:p>15:39:44.4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679524" calcext:value-type="float">
            <text:p>-3.68E-10</text:p>
          </table:table-cell>
          <table:table-cell table:formula="of:=[.C111]*10^9" office:value-type="float" office:value="-0.3679524" calcext:value-type="float">
            <text:p>-0.3679524</text:p>
          </table:table-cell>
          <table:table-cell table:formula="of:=[.$N$1]*[.D111]" office:value-type="float" office:value="-0.306236157645261" calcext:value-type="float">
            <text:p>-0.306236157645261</text:p>
          </table:table-cell>
          <table:table-cell table:number-columns-repeated="9"/>
        </table:table-row>
        <table:table-row table:style-name="ro1">
          <table:table-cell office:value-type="time" office:time-value="PT15H39M44.792S" calcext:value-type="time">
            <text:p>15:39:44.7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355524" calcext:value-type="float">
            <text:p>-3.36E-10</text:p>
          </table:table-cell>
          <table:table-cell table:formula="of:=[.C112]*10^9" office:value-type="float" office:value="-0.3355524" calcext:value-type="float">
            <text:p>-0.3355524</text:p>
          </table:table-cell>
          <table:table-cell table:formula="of:=[.$N$1]*[.D112]" office:value-type="float" office:value="-0.279270573217204" calcext:value-type="float">
            <text:p>-0.279270573217204</text:p>
          </table:table-cell>
          <table:table-cell table:number-columns-repeated="9"/>
        </table:table-row>
        <table:table-row table:style-name="ro1">
          <table:table-cell office:value-type="time" office:time-value="PT15H39M45.176S" calcext:value-type="time">
            <text:p>15:39:45.1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304783" calcext:value-type="float">
            <text:p>-3.30E-10</text:p>
          </table:table-cell>
          <table:table-cell table:formula="of:=[.C113]*10^9" office:value-type="float" office:value="-0.3304783" calcext:value-type="float">
            <text:p>-0.3304783</text:p>
          </table:table-cell>
          <table:table-cell table:formula="of:=[.$N$1]*[.D113]" office:value-type="float" office:value="-0.275047546305278" calcext:value-type="float">
            <text:p>-0.275047546305278</text:p>
          </table:table-cell>
          <table:table-cell table:number-columns-repeated="9"/>
        </table:table-row>
        <table:table-row table:style-name="ro1">
          <table:table-cell office:value-type="time" office:time-value="PT15H39M45.561S" calcext:value-type="time">
            <text:p>15:39:45.5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577483" calcext:value-type="float">
            <text:p>-4.58E-10</text:p>
          </table:table-cell>
          <table:table-cell table:formula="of:=[.C114]*10^9" office:value-type="float" office:value="-0.4577483" calcext:value-type="float">
            <text:p>-0.4577483</text:p>
          </table:table-cell>
          <table:table-cell table:formula="of:=[.$N$1]*[.D114]" office:value-type="float" office:value="-0.380970692297836" calcext:value-type="float">
            <text:p>-0.380970692297836</text:p>
          </table:table-cell>
          <table:table-cell table:number-columns-repeated="9"/>
        </table:table-row>
        <table:table-row table:style-name="ro1">
          <table:table-cell office:value-type="time" office:time-value="PT15H39M45.944S" calcext:value-type="time">
            <text:p>15:39:45.9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975656" calcext:value-type="float">
            <text:p>-3.98E-10</text:p>
          </table:table-cell>
          <table:table-cell table:formula="of:=[.C115]*10^9" office:value-type="float" office:value="-0.3975656" calcext:value-type="float">
            <text:p>-0.3975656</text:p>
          </table:table-cell>
          <table:table-cell table:formula="of:=[.$N$1]*[.D115]" office:value-type="float" office:value="-0.330882368904057" calcext:value-type="float">
            <text:p>-0.330882368904057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451426604327381" calcext:value-type="float">
            <text:p>-0.451426604327381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10081342323589" calcext:value-type="float">
            <text:p>0.10081342323589</text:p>
          </table:table-cell>
          <table:table-cell/>
          <table:table-cell table:formula="of:=(MAX([.E114:.E118])-MIN([.E114:.E118]))/2" office:value-type="float" office:value="0.121067068143624" calcext:value-type="float">
            <text:p>0.121067068143624</text:p>
          </table:table-cell>
          <table:table-cell table:number-columns-repeated="2"/>
        </table:table-row>
        <table:table-row table:style-name="ro1">
          <table:table-cell office:value-type="time" office:time-value="PT15H39M46.327S" calcext:value-type="time">
            <text:p>15:39:46.3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735381" calcext:value-type="float">
            <text:p>-5.74E-10</text:p>
          </table:table-cell>
          <table:table-cell table:formula="of:=[.C116]*10^9" office:value-type="float" office:value="-0.5735381" calcext:value-type="float">
            <text:p>-0.5735381</text:p>
          </table:table-cell>
          <table:table-cell table:formula="of:=[.$N$1]*[.D116]" office:value-type="float" office:value="-0.477339199328945" calcext:value-type="float">
            <text:p>-0.477339199328945</text:p>
          </table:table-cell>
          <table:table-cell table:number-columns-repeated="9"/>
        </table:table-row>
        <table:table-row table:style-name="ro1">
          <table:table-cell office:value-type="time" office:time-value="PT15H39M46.711S" calcext:value-type="time">
            <text:p>15:39:46.7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6884974" calcext:value-type="float">
            <text:p>-6.88E-10</text:p>
          </table:table-cell>
          <table:table-cell table:formula="of:=[.C117]*10^9" office:value-type="float" office:value="-0.6884974" calcext:value-type="float">
            <text:p>-0.6884974</text:p>
          </table:table-cell>
          <table:table-cell table:formula="of:=[.$N$1]*[.D117]" office:value-type="float" office:value="-0.573016505191304" calcext:value-type="float">
            <text:p>-0.573016505191304</text:p>
          </table:table-cell>
          <table:table-cell table:number-columns-repeated="9"/>
        </table:table-row>
        <table:table-row table:style-name="ro1">
          <table:table-cell office:value-type="time" office:time-value="PT15H39M47.095S" calcext:value-type="time">
            <text:p>15:39:47.1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946671" calcext:value-type="float">
            <text:p>-5.95E-10</text:p>
          </table:table-cell>
          <table:table-cell table:formula="of:=[.C118]*10^9" office:value-type="float" office:value="-0.5946671" calcext:value-type="float">
            <text:p>-0.5946671</text:p>
          </table:table-cell>
          <table:table-cell table:formula="of:=[.$N$1]*[.D118]" office:value-type="float" office:value="-0.494924255914761" calcext:value-type="float">
            <text:p>-0.494924255914761</text:p>
          </table:table-cell>
          <table:table-cell table:number-columns-repeated="9"/>
        </table:table-row>
        <table:table-row table:style-name="ro1">
          <table:table-cell office:value-type="time" office:time-value="PT15H39M47.48S" calcext:value-type="time">
            <text:p>15:39:47.4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7468925" calcext:value-type="float">
            <text:p>-7.47E-10</text:p>
          </table:table-cell>
          <table:table-cell table:formula="of:=[.C119]*10^9" office:value-type="float" office:value="-0.7468925" calcext:value-type="float">
            <text:p>-0.7468925</text:p>
          </table:table-cell>
          <table:table-cell table:formula="of:=[.$N$1]*[.D119]" office:value-type="float" office:value="-0.621617060723244" calcext:value-type="float">
            <text:p>-0.621617060723244</text:p>
          </table:table-cell>
          <table:table-cell table:number-columns-repeated="9"/>
        </table:table-row>
        <table:table-row table:style-name="ro1">
          <table:table-cell office:value-type="time" office:time-value="PT15H39M47.864S" calcext:value-type="time">
            <text:p>15:39:47.8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853233" calcext:value-type="float">
            <text:p>-4.85E-10</text:p>
          </table:table-cell>
          <table:table-cell table:formula="of:=[.C120]*10^9" office:value-type="float" office:value="-0.4853233" calcext:value-type="float">
            <text:p>-0.4853233</text:p>
          </table:table-cell>
          <table:table-cell table:formula="of:=[.$N$1]*[.D120]" office:value-type="float" office:value="-0.403920568551037" calcext:value-type="float">
            <text:p>-0.403920568551037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508327483009305" calcext:value-type="float">
            <text:p>-0.508327483009305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12589607121597" calcext:value-type="float">
            <text:p>0.112589607121597</text:p>
          </table:table-cell>
          <table:table-cell/>
          <table:table-cell table:formula="of:=(MAX([.E119:.E123])-MIN([.E119:.E123]))/2" office:value-type="float" office:value="0.135207937135654" calcext:value-type="float">
            <text:p>0.135207937135654</text:p>
          </table:table-cell>
          <table:table-cell table:number-columns-repeated="2"/>
        </table:table-row>
        <table:table-row table:style-name="ro1">
          <table:table-cell office:value-type="time" office:time-value="PT15H39M48.247S" calcext:value-type="time">
            <text:p>15:39:48.2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219793" calcext:value-type="float">
            <text:p>-4.22E-10</text:p>
          </table:table-cell>
          <table:table-cell table:formula="of:=[.C121]*10^9" office:value-type="float" office:value="-0.4219793" calcext:value-type="float">
            <text:p>-0.4219793</text:p>
          </table:table-cell>
          <table:table-cell table:formula="of:=[.$N$1]*[.D121]" office:value-type="float" office:value="-0.351201186451935" calcext:value-type="float">
            <text:p>-0.351201186451935</text:p>
          </table:table-cell>
          <table:table-cell table:number-columns-repeated="9"/>
        </table:table-row>
        <table:table-row table:style-name="ro1">
          <table:table-cell office:value-type="time" office:time-value="PT15H39M48.63S" calcext:value-type="time">
            <text:p>15:39:48.6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7159476" calcext:value-type="float">
            <text:p>-7.16E-10</text:p>
          </table:table-cell>
          <table:table-cell table:formula="of:=[.C122]*10^9" office:value-type="float" office:value="-0.7159476" calcext:value-type="float">
            <text:p>-0.7159476</text:p>
          </table:table-cell>
          <table:table-cell table:formula="of:=[.$N$1]*[.D122]" office:value-type="float" office:value="-0.595862514008189" calcext:value-type="float">
            <text:p>-0.595862514008189</text:p>
          </table:table-cell>
          <table:table-cell table:number-columns-repeated="9"/>
        </table:table-row>
        <table:table-row table:style-name="ro1">
          <table:table-cell office:value-type="time" office:time-value="PT15H39M49.014S" calcext:value-type="time">
            <text:p>15:39:49.0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837148" calcext:value-type="float">
            <text:p>-6.84E-10</text:p>
          </table:table-cell>
          <table:table-cell table:formula="of:=[.C123]*10^9" office:value-type="float" office:value="-0.6837148" calcext:value-type="float">
            <text:p>-0.6837148</text:p>
          </table:table-cell>
          <table:table-cell table:formula="of:=[.$N$1]*[.D123]" office:value-type="float" office:value="-0.569036085312118" calcext:value-type="float">
            <text:p>-0.569036085312118</text:p>
          </table:table-cell>
          <table:table-cell table:number-columns-repeated="9"/>
        </table:table-row>
        <table:table-row table:style-name="ro1">
          <table:table-cell office:value-type="time" office:time-value="PT15H39M49.399S" calcext:value-type="time">
            <text:p>15:39:49.4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7715137" calcext:value-type="float">
            <text:p>-7.72E-10</text:p>
          </table:table-cell>
          <table:table-cell table:formula="of:=[.C124]*10^9" office:value-type="float" office:value="-0.7715137" calcext:value-type="float">
            <text:p>-0.7715137</text:p>
          </table:table-cell>
          <table:table-cell table:formula="of:=[.$N$1]*[.D124]" office:value-type="float" office:value="-0.64210857452942" calcext:value-type="float">
            <text:p>-0.64210857452942</text:p>
          </table:table-cell>
          <table:table-cell table:number-columns-repeated="9"/>
        </table:table-row>
        <table:table-row table:style-name="ro1">
          <table:table-cell office:value-type="time" office:time-value="PT15H39M49.783S" calcext:value-type="time">
            <text:p>15:39:49.7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46546" calcext:value-type="float">
            <text:p>-5.47E-10</text:p>
          </table:table-cell>
          <table:table-cell table:formula="of:=[.C125]*10^9" office:value-type="float" office:value="-0.546546" calcext:value-type="float">
            <text:p>-0.546546</text:p>
          </table:table-cell>
          <table:table-cell table:formula="of:=[.$N$1]*[.D125]" office:value-type="float" office:value="-0.454874453914113" calcext:value-type="float">
            <text:p>-0.454874453914113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519805866738359" calcext:value-type="float">
            <text:p>-0.519805866738359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923669756491939" calcext:value-type="float">
            <text:p>0.092366975649194</text:p>
          </table:table-cell>
          <table:table-cell/>
          <table:table-cell table:formula="of:=(MAX([.E124:.E128])-MIN([.E124:.E128]))/2" office:value-type="float" office:value="0.110890015221849" calcext:value-type="float">
            <text:p>0.110890015221849</text:p>
          </table:table-cell>
          <table:table-cell table:number-columns-repeated="2"/>
        </table:table-row>
        <table:table-row table:style-name="ro1">
          <table:table-cell office:value-type="time" office:time-value="PT15H39M50.166S" calcext:value-type="time">
            <text:p>15:39:50.1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05038" calcext:value-type="float">
            <text:p>-5.05E-10</text:p>
          </table:table-cell>
          <table:table-cell table:formula="of:=[.C126]*10^9" office:value-type="float" office:value="-0.505038" calcext:value-type="float">
            <text:p>-0.505038</text:p>
          </table:table-cell>
          <table:table-cell table:formula="of:=[.$N$1]*[.D126]" office:value-type="float" office:value="-0.420328544085723" calcext:value-type="float">
            <text:p>-0.420328544085723</text:p>
          </table:table-cell>
          <table:table-cell table:number-columns-repeated="9"/>
        </table:table-row>
        <table:table-row table:style-name="ro1">
          <table:table-cell office:value-type="time" office:time-value="PT15H39M50.55S" calcext:value-type="time">
            <text:p>15:39:50.5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319056" calcext:value-type="float">
            <text:p>-5.32E-10</text:p>
          </table:table-cell>
          <table:table-cell table:formula="of:=[.C127]*10^9" office:value-type="float" office:value="-0.5319056" calcext:value-type="float">
            <text:p>-0.5319056</text:p>
          </table:table-cell>
          <table:table-cell table:formula="of:=[.$N$1]*[.D127]" office:value-type="float" office:value="-0.442689671745577" calcext:value-type="float">
            <text:p>-0.442689671745577</text:p>
          </table:table-cell>
          <table:table-cell table:number-columns-repeated="9"/>
        </table:table-row>
        <table:table-row table:style-name="ro1">
          <table:table-cell office:value-type="time" office:time-value="PT15H39M50.925S" calcext:value-type="time">
            <text:p>15:39:50.9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7678124" calcext:value-type="float">
            <text:p>-7.68E-10</text:p>
          </table:table-cell>
          <table:table-cell table:formula="of:=[.C128]*10^9" office:value-type="float" office:value="-0.7678124" calcext:value-type="float">
            <text:p>-0.7678124</text:p>
          </table:table-cell>
          <table:table-cell table:formula="of:=[.$N$1]*[.D128]" office:value-type="float" office:value="-0.639028089416964" calcext:value-type="float">
            <text:p>-0.639028089416964</text:p>
          </table:table-cell>
          <table:table-cell table:number-columns-repeated="9"/>
        </table:table-row>
        <table:table-row table:style-name="ro1">
          <table:table-cell office:value-type="time" office:time-value="PT15H39M51.302S" calcext:value-type="time">
            <text:p>15:39:51.3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7947222" calcext:value-type="float">
            <text:p>-7.95E-10</text:p>
          </table:table-cell>
          <table:table-cell table:formula="of:=[.C129]*10^9" office:value-type="float" office:value="-0.7947222" calcext:value-type="float">
            <text:p>-0.7947222</text:p>
          </table:table-cell>
          <table:table-cell table:formula="of:=[.$N$1]*[.D129]" office:value-type="float" office:value="-0.661424338918265" calcext:value-type="float">
            <text:p>-0.661424338918265</text:p>
          </table:table-cell>
          <table:table-cell table:number-columns-repeated="9"/>
        </table:table-row>
        <table:table-row table:style-name="ro1">
          <table:table-cell office:value-type="time" office:time-value="PT15H39M51.686S" calcext:value-type="time">
            <text:p>15:39:51.6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8790282" calcext:value-type="float">
            <text:p>-8.79E-10</text:p>
          </table:table-cell>
          <table:table-cell table:formula="of:=[.C130]*10^9" office:value-type="float" office:value="-0.8790282" calcext:value-type="float">
            <text:p>-0.8790282</text:p>
          </table:table-cell>
          <table:table-cell table:formula="of:=[.$N$1]*[.D130]" office:value-type="float" office:value="-0.73158978832542" calcext:value-type="float">
            <text:p>-0.73158978832542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68601512092018" calcext:value-type="float">
            <text:p>-0.68601512092018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0394358856080653" calcext:value-type="float">
            <text:p>0.039435885608065</text:p>
          </table:table-cell>
          <table:table-cell/>
          <table:table-cell table:formula="of:=(MAX([.E129:.E133])-MIN([.E129:.E133]))/2" office:value-type="float" office:value="0.0470075469864306" calcext:value-type="float">
            <text:p>0.047007546986431</text:p>
          </table:table-cell>
          <table:table-cell table:number-columns-repeated="2"/>
        </table:table-row>
        <table:table-row table:style-name="ro1">
          <table:table-cell office:value-type="time" office:time-value="PT15H39M52.07S" calcext:value-type="time">
            <text:p>15:39:52.0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7660661" calcext:value-type="float">
            <text:p>-7.66E-10</text:p>
          </table:table-cell>
          <table:table-cell table:formula="of:=[.C131]*10^9" office:value-type="float" office:value="-0.7660661" calcext:value-type="float">
            <text:p>-0.7660661</text:p>
          </table:table-cell>
          <table:table-cell table:formula="of:=[.$N$1]*[.D131]" office:value-type="float" office:value="-0.637574694352559" calcext:value-type="float">
            <text:p>-0.637574694352559</text:p>
          </table:table-cell>
          <table:table-cell table:number-columns-repeated="9"/>
        </table:table-row>
        <table:table-row table:style-name="ro1">
          <table:table-cell office:value-type="time" office:time-value="PT15H39M52.454S" calcext:value-type="time">
            <text:p>15:39:52.4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8111093" calcext:value-type="float">
            <text:p>-8.11E-10</text:p>
          </table:table-cell>
          <table:table-cell table:formula="of:=[.C132]*10^9" office:value-type="float" office:value="-0.8111093" calcext:value-type="float">
            <text:p>-0.8111093</text:p>
          </table:table-cell>
          <table:table-cell table:formula="of:=[.$N$1]*[.D132]" office:value-type="float" office:value="-0.675062849059655" calcext:value-type="float">
            <text:p>-0.675062849059655</text:p>
          </table:table-cell>
          <table:table-cell table:number-columns-repeated="9"/>
        </table:table-row>
        <table:table-row table:style-name="ro1">
          <table:table-cell office:value-type="time" office:time-value="PT15H39M52.838S" calcext:value-type="time">
            <text:p>15:39:52.8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8704182" calcext:value-type="float">
            <text:p>-8.70E-10</text:p>
          </table:table-cell>
          <table:table-cell table:formula="of:=[.C133]*10^9" office:value-type="float" office:value="-0.8704182" calcext:value-type="float">
            <text:p>-0.8704182</text:p>
          </table:table-cell>
          <table:table-cell table:formula="of:=[.$N$1]*[.D133]" office:value-type="float" office:value="-0.724423933945001" calcext:value-type="float">
            <text:p>-0.724423933945001</text:p>
          </table:table-cell>
          <table:table-cell table:number-columns-repeated="9"/>
        </table:table-row>
        <table:table-row table:style-name="ro1">
          <table:table-cell office:value-type="time" office:time-value="PT15H39M53.221S" calcext:value-type="time">
            <text:p>15:39:53.2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106243" calcext:value-type="float">
            <text:p>-1.11E-09</text:p>
          </table:table-cell>
          <table:table-cell table:formula="of:=[.C134]*10^9" office:value-type="float" office:value="-1.106243" calcext:value-type="float">
            <text:p>-1.106243</text:p>
          </table:table-cell>
          <table:table-cell table:formula="of:=[.$N$1]*[.D134]" office:value-type="float" office:value="-0.920694105384194" calcext:value-type="float">
            <text:p>-0.920694105384194</text:p>
          </table:table-cell>
          <table:table-cell table:number-columns-repeated="9"/>
        </table:table-row>
        <table:table-row table:style-name="ro1">
          <table:table-cell office:value-type="time" office:time-value="PT15H39M53.604S" calcext:value-type="time">
            <text:p>15:39:53.6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794224" calcext:value-type="float">
            <text:p>-7.94E-10</text:p>
          </table:table-cell>
          <table:table-cell table:formula="of:=[.C135]*10^9" office:value-type="float" office:value="-0.794224" calcext:value-type="float">
            <text:p>-0.794224</text:p>
          </table:table-cell>
          <table:table-cell table:formula="of:=[.$N$1]*[.D135]" office:value-type="float" office:value="-0.661009701444127" calcext:value-type="float">
            <text:p>-0.661009701444127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760396805906887" calcext:value-type="float">
            <text:p>-0.760396805906887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108203542531783" calcext:value-type="float">
            <text:p>0.108203542531783</text:p>
          </table:table-cell>
          <table:table-cell/>
          <table:table-cell table:formula="of:=(MAX([.E134:.E138])-MIN([.E134:.E138]))/2" office:value-type="float" office:value="0.129842201970033" calcext:value-type="float">
            <text:p>0.129842201970033</text:p>
          </table:table-cell>
          <table:table-cell table:number-columns-repeated="2"/>
        </table:table-row>
        <table:table-row table:style-name="ro1">
          <table:table-cell office:value-type="time" office:time-value="PT15H39M53.988S" calcext:value-type="time">
            <text:p>15:39:53.9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8029989" calcext:value-type="float">
            <text:p>-8.03E-10</text:p>
          </table:table-cell>
          <table:table-cell table:formula="of:=[.C136]*10^9" office:value-type="float" office:value="-0.8029989" calcext:value-type="float">
            <text:p>-0.8029989</text:p>
          </table:table-cell>
          <table:table-cell table:formula="of:=[.$N$1]*[.D136]" office:value-type="float" office:value="-0.668312797332947" calcext:value-type="float">
            <text:p>-0.668312797332947</text:p>
          </table:table-cell>
          <table:table-cell table:number-columns-repeated="9"/>
        </table:table-row>
        <table:table-row table:style-name="ro1">
          <table:table-cell office:value-type="time" office:time-value="PT15H39M54.372S" calcext:value-type="time">
            <text:p>15:39:54.3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8632648" calcext:value-type="float">
            <text:p>-8.63E-10</text:p>
          </table:table-cell>
          <table:table-cell table:formula="of:=[.C137]*10^9" office:value-type="float" office:value="-0.8632648" calcext:value-type="float">
            <text:p>-0.8632648</text:p>
          </table:table-cell>
          <table:table-cell table:formula="of:=[.$N$1]*[.D137]" office:value-type="float" office:value="-0.718470365684271" calcext:value-type="float">
            <text:p>-0.718470365684271</text:p>
          </table:table-cell>
          <table:table-cell table:number-columns-repeated="9"/>
        </table:table-row>
        <table:table-row table:style-name="ro1">
          <table:table-cell office:value-type="time" office:time-value="PT15H39M54.756S" calcext:value-type="time">
            <text:p>15:39:54.7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001473" calcext:value-type="float">
            <text:p>-1.00E-09</text:p>
          </table:table-cell>
          <table:table-cell table:formula="of:=[.C138]*10^9" office:value-type="float" office:value="-1.001473" calcext:value-type="float">
            <text:p>-1.001473</text:p>
          </table:table-cell>
          <table:table-cell table:formula="of:=[.$N$1]*[.D138]" office:value-type="float" office:value="-0.833497059688897" calcext:value-type="float">
            <text:p>-0.833497059688897</text:p>
          </table:table-cell>
          <table:table-cell table:number-columns-repeated="9"/>
        </table:table-row>
        <table:table-row table:style-name="ro1">
          <table:table-cell office:value-type="time" office:time-value="PT15H39M55.14S" calcext:value-type="time">
            <text:p>15:39:55.1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382952" calcext:value-type="float">
            <text:p>-1.38E-09</text:p>
          </table:table-cell>
          <table:table-cell table:formula="of:=[.C139]*10^9" office:value-type="float" office:value="-1.382952" calcext:value-type="float">
            <text:p>-1.382952</text:p>
          </table:table-cell>
          <table:table-cell table:formula="of:=[.$N$1]*[.D139]" office:value-type="float" office:value="-1.15099101592442" calcext:value-type="float">
            <text:p>-1.15099101592442</text:p>
          </table:table-cell>
          <table:table-cell table:number-columns-repeated="9"/>
        </table:table-row>
        <table:table-row table:style-name="ro1">
          <table:table-cell office:value-type="time" office:time-value="PT15H39M55.523S" calcext:value-type="time">
            <text:p>15:39:55.5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280678" calcext:value-type="float">
            <text:p>-1.28E-09</text:p>
          </table:table-cell>
          <table:table-cell table:formula="of:=[.C140]*10^9" office:value-type="float" office:value="-1.280678" calcext:value-type="float">
            <text:p>-1.280678</text:p>
          </table:table-cell>
          <table:table-cell table:formula="of:=[.$N$1]*[.D140]" office:value-type="float" office:value="-1.06587131895544" calcext:value-type="float">
            <text:p>-1.06587131895544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1.02044163318005" calcext:value-type="float">
            <text:p>-1.02044163318005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0887380259640255" calcext:value-type="float">
            <text:p>0.088738025964026</text:p>
          </table:table-cell>
          <table:table-cell/>
          <table:table-cell table:formula="of:=(MAX([.E139:.E143])-MIN([.E139:.E143]))/2" office:value-type="float" office:value="0.106252725357791" calcext:value-type="float">
            <text:p>0.106252725357791</text:p>
          </table:table-cell>
          <table:table-cell table:number-columns-repeated="2"/>
        </table:table-row>
        <table:table-row table:style-name="ro1">
          <table:table-cell office:value-type="time" office:time-value="PT15H39M55.907S" calcext:value-type="time">
            <text:p>15:39:55.9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210055" calcext:value-type="float">
            <text:p>-1.21E-09</text:p>
          </table:table-cell>
          <table:table-cell table:formula="of:=[.C141]*10^9" office:value-type="float" office:value="-1.210055" calcext:value-type="float">
            <text:p>-1.210055</text:p>
          </table:table-cell>
          <table:table-cell table:formula="of:=[.$N$1]*[.D141]" office:value-type="float" office:value="-1.00709383534239" calcext:value-type="float">
            <text:p>-1.00709383534239</text:p>
          </table:table-cell>
          <table:table-cell table:number-columns-repeated="9"/>
        </table:table-row>
        <table:table-row table:style-name="ro1">
          <table:table-cell office:value-type="time" office:time-value="PT15H39M56.291S" calcext:value-type="time">
            <text:p>15:39:56.2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129159" calcext:value-type="float">
            <text:p>-1.13E-09</text:p>
          </table:table-cell>
          <table:table-cell table:formula="of:=[.C142]*10^9" office:value-type="float" office:value="-1.129159" calcext:value-type="float">
            <text:p>-1.129159</text:p>
          </table:table-cell>
          <table:table-cell table:formula="of:=[.$N$1]*[.D142]" office:value-type="float" office:value="-0.939766430469174" calcext:value-type="float">
            <text:p>-0.939766430469174</text:p>
          </table:table-cell>
          <table:table-cell table:number-columns-repeated="9"/>
        </table:table-row>
        <table:table-row table:style-name="ro1">
          <table:table-cell office:value-type="time" office:time-value="PT15H39M56.676S" calcext:value-type="time">
            <text:p>15:39:56.6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12762" calcext:value-type="float">
            <text:p>-1.13E-09</text:p>
          </table:table-cell>
          <table:table-cell table:formula="of:=[.C143]*10^9" office:value-type="float" office:value="-1.12762" calcext:value-type="float">
            <text:p>-1.12762</text:p>
          </table:table-cell>
          <table:table-cell table:formula="of:=[.$N$1]*[.D143]" office:value-type="float" office:value="-0.938485565208842" calcext:value-type="float">
            <text:p>-0.938485565208842</text:p>
          </table:table-cell>
          <table:table-cell table:number-columns-repeated="9"/>
        </table:table-row>
        <table:table-row table:style-name="ro1">
          <table:table-cell office:value-type="time" office:time-value="PT15H39M57.06S" calcext:value-type="time">
            <text:p>15:39:57.0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2014893" calcext:value-type="float">
            <text:p>-2.01E-09</text:p>
          </table:table-cell>
          <table:table-cell table:formula="of:=[.C144]*10^9" office:value-type="float" office:value="-2.014893" calcext:value-type="float">
            <text:p>-2.014893</text:p>
          </table:table-cell>
          <table:table-cell table:formula="of:=[.$N$1]*[.D144]" office:value-type="float" office:value="-1.67693726250008" calcext:value-type="float">
            <text:p>-1.67693726250008</text:p>
          </table:table-cell>
          <table:table-cell table:number-columns-repeated="9"/>
        </table:table-row>
        <table:table-row table:style-name="ro1">
          <table:table-cell office:value-type="time" office:time-value="PT15H39M57.443S" calcext:value-type="time">
            <text:p>15:39:57.4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970015" calcext:value-type="float">
            <text:p>-1.97E-09</text:p>
          </table:table-cell>
          <table:table-cell table:formula="of:=[.C145]*10^9" office:value-type="float" office:value="-1.970015" calcext:value-type="float">
            <text:p>-1.970015</text:p>
          </table:table-cell>
          <table:table-cell table:formula="of:=[.$N$1]*[.D145]" office:value-type="float" office:value="-1.63958659898272" calcext:value-type="float">
            <text:p>-1.63958659898272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1.74304455790504" calcext:value-type="float">
            <text:p>-1.74304455790504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0433303591037" calcext:value-type="float">
            <text:p>0.10433303591037</text:p>
          </table:table-cell>
          <table:table-cell/>
          <table:table-cell table:formula="of:=(MAX([.E144:.E148])-MIN([.E144:.E148]))/2" office:value-type="float" office:value="0.124442426915427" calcext:value-type="float">
            <text:p>0.124442426915427</text:p>
          </table:table-cell>
          <table:table-cell table:number-columns-repeated="2"/>
        </table:table-row>
        <table:table-row table:style-name="ro1">
          <table:table-cell office:value-type="time" office:time-value="PT15H39M57.827S" calcext:value-type="time">
            <text:p>15:39:57.8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2029738" calcext:value-type="float">
            <text:p>-2.03E-09</text:p>
          </table:table-cell>
          <table:table-cell table:formula="of:=[.C146]*10^9" office:value-type="float" office:value="-2.029738" calcext:value-type="float">
            <text:p>-2.029738</text:p>
          </table:table-cell>
          <table:table-cell table:formula="of:=[.$N$1]*[.D146]" office:value-type="float" office:value="-1.68929232734065" calcext:value-type="float">
            <text:p>-1.68929232734065</text:p>
          </table:table-cell>
          <table:table-cell table:number-columns-repeated="9"/>
        </table:table-row>
        <table:table-row table:style-name="ro1">
          <table:table-cell office:value-type="time" office:time-value="PT15H39M58.211S" calcext:value-type="time">
            <text:p>15:39:58.2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2187911" calcext:value-type="float">
            <text:p>-2.19E-09</text:p>
          </table:table-cell>
          <table:table-cell table:formula="of:=[.C147]*10^9" office:value-type="float" office:value="-2.187911" calcext:value-type="float">
            <text:p>-2.187911</text:p>
          </table:table-cell>
          <table:table-cell table:formula="of:=[.$N$1]*[.D147]" office:value-type="float" office:value="-1.82093514788816" calcext:value-type="float">
            <text:p>-1.82093514788816</text:p>
          </table:table-cell>
          <table:table-cell table:number-columns-repeated="9"/>
        </table:table-row>
        <table:table-row table:style-name="ro1">
          <table:table-cell office:value-type="time" office:time-value="PT15H39M58.595S" calcext:value-type="time">
            <text:p>15:39:58.6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2269058" calcext:value-type="float">
            <text:p>-2.27E-09</text:p>
          </table:table-cell>
          <table:table-cell table:formula="of:=[.C148]*10^9" office:value-type="float" office:value="-2.269058" calcext:value-type="float">
            <text:p>-2.269058</text:p>
          </table:table-cell>
          <table:table-cell table:formula="of:=[.$N$1]*[.D148]" office:value-type="float" office:value="-1.88847145281358" calcext:value-type="float">
            <text:p>-1.88847145281358</text:p>
          </table:table-cell>
          <table:table-cell table:number-columns-repeated="9"/>
        </table:table-row>
        <table:table-row table:style-name="ro1">
          <table:table-cell office:value-type="time" office:time-value="PT15H39M58.979S" calcext:value-type="time">
            <text:p>15:39:58.9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4430646" calcext:value-type="float">
            <text:p>-4.43E-09</text:p>
          </table:table-cell>
          <table:table-cell table:formula="of:=[.C149]*10^9" office:value-type="float" office:value="-4.430646" calcext:value-type="float">
            <text:p>-4.430646</text:p>
          </table:table-cell>
          <table:table-cell table:formula="of:=[.$N$1]*[.D149]" office:value-type="float" office:value="-3.68749872789618" calcext:value-type="float">
            <text:p>-3.68749872789618</text:p>
          </table:table-cell>
          <table:table-cell table:number-columns-repeated="9"/>
        </table:table-row>
        <table:table-row table:style-name="ro1">
          <table:table-cell office:value-type="time" office:time-value="PT15H39M59.362S" calcext:value-type="time">
            <text:p>15:39:59.3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4464967" calcext:value-type="float">
            <text:p>-4.46E-09</text:p>
          </table:table-cell>
          <table:table-cell table:formula="of:=[.C150]*10^9" office:value-type="float" office:value="-4.464967" calcext:value-type="float">
            <text:p>-4.464967</text:p>
          </table:table-cell>
          <table:table-cell table:formula="of:=[.$N$1]*[.D150]" office:value-type="float" office:value="-3.71606310515406" calcext:value-type="float">
            <text:p>-3.71606310515406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3.57270923116199" calcext:value-type="float">
            <text:p>-3.57270923116199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107846169585861" calcext:value-type="float">
            <text:p>0.107846169585861</text:p>
          </table:table-cell>
          <table:table-cell/>
          <table:table-cell table:formula="of:=(MAX([.E149:.E153])-MIN([.E149:.E153]))/2" office:value-type="float" office:value="0.125812345186062" calcext:value-type="float">
            <text:p>0.125812345186062</text:p>
          </table:table-cell>
          <table:table-cell table:number-columns-repeated="2"/>
        </table:table-row>
        <table:table-row table:style-name="ro1">
          <table:table-cell office:value-type="time" office:time-value="PT15H39M59.746S" calcext:value-type="time">
            <text:p>15:39:59.7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4213582" calcext:value-type="float">
            <text:p>-4.21E-09</text:p>
          </table:table-cell>
          <table:table-cell table:formula="of:=[.C151]*10^9" office:value-type="float" office:value="-4.213582" calcext:value-type="float">
            <text:p>-4.213582</text:p>
          </table:table-cell>
          <table:table-cell table:formula="of:=[.$N$1]*[.D151]" office:value-type="float" office:value="-3.50684262856618" calcext:value-type="float">
            <text:p>-3.50684262856618</text:p>
          </table:table-cell>
          <table:table-cell table:number-columns-repeated="9"/>
        </table:table-row>
        <table:table-row table:style-name="ro1">
          <table:table-cell office:value-type="time" office:time-value="PT15H40M00.131S" calcext:value-type="time">
            <text:p>15:40:00.1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4191787" calcext:value-type="float">
            <text:p>-4.19E-09</text:p>
          </table:table-cell>
          <table:table-cell table:formula="of:=[.C152]*10^9" office:value-type="float" office:value="-4.191787" calcext:value-type="float">
            <text:p>-4.191787</text:p>
          </table:table-cell>
          <table:table-cell table:formula="of:=[.$N$1]*[.D152]" office:value-type="float" office:value="-3.48870327941157" calcext:value-type="float">
            <text:p>-3.48870327941157</text:p>
          </table:table-cell>
          <table:table-cell table:number-columns-repeated="9"/>
        </table:table-row>
        <table:table-row table:style-name="ro1">
          <table:table-cell office:value-type="time" office:time-value="PT15H40M00.514S" calcext:value-type="time">
            <text:p>15:40:00.5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4162632" calcext:value-type="float">
            <text:p>-4.16E-09</text:p>
          </table:table-cell>
          <table:table-cell table:formula="of:=[.C153]*10^9" office:value-type="float" office:value="-4.162632" calcext:value-type="float">
            <text:p>-4.162632</text:p>
          </table:table-cell>
          <table:table-cell table:formula="of:=[.$N$1]*[.D153]" office:value-type="float" office:value="-3.46443841478194" calcext:value-type="float">
            <text:p>-3.46443841478194</text:p>
          </table:table-cell>
          <table:table-cell table:number-columns-repeated="9"/>
        </table:table-row>
        <table:table-row table:style-name="ro1">
          <table:table-cell office:value-type="time" office:time-value="PT15H40M00.898S" calcext:value-type="time">
            <text:p>15:40:00.9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1008576" calcext:value-type="float">
            <text:p>-1.01E-08</text:p>
          </table:table-cell>
          <table:table-cell table:formula="of:=[.C154]*10^9" office:value-type="float" office:value="-10.08576" calcext:value-type="float">
            <text:p>-10.08576</text:p>
          </table:table-cell>
          <table:table-cell table:formula="of:=[.$N$1]*[.D154]" office:value-type="float" office:value="-8.39408681484962" calcext:value-type="float">
            <text:p>-8.39408681484962</text:p>
          </table:table-cell>
          <table:table-cell table:number-columns-repeated="9"/>
        </table:table-row>
        <table:table-row table:style-name="ro1">
          <table:table-cell office:value-type="time" office:time-value="PT15H40M01.282S" calcext:value-type="time">
            <text:p>15:40:01.2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1018828" calcext:value-type="float">
            <text:p>-1.02E-08</text:p>
          </table:table-cell>
          <table:table-cell table:formula="of:=[.C155]*10^9" office:value-type="float" office:value="-10.18828" calcext:value-type="float">
            <text:p>-10.18828</text:p>
          </table:table-cell>
          <table:table-cell table:formula="of:=[.$N$1]*[.D155]" office:value-type="float" office:value="-8.47941125051519" calcext:value-type="float">
            <text:p>-8.47941125051519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8.44289119357991" calcext:value-type="float">
            <text:p>-8.44289119357991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936063727642035" calcext:value-type="float">
            <text:p>0.093606372764204</text:p>
          </table:table-cell>
          <table:table-cell/>
          <table:table-cell table:formula="of:=(MAX([.E154:.E158])-MIN([.E154:.E158]))/2" office:value-type="float" office:value="0.0852953061762189" calcext:value-type="float">
            <text:p>0.085295306176219</text:p>
          </table:table-cell>
          <table:table-cell table:number-columns-repeated="2"/>
        </table:table-row>
        <table:table-row table:style-name="ro1">
          <table:table-cell office:value-type="time" office:time-value="PT15H40M01.665S" calcext:value-type="time">
            <text:p>15:40:01.6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1023412" calcext:value-type="float">
            <text:p>-1.02E-08</text:p>
          </table:table-cell>
          <table:table-cell table:formula="of:=[.C156]*10^9" office:value-type="float" office:value="-10.23412" calcext:value-type="float">
            <text:p>-10.23412</text:p>
          </table:table-cell>
          <table:table-cell table:formula="of:=[.$N$1]*[.D156]" office:value-type="float" office:value="-8.51756255885414" calcext:value-type="float">
            <text:p>-8.51756255885414</text:p>
          </table:table-cell>
          <table:table-cell table:number-columns-repeated="9"/>
        </table:table-row>
        <table:table-row table:style-name="ro1">
          <table:table-cell office:value-type="time" office:time-value="PT15H40M02.048S" calcext:value-type="time">
            <text:p>15:40:02.0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1018469" calcext:value-type="float">
            <text:p>-1.02E-08</text:p>
          </table:table-cell>
          <table:table-cell table:formula="of:=[.C157]*10^9" office:value-type="float" office:value="-10.18469" calcext:value-type="float">
            <text:p>-10.18469</text:p>
          </table:table-cell>
          <table:table-cell table:formula="of:=[.$N$1]*[.D157]" office:value-type="float" office:value="-8.47642339717887" calcext:value-type="float">
            <text:p>-8.47642339717887</text:p>
          </table:table-cell>
          <table:table-cell table:number-columns-repeated="9"/>
        </table:table-row>
        <table:table-row table:style-name="ro1">
          <table:table-cell office:value-type="time" office:time-value="PT15H40M02.424S" calcext:value-type="time">
            <text:p>15:40:02.4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1002915" calcext:value-type="float">
            <text:p>-1.00E-08</text:p>
          </table:table-cell>
          <table:table-cell table:formula="of:=[.C158]*10^9" office:value-type="float" office:value="-10.02915" calcext:value-type="float">
            <text:p>-10.02915</text:p>
          </table:table-cell>
          <table:table-cell table:formula="of:=[.$N$1]*[.D158]" office:value-type="float" office:value="-8.34697194650171" calcext:value-type="float">
            <text:p>-8.34697194650171</text:p>
          </table:table-cell>
          <table:table-cell table:number-columns-repeated="9"/>
        </table:table-row>
        <table:table-row table:style-name="ro1">
          <table:table-cell office:value-type="time" office:time-value="PT15H40M02.8S" calcext:value-type="time">
            <text:p>15:40:02.8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2388351" calcext:value-type="float">
            <text:p>-2.39E-08</text:p>
          </table:table-cell>
          <table:table-cell table:formula="of:=[.C159]*10^9" office:value-type="float" office:value="-23.88351" calcext:value-type="float">
            <text:p>-23.88351</text:p>
          </table:table-cell>
          <table:table-cell table:formula="of:=[.$N$1]*[.D159]" office:value-type="float" office:value="-19.8775557204741" calcext:value-type="float">
            <text:p>-19.8775557204741</text:p>
          </table:table-cell>
          <table:table-cell table:number-columns-repeated="9"/>
        </table:table-row>
        <table:table-row table:style-name="ro1">
          <table:table-cell office:value-type="time" office:time-value="PT15H40M03.183S" calcext:value-type="time">
            <text:p>15:40:03.1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2376019" calcext:value-type="float">
            <text:p>-2.38E-08</text:p>
          </table:table-cell>
          <table:table-cell table:formula="of:=[.C160]*10^9" office:value-type="float" office:value="-23.76019" calcext:value-type="float">
            <text:p>-23.76019</text:p>
          </table:table-cell>
          <table:table-cell table:formula="of:=[.$N$1]*[.D160]" office:value-type="float" office:value="-19.7749200454226" calcext:value-type="float">
            <text:p>-19.7749200454226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19.9083847074613" calcext:value-type="float">
            <text:p>-19.9083847074613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73054939644621" calcext:value-type="float">
            <text:p>0.173054939644621</text:p>
          </table:table-cell>
          <table:table-cell/>
          <table:table-cell table:formula="of:=(MAX([.E159:.E163])-MIN([.E159:.E163]))/2" office:value-type="float" office:value="0.115552522900972" calcext:value-type="float">
            <text:p>0.115552522900972</text:p>
          </table:table-cell>
          <table:table-cell table:number-columns-repeated="2"/>
        </table:table-row>
        <table:table-row table:style-name="ro1">
          <table:table-cell office:value-type="time" office:time-value="PT15H40M03.567S" calcext:value-type="time">
            <text:p>15:40:03.5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2392611" calcext:value-type="float">
            <text:p>-2.39E-08</text:p>
          </table:table-cell>
          <table:table-cell table:formula="of:=[.C161]*10^9" office:value-type="float" office:value="-23.92611" calcext:value-type="float">
            <text:p>-23.92611</text:p>
          </table:table-cell>
          <table:table-cell table:formula="of:=[.$N$1]*[.D161]" office:value-type="float" office:value="-19.9130104703703" calcext:value-type="float">
            <text:p>-19.9130104703703</text:p>
          </table:table-cell>
          <table:table-cell table:number-columns-repeated="9"/>
        </table:table-row>
        <table:table-row table:style-name="ro1">
          <table:table-cell office:value-type="time" office:time-value="PT15H40M03.943S" calcext:value-type="time">
            <text:p>15:40:03.9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2403787" calcext:value-type="float">
            <text:p>-2.40E-08</text:p>
          </table:table-cell>
          <table:table-cell table:formula="of:=[.C162]*10^9" office:value-type="float" office:value="-24.03787" calcext:value-type="float">
            <text:p>-24.03787</text:p>
          </table:table-cell>
          <table:table-cell table:formula="of:=[.$N$1]*[.D162]" office:value-type="float" office:value="-20.0060250912246" calcext:value-type="float">
            <text:p>-20.0060250912246</text:p>
          </table:table-cell>
          <table:table-cell table:number-columns-repeated="9"/>
        </table:table-row>
        <table:table-row table:style-name="ro1">
          <table:table-cell office:value-type="time" office:time-value="PT15H40M04.32S" calcext:value-type="time">
            <text:p>15:40:04.3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2399508" calcext:value-type="float">
            <text:p>-2.40E-08</text:p>
          </table:table-cell>
          <table:table-cell table:formula="of:=[.C163]*10^9" office:value-type="float" office:value="-23.99508" calcext:value-type="float">
            <text:p>-23.99508</text:p>
          </table:table-cell>
          <table:table-cell table:formula="of:=[.$N$1]*[.D163]" office:value-type="float" office:value="-19.9704122098148" calcext:value-type="float">
            <text:p>-19.9704122098148</text:p>
          </table:table-cell>
          <table:table-cell table:number-columns-repeated="9"/>
        </table:table-row>
        <table:table-row table:style-name="ro1">
          <table:table-cell office:value-type="time" office:time-value="PT15H40M04.704S" calcext:value-type="time">
            <text:p>15:40:04.7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508563" calcext:value-type="float">
            <text:p>-5.09E-08</text:p>
          </table:table-cell>
          <table:table-cell table:formula="of:=[.C164]*10^9" office:value-type="float" office:value="-50.8563" calcext:value-type="float">
            <text:p>-50.8563</text:p>
          </table:table-cell>
          <table:table-cell table:formula="of:=[.$N$1]*[.D164]" office:value-type="float" office:value="-42.3262299798961" calcext:value-type="float">
            <text:p>-42.3262299798961</text:p>
          </table:table-cell>
          <table:table-cell table:number-columns-repeated="9"/>
        </table:table-row>
        <table:table-row table:style-name="ro1">
          <table:table-cell office:value-type="time" office:time-value="PT15H40M05.087S" calcext:value-type="time">
            <text:p>15:40:05.0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5087562" calcext:value-type="float">
            <text:p>-5.09E-08</text:p>
          </table:table-cell>
          <table:table-cell table:formula="of:=[.C165]*10^9" office:value-type="float" office:value="-50.87562" calcext:value-type="float">
            <text:p>-50.87562</text:p>
          </table:table-cell>
          <table:table-cell table:formula="of:=[.$N$1]*[.D165]" office:value-type="float" office:value="-42.342309458018" calcext:value-type="float">
            <text:p>-42.342309458018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42.2315391649974" calcext:value-type="float">
            <text:p>-42.2315391649974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320619287009692" calcext:value-type="float">
            <text:p>0.320619287009692</text:p>
          </table:table-cell>
          <table:table-cell/>
          <table:table-cell table:formula="of:=(MAX([.E164:.E168])-MIN([.E164:.E168]))/2" office:value-type="float" office:value="0.118049336273941" calcext:value-type="float">
            <text:p>0.118049336273941</text:p>
          </table:table-cell>
          <table:table-cell table:number-columns-repeated="2"/>
        </table:table-row>
        <table:table-row table:style-name="ro1">
          <table:table-cell office:value-type="time" office:time-value="PT15H40M05.471S" calcext:value-type="time">
            <text:p>15:40:05.4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5076518" calcext:value-type="float">
            <text:p>-5.08E-08</text:p>
          </table:table-cell>
          <table:table-cell table:formula="of:=[.C166]*10^9" office:value-type="float" office:value="-50.76518" calcext:value-type="float">
            <text:p>-50.76518</text:p>
          </table:table-cell>
          <table:table-cell table:formula="of:=[.$N$1]*[.D166]" office:value-type="float" office:value="-42.2503934350478" calcext:value-type="float">
            <text:p>-42.2503934350478</text:p>
          </table:table-cell>
          <table:table-cell table:number-columns-repeated="9"/>
        </table:table-row>
        <table:table-row table:style-name="ro1">
          <table:table-cell office:value-type="time" office:time-value="PT15H40M05.847S" calcext:value-type="time">
            <text:p>15:40:05.8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5059194" calcext:value-type="float">
            <text:p>-5.06E-08</text:p>
          </table:table-cell>
          <table:table-cell table:formula="of:=[.C167]*10^9" office:value-type="float" office:value="-50.59194" calcext:value-type="float">
            <text:p>-50.59194</text:p>
          </table:table-cell>
          <table:table-cell table:formula="of:=[.$N$1]*[.D167]" office:value-type="float" office:value="-42.1062107854701" calcext:value-type="float">
            <text:p>-42.1062107854701</text:p>
          </table:table-cell>
          <table:table-cell table:number-columns-repeated="9"/>
        </table:table-row>
        <table:table-row table:style-name="ro1">
          <table:table-cell office:value-type="time" office:time-value="PT15H40M06.223S" calcext:value-type="time">
            <text:p>15:40:06.2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5062359" calcext:value-type="float">
            <text:p>-5.06E-08</text:p>
          </table:table-cell>
          <table:table-cell table:formula="of:=[.C168]*10^9" office:value-type="float" office:value="-50.62359" calcext:value-type="float">
            <text:p>-50.62359</text:p>
          </table:table-cell>
          <table:table-cell table:formula="of:=[.$N$1]*[.D168]" office:value-type="float" office:value="-42.1325521665549" calcext:value-type="float">
            <text:p>-42.1325521665549</text:p>
          </table:table-cell>
          <table:table-cell table:number-columns-repeated="9"/>
        </table:table-row>
        <table:table-row table:style-name="ro1">
          <table:table-cell office:value-type="time" office:time-value="PT15H40M06.608S" calcext:value-type="time">
            <text:p>15:40:06.6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9279432" calcext:value-type="float">
            <text:p>-9.28E-08</text:p>
          </table:table-cell>
          <table:table-cell table:formula="of:=[.C169]*10^9" office:value-type="float" office:value="-92.79432" calcext:value-type="float">
            <text:p>-92.79432</text:p>
          </table:table-cell>
          <table:table-cell table:formula="of:=[.$N$1]*[.D169]" office:value-type="float" office:value="-77.2300330371669" calcext:value-type="float">
            <text:p>-77.2300330371669</text:p>
          </table:table-cell>
          <table:table-cell table:number-columns-repeated="9"/>
        </table:table-row>
        <table:table-row table:style-name="ro1">
          <table:table-cell office:value-type="time" office:time-value="PT15H40M06.991S" calcext:value-type="time">
            <text:p>15:40:06.9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9284167" calcext:value-type="float">
            <text:p>-9.28E-08</text:p>
          </table:table-cell>
          <table:table-cell table:formula="of:=[.C170]*10^9" office:value-type="float" office:value="-92.84167" calcext:value-type="float">
            <text:p>-92.84167</text:p>
          </table:table-cell>
          <table:table-cell table:formula="of:=[.$N$1]*[.D170]" office:value-type="float" office:value="-77.2694410749036" calcext:value-type="float">
            <text:p>-77.2694410749036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77.3659745380715" calcext:value-type="float">
            <text:p>-77.3659745380715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566618126722242" calcext:value-type="float">
            <text:p>0.566618126722242</text:p>
          </table:table-cell>
          <table:table-cell/>
          <table:table-cell table:formula="of:=(MAX([.E169:.E173])-MIN([.E169:.E173]))/2" office:value-type="float" office:value="0.110529766665692" calcext:value-type="float">
            <text:p>0.110529766665692</text:p>
          </table:table-cell>
          <table:table-cell table:number-columns-repeated="2"/>
        </table:table-row>
        <table:table-row table:style-name="ro1">
          <table:table-cell office:value-type="time" office:time-value="PT15H40M07.374S" calcext:value-type="time">
            <text:p>15:40:07.3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9304893" calcext:value-type="float">
            <text:p>-9.30E-08</text:p>
          </table:table-cell>
          <table:table-cell table:formula="of:=[.C171]*10^9" office:value-type="float" office:value="-93.04893" calcext:value-type="float">
            <text:p>-93.04893</text:p>
          </table:table-cell>
          <table:table-cell table:formula="of:=[.$N$1]*[.D171]" office:value-type="float" office:value="-77.4419375881307" calcext:value-type="float">
            <text:p>-77.4419375881307</text:p>
          </table:table-cell>
          <table:table-cell table:number-columns-repeated="9"/>
        </table:table-row>
        <table:table-row table:style-name="ro1">
          <table:table-cell office:value-type="time" office:time-value="PT15H40M07.758S" calcext:value-type="time">
            <text:p>15:40:07.7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9304344" calcext:value-type="float">
            <text:p>-9.30E-08</text:p>
          </table:table-cell>
          <table:table-cell table:formula="of:=[.C172]*10^9" office:value-type="float" office:value="-93.04344" calcext:value-type="float">
            <text:p>-93.04344</text:p>
          </table:table-cell>
          <table:table-cell table:formula="of:=[.$N$1]*[.D172]" office:value-type="float" office:value="-77.4373684196582" calcext:value-type="float">
            <text:p>-77.4373684196582</text:p>
          </table:table-cell>
          <table:table-cell table:number-columns-repeated="9"/>
        </table:table-row>
        <table:table-row table:style-name="ro1">
          <table:table-cell office:value-type="time" office:time-value="PT15H40M08.142S" calcext:value-type="time">
            <text:p>15:40:08.1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9305993" calcext:value-type="float">
            <text:p>-9.31E-08</text:p>
          </table:table-cell>
          <table:table-cell table:formula="of:=[.C173]*10^9" office:value-type="float" office:value="-93.05993" calcext:value-type="float">
            <text:p>-93.05993</text:p>
          </table:table-cell>
          <table:table-cell table:formula="of:=[.$N$1]*[.D173]" office:value-type="float" office:value="-77.4510925704983" calcext:value-type="float">
            <text:p>-77.4510925704983</text:p>
          </table:table-cell>
          <table:table-cell table:number-columns-repeated="9"/>
        </table:table-row>
        <table:table-row table:style-name="ro1">
          <table:table-cell office:value-type="time" office:time-value="PT15H40M08.527S" calcext:value-type="time">
            <text:p>15:40:08.5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1466406" calcext:value-type="float">
            <text:p>-1.47E-07</text:p>
          </table:table-cell>
          <table:table-cell table:formula="of:=[.C174]*10^9" office:value-type="float" office:value="-146.6406" calcext:value-type="float">
            <text:p>-146.6406</text:p>
          </table:table-cell>
          <table:table-cell table:formula="of:=[.$N$1]*[.D174]" office:value-type="float" office:value="-122.044737033366" calcext:value-type="float">
            <text:p>-122.044737033366</text:p>
          </table:table-cell>
          <table:table-cell table:number-columns-repeated="9"/>
        </table:table-row>
        <table:table-row table:style-name="ro1">
          <table:table-cell office:value-type="time" office:time-value="PT15H40M08.91S" calcext:value-type="time">
            <text:p>15:40:08.9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1467293" calcext:value-type="float">
            <text:p>-1.47E-07</text:p>
          </table:table-cell>
          <table:table-cell table:formula="of:=[.C175]*10^9" office:value-type="float" office:value="-146.7293" calcext:value-type="float">
            <text:p>-146.7293</text:p>
          </table:table-cell>
          <table:table-cell table:formula="of:=[.$N$1]*[.D175]" office:value-type="float" office:value="-122.118559482093" calcext:value-type="float">
            <text:p>-122.118559482093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122.120190733497" calcext:value-type="float">
            <text:p>-122.120190733497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884410508421608" calcext:value-type="float">
            <text:p>0.884410508421608</text:p>
          </table:table-cell>
          <table:table-cell/>
          <table:table-cell table:formula="of:=(MAX([.E174:.E178])-MIN([.E174:.E178]))/2" office:value-type="float" office:value="0.0693281846560936" calcext:value-type="float">
            <text:p>0.069328184656094</text:p>
          </table:table-cell>
          <table:table-cell table:number-columns-repeated="2"/>
        </table:table-row>
        <table:table-row table:style-name="ro1">
          <table:table-cell office:value-type="time" office:time-value="PT15H40M09.294S" calcext:value-type="time">
            <text:p>15:40:09.2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1467366" calcext:value-type="float">
            <text:p>-1.47E-07</text:p>
          </table:table-cell>
          <table:table-cell table:formula="of:=[.C176]*10^9" office:value-type="float" office:value="-146.7366" calcext:value-type="float">
            <text:p>-146.7366</text:p>
          </table:table-cell>
          <table:table-cell table:formula="of:=[.$N$1]*[.D176]" office:value-type="float" office:value="-122.124635061301" calcext:value-type="float">
            <text:p>-122.124635061301</text:p>
          </table:table-cell>
          <table:table-cell table:number-columns-repeated="9"/>
        </table:table-row>
        <table:table-row table:style-name="ro1">
          <table:table-cell office:value-type="time" office:time-value="PT15H40M09.678S" calcext:value-type="time">
            <text:p>15:40:09.6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1467426" calcext:value-type="float">
            <text:p>-1.47E-07</text:p>
          </table:table-cell>
          <table:table-cell table:formula="of:=[.C177]*10^9" office:value-type="float" office:value="-146.7426" calcext:value-type="float">
            <text:p>-146.7426</text:p>
          </table:table-cell>
          <table:table-cell table:formula="of:=[.$N$1]*[.D177]" office:value-type="float" office:value="-122.129628688046" calcext:value-type="float">
            <text:p>-122.129628688046</text:p>
          </table:table-cell>
          <table:table-cell table:number-columns-repeated="9"/>
        </table:table-row>
        <table:table-row table:style-name="ro1">
          <table:table-cell office:value-type="time" office:time-value="PT15H40M10.061S" calcext:value-type="time">
            <text:p>15:40:10.0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1468072" calcext:value-type="float">
            <text:p>-1.47E-07</text:p>
          </table:table-cell>
          <table:table-cell table:formula="of:=[.C178]*10^9" office:value-type="float" office:value="-146.8072" calcext:value-type="float">
            <text:p>-146.8072</text:p>
          </table:table-cell>
          <table:table-cell table:formula="of:=[.$N$1]*[.D178]" office:value-type="float" office:value="-122.183393402678" calcext:value-type="float">
            <text:p>-122.183393402678</text:p>
          </table:table-cell>
          <table:table-cell table:number-columns-repeated="9"/>
        </table:table-row>
        <table:table-row table:style-name="ro1">
          <table:table-cell office:value-type="time" office:time-value="PT15H40M10.446S" calcext:value-type="time">
            <text:p>15:40:10.4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2060637" calcext:value-type="float">
            <text:p>-2.06E-07</text:p>
          </table:table-cell>
          <table:table-cell table:formula="of:=[.C179]*10^9" office:value-type="float" office:value="-206.0637" calcext:value-type="float">
            <text:p>-206.0637</text:p>
          </table:table-cell>
          <table:table-cell table:formula="of:=[.$N$1]*[.D179]" office:value-type="float" office:value="-171.50086728111" calcext:value-type="float">
            <text:p>-171.50086728111</text:p>
          </table:table-cell>
          <table:table-cell table:number-columns-repeated="9"/>
        </table:table-row>
        <table:table-row table:style-name="ro1">
          <table:table-cell office:value-type="time" office:time-value="PT15H40M10.829S" calcext:value-type="time">
            <text:p>15:40:10.8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2060198" calcext:value-type="float">
            <text:p>-2.06E-07</text:p>
          </table:table-cell>
          <table:table-cell table:formula="of:=[.C180]*10^9" office:value-type="float" office:value="-206.0198" calcext:value-type="float">
            <text:p>-206.0198</text:p>
          </table:table-cell>
          <table:table-cell table:formula="of:=[.$N$1]*[.D180]" office:value-type="float" office:value="-171.464330578752" calcext:value-type="float">
            <text:p>-171.464330578752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171.387045882148" calcext:value-type="float">
            <text:p>-171.387045882148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1.24120504891331" calcext:value-type="float">
            <text:p>1.24120504891331</text:p>
          </table:table-cell>
          <table:table-cell/>
          <table:table-cell table:formula="of:=(MAX([.E179:.E183])-MIN([.E179:.E183]))/2" office:value-type="float" office:value="0.0972508808771124" calcext:value-type="float">
            <text:p>0.097250880877113</text:p>
          </table:table-cell>
          <table:table-cell table:number-columns-repeated="2"/>
        </table:table-row>
        <table:table-row table:style-name="ro1">
          <table:table-cell office:value-type="time" office:time-value="PT15H40M11.213S" calcext:value-type="time">
            <text:p>15:40:11.2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205858" calcext:value-type="float">
            <text:p>-2.06E-07</text:p>
          </table:table-cell>
          <table:table-cell table:formula="of:=[.C181]*10^9" office:value-type="float" office:value="-205.858" calcext:value-type="float">
            <text:p>-205.858</text:p>
          </table:table-cell>
          <table:table-cell table:formula="of:=[.$N$1]*[.D181]" office:value-type="float" office:value="-171.329669110837" calcext:value-type="float">
            <text:p>-171.329669110837</text:p>
          </table:table-cell>
          <table:table-cell table:number-columns-repeated="9"/>
        </table:table-row>
        <table:table-row table:style-name="ro1">
          <table:table-cell office:value-type="time" office:time-value="PT15H40M11.597S" calcext:value-type="time">
            <text:p>15:40:11.6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20583" calcext:value-type="float">
            <text:p>-2.06E-07</text:p>
          </table:table-cell>
          <table:table-cell table:formula="of:=[.C182]*10^9" office:value-type="float" office:value="-205.83" calcext:value-type="float">
            <text:p>-205.83</text:p>
          </table:table-cell>
          <table:table-cell table:formula="of:=[.$N$1]*[.D182]" office:value-type="float" office:value="-171.306365519356" calcext:value-type="float">
            <text:p>-171.306365519356</text:p>
          </table:table-cell>
          <table:table-cell table:number-columns-repeated="9"/>
        </table:table-row>
        <table:table-row table:style-name="ro1">
          <table:table-cell office:value-type="time" office:time-value="PT15H40M11.981S" calcext:value-type="time">
            <text:p>15:40:11.9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2058632" calcext:value-type="float">
            <text:p>-2.06E-07</text:p>
          </table:table-cell>
          <table:table-cell table:formula="of:=[.C183]*10^9" office:value-type="float" office:value="-205.8632" calcext:value-type="float">
            <text:p>-205.8632</text:p>
          </table:table-cell>
          <table:table-cell table:formula="of:=[.$N$1]*[.D183]" office:value-type="float" office:value="-171.333996920683" calcext:value-type="float">
            <text:p>-171.333996920683</text:p>
          </table:table-cell>
          <table:table-cell table:number-columns-repeated="9"/>
        </table:table-row>
        <table:table-row table:style-name="ro1">
          <table:table-cell office:value-type="time" office:time-value="PT15H40M12.365S" calcext:value-type="time">
            <text:p>15:40:12.3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658029" calcext:value-type="float">
            <text:p>-2.66E-07</text:p>
          </table:table-cell>
          <table:table-cell table:formula="of:=[.C184]*10^9" office:value-type="float" office:value="-265.8029" calcext:value-type="float">
            <text:p>-265.8029</text:p>
          </table:table-cell>
          <table:table-cell table:formula="of:=[.$N$1]*[.D184]" office:value-type="float" office:value="-221.220078431253" calcext:value-type="float">
            <text:p>-221.220078431253</text:p>
          </table:table-cell>
          <table:table-cell table:number-columns-repeated="9"/>
        </table:table-row>
        <table:table-row table:style-name="ro1">
          <table:table-cell office:value-type="time" office:time-value="PT15H40M12.747S" calcext:value-type="time">
            <text:p>15:40:12.7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661182" calcext:value-type="float">
            <text:p>-2.66E-07</text:p>
          </table:table-cell>
          <table:table-cell table:formula="of:=[.C185]*10^9" office:value-type="float" office:value="-266.1182" calcext:value-type="float">
            <text:p>-266.1182</text:p>
          </table:table-cell>
          <table:table-cell table:formula="of:=[.$N$1]*[.D185]" office:value-type="float" office:value="-221.482493516752" calcext:value-type="float">
            <text:p>-221.482493516752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221.456193749223" calcext:value-type="float">
            <text:p>-221.456193749223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1.60578897626127" calcext:value-type="float">
            <text:p>1.60578897626127</text:p>
          </table:table-cell>
          <table:table-cell/>
          <table:table-cell table:formula="of:=(MAX([.E184:.E188])-MIN([.E184:.E188]))/2" office:value-type="float" office:value="0.15796505939646" calcext:value-type="float">
            <text:p>0.15796505939646</text:p>
          </table:table-cell>
          <table:table-cell table:number-columns-repeated="2"/>
        </table:table-row>
        <table:table-row table:style-name="ro1">
          <table:table-cell office:value-type="time" office:time-value="PT15H40M13.132S" calcext:value-type="time">
            <text:p>15:40:13.1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661473" calcext:value-type="float">
            <text:p>-2.66E-07</text:p>
          </table:table-cell>
          <table:table-cell table:formula="of:=[.C186]*10^9" office:value-type="float" office:value="-266.1473" calcext:value-type="float">
            <text:p>-266.1473</text:p>
          </table:table-cell>
          <table:table-cell table:formula="of:=[.$N$1]*[.D186]" office:value-type="float" office:value="-221.506712606469" calcext:value-type="float">
            <text:p>-221.506712606469</text:p>
          </table:table-cell>
          <table:table-cell table:number-columns-repeated="9"/>
        </table:table-row>
        <table:table-row table:style-name="ro1">
          <table:table-cell office:value-type="time" office:time-value="PT15H40M13.516S" calcext:value-type="time">
            <text:p>15:40:13.5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661825" calcext:value-type="float">
            <text:p>-2.66E-07</text:p>
          </table:table-cell>
          <table:table-cell table:formula="of:=[.C187]*10^9" office:value-type="float" office:value="-266.1825" calcext:value-type="float">
            <text:p>-266.1825</text:p>
          </table:table-cell>
          <table:table-cell table:formula="of:=[.$N$1]*[.D187]" office:value-type="float" office:value="-221.536008550046" calcext:value-type="float">
            <text:p>-221.536008550046</text:p>
          </table:table-cell>
          <table:table-cell table:number-columns-repeated="9"/>
        </table:table-row>
        <table:table-row table:style-name="ro1">
          <table:table-cell office:value-type="time" office:time-value="PT15H40M13.9S" calcext:value-type="time">
            <text:p>15:40:13.9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661821" calcext:value-type="float">
            <text:p>-2.66E-07</text:p>
          </table:table-cell>
          <table:table-cell table:formula="of:=[.C188]*10^9" office:value-type="float" office:value="-266.1821" calcext:value-type="float">
            <text:p>-266.1821</text:p>
          </table:table-cell>
          <table:table-cell table:formula="of:=[.$N$1]*[.D188]" office:value-type="float" office:value="-221.535675641596" calcext:value-type="float">
            <text:p>-221.535675641596</text:p>
          </table:table-cell>
          <table:table-cell table:number-columns-repeated="9"/>
        </table:table-row>
        <table:table-row table:style-name="ro1">
          <table:table-cell office:value-type="time" office:time-value="PT15H40M14.284S" calcext:value-type="time">
            <text:p>15:40:14.2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245156" calcext:value-type="float">
            <text:p>-3.25E-07</text:p>
          </table:table-cell>
          <table:table-cell table:formula="of:=[.C189]*10^9" office:value-type="float" office:value="-324.5156" calcext:value-type="float">
            <text:p>-324.5156</text:p>
          </table:table-cell>
          <table:table-cell table:formula="of:=[.$N$1]*[.D189]" office:value-type="float" office:value="-270.084963272278" calcext:value-type="float">
            <text:p>-270.084963272278</text:p>
          </table:table-cell>
          <table:table-cell table:number-columns-repeated="9"/>
        </table:table-row>
        <table:table-row table:style-name="ro1">
          <table:table-cell office:value-type="time" office:time-value="PT15H40M14.659S" calcext:value-type="time">
            <text:p>15:40:14.6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242475" calcext:value-type="float">
            <text:p>-3.24E-07</text:p>
          </table:table-cell>
          <table:table-cell table:formula="of:=[.C190]*10^9" office:value-type="float" office:value="-324.2475" calcext:value-type="float">
            <text:p>-324.2475</text:p>
          </table:table-cell>
          <table:table-cell table:formula="of:=[.$N$1]*[.D190]" office:value-type="float" office:value="-269.861831383847" calcext:value-type="float">
            <text:p>-269.861831383847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269.939448988902" calcext:value-type="float">
            <text:p>-269.939448988902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1.95298069160156" calcext:value-type="float">
            <text:p>1.95298069160156</text:p>
          </table:table-cell>
          <table:table-cell/>
          <table:table-cell table:formula="of:=(MAX([.E189:.E193])-MIN([.E189:.E193]))/2" office:value-type="float" office:value="0.111565944215499" calcext:value-type="float">
            <text:p>0.111565944215499</text:p>
          </table:table-cell>
          <table:table-cell table:number-columns-repeated="2"/>
        </table:table-row>
        <table:table-row table:style-name="ro1">
          <table:table-cell office:value-type="time" office:time-value="PT15H40M15.027S" calcext:value-type="time">
            <text:p>15:40:15.0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242965" calcext:value-type="float">
            <text:p>-3.24E-07</text:p>
          </table:table-cell>
          <table:table-cell table:formula="of:=[.C191]*10^9" office:value-type="float" office:value="-324.2965" calcext:value-type="float">
            <text:p>-324.2965</text:p>
          </table:table-cell>
          <table:table-cell table:formula="of:=[.$N$1]*[.D191]" office:value-type="float" office:value="-269.902612668939" calcext:value-type="float">
            <text:p>-269.902612668939</text:p>
          </table:table-cell>
          <table:table-cell table:number-columns-repeated="9"/>
        </table:table-row>
        <table:table-row table:style-name="ro1">
          <table:table-cell office:value-type="time" office:time-value="PT15H40M15.404S" calcext:value-type="time">
            <text:p>15:40:15.4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243105" calcext:value-type="float">
            <text:p>-3.24E-07</text:p>
          </table:table-cell>
          <table:table-cell table:formula="of:=[.C192]*10^9" office:value-type="float" office:value="-324.3105" calcext:value-type="float">
            <text:p>-324.3105</text:p>
          </table:table-cell>
          <table:table-cell table:formula="of:=[.$N$1]*[.D192]" office:value-type="float" office:value="-269.91426446468" calcext:value-type="float">
            <text:p>-269.91426446468</text:p>
          </table:table-cell>
          <table:table-cell table:number-columns-repeated="9"/>
        </table:table-row>
        <table:table-row table:style-name="ro1">
          <table:table-cell office:value-type="time" office:time-value="PT15H40M15.788S" calcext:value-type="time">
            <text:p>15:40:15.7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243337" calcext:value-type="float">
            <text:p>-3.24E-07</text:p>
          </table:table-cell>
          <table:table-cell table:formula="of:=[.C193]*10^9" office:value-type="float" office:value="-324.3337" calcext:value-type="float">
            <text:p>-324.3337</text:p>
          </table:table-cell>
          <table:table-cell table:formula="of:=[.$N$1]*[.D193]" office:value-type="float" office:value="-269.933573154764" calcext:value-type="float">
            <text:p>-269.933573154764</text:p>
          </table:table-cell>
          <table:table-cell table:number-columns-repeated="9"/>
        </table:table-row>
        <table:table-row table:style-name="ro1">
          <table:table-cell office:value-type="time" office:time-value="PT15H40M16.171S" calcext:value-type="time">
            <text:p>15:40:16.1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824895" calcext:value-type="float">
            <text:p>-3.82E-07</text:p>
          </table:table-cell>
          <table:table-cell table:formula="of:=[.C194]*10^9" office:value-type="float" office:value="-382.4895" calcext:value-type="float">
            <text:p>-382.4895</text:p>
          </table:table-cell>
          <table:table-cell table:formula="of:=[.$N$1]*[.D194]" office:value-type="float" office:value="-318.334966206654" calcext:value-type="float">
            <text:p>-318.334966206654</text:p>
          </table:table-cell>
          <table:table-cell table:number-columns-repeated="9"/>
        </table:table-row>
        <table:table-row table:style-name="ro1">
          <table:table-cell office:value-type="time" office:time-value="PT15H40M16.554S" calcext:value-type="time">
            <text:p>15:40:16.5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827656" calcext:value-type="float">
            <text:p>-3.83E-07</text:p>
          </table:table-cell>
          <table:table-cell table:formula="of:=[.C195]*10^9" office:value-type="float" office:value="-382.7656" calcext:value-type="float">
            <text:p>-382.7656</text:p>
          </table:table-cell>
          <table:table-cell table:formula="of:=[.$N$1]*[.D195]" office:value-type="float" office:value="-318.56475626408" calcext:value-type="float">
            <text:p>-318.56475626408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318.592371019985" calcext:value-type="float">
            <text:p>-318.592371019985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2.3076834372351" calcext:value-type="float">
            <text:p>2.3076834372351</text:p>
          </table:table-cell>
          <table:table-cell/>
          <table:table-cell table:formula="of:=(MAX([.E194:.E198])-MIN([.E194:.E198]))/2" office:value-type="float" office:value="0.188010046984488" calcext:value-type="float">
            <text:p>0.188010046984488</text:p>
          </table:table-cell>
          <table:table-cell table:number-columns-repeated="2"/>
        </table:table-row>
        <table:table-row table:style-name="ro1">
          <table:table-cell office:value-type="time" office:time-value="PT15H40M16.938S" calcext:value-type="time">
            <text:p>15:40:16.9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828757" calcext:value-type="float">
            <text:p>-3.83E-07</text:p>
          </table:table-cell>
          <table:table-cell table:formula="of:=[.C196]*10^9" office:value-type="float" office:value="-382.8757" calcext:value-type="float">
            <text:p>-382.8757</text:p>
          </table:table-cell>
          <table:table-cell table:formula="of:=[.$N$1]*[.D196]" office:value-type="float" office:value="-318.656389314867" calcext:value-type="float">
            <text:p>-318.656389314867</text:p>
          </table:table-cell>
          <table:table-cell table:number-columns-repeated="9"/>
        </table:table-row>
        <table:table-row table:style-name="ro1">
          <table:table-cell office:value-type="time" office:time-value="PT15H40M17.323S" calcext:value-type="time">
            <text:p>15:40:17.3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829413" calcext:value-type="float">
            <text:p>-3.83E-07</text:p>
          </table:table-cell>
          <table:table-cell table:formula="of:=[.C197]*10^9" office:value-type="float" office:value="-382.9413" calcext:value-type="float">
            <text:p>-382.9413</text:p>
          </table:table-cell>
          <table:table-cell table:formula="of:=[.$N$1]*[.D197]" office:value-type="float" office:value="-318.710986300623" calcext:value-type="float">
            <text:p>-318.710986300623</text:p>
          </table:table-cell>
          <table:table-cell table:number-columns-repeated="9"/>
        </table:table-row>
        <table:table-row table:style-name="ro1">
          <table:table-cell office:value-type="time" office:time-value="PT15H40M17.707S" calcext:value-type="time">
            <text:p>15:40:17.7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829218" calcext:value-type="float">
            <text:p>-3.83E-07</text:p>
          </table:table-cell>
          <table:table-cell table:formula="of:=[.C198]*10^9" office:value-type="float" office:value="-382.9218" calcext:value-type="float">
            <text:p>-382.9218</text:p>
          </table:table-cell>
          <table:table-cell table:formula="of:=[.$N$1]*[.D198]" office:value-type="float" office:value="-318.694757013699" calcext:value-type="float">
            <text:p>-318.694757013699</text:p>
          </table:table-cell>
          <table:table-cell table:number-columns-repeated="9"/>
        </table:table-row>
        <table:table-row table:style-name="ro1">
          <table:table-cell office:value-type="time" office:time-value="PT15H40M18.091S" calcext:value-type="time">
            <text:p>15:40:18.0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420422" calcext:value-type="float">
            <text:p>-4.42E-07</text:p>
          </table:table-cell>
          <table:table-cell table:formula="of:=[.C199]*10^9" office:value-type="float" office:value="-442.0422" calcext:value-type="float">
            <text:p>-442.0422</text:p>
          </table:table-cell>
          <table:table-cell table:formula="of:=[.$N$1]*[.D199]" office:value-type="float" office:value="-367.898958792111" calcext:value-type="float">
            <text:p>-367.898958792111</text:p>
          </table:table-cell>
          <table:table-cell table:number-columns-repeated="9"/>
        </table:table-row>
        <table:table-row table:style-name="ro1">
          <table:table-cell office:value-type="time" office:time-value="PT15H40M18.474S" calcext:value-type="time">
            <text:p>15:40:18.4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418945" calcext:value-type="float">
            <text:p>-4.42E-07</text:p>
          </table:table-cell>
          <table:table-cell table:formula="of:=[.C200]*10^9" office:value-type="float" office:value="-441.8945" calcext:value-type="float">
            <text:p>-441.8945</text:p>
          </table:table-cell>
          <table:table-cell table:formula="of:=[.$N$1]*[.D200]" office:value-type="float" office:value="-367.776032347048" calcext:value-type="float">
            <text:p>-367.776032347048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67.917734828675" calcext:value-type="float">
            <text:p>-367.917734828675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.66307152570944" calcext:value-type="float">
            <text:p>2.66307152570944</text:p>
          </table:table-cell>
          <table:table-cell/>
          <table:table-cell table:formula="of:=(MAX([.E199:.E203])-MIN([.E199:.E203]))/2" office:value-type="float" office:value="0.18047799330941" calcext:value-type="float">
            <text:p>0.18047799330941</text:p>
          </table:table-cell>
          <table:table-cell table:number-columns-repeated="2"/>
        </table:table-row>
        <table:table-row table:style-name="ro1">
          <table:table-cell office:value-type="time" office:time-value="PT15H40M18.858S" calcext:value-type="time">
            <text:p>15:40:18.8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419535" calcext:value-type="float">
            <text:p>-4.42E-07</text:p>
          </table:table-cell>
          <table:table-cell table:formula="of:=[.C201]*10^9" office:value-type="float" office:value="-441.9535" calcext:value-type="float">
            <text:p>-441.9535</text:p>
          </table:table-cell>
          <table:table-cell table:formula="of:=[.$N$1]*[.D201]" office:value-type="float" office:value="-367.825136343383" calcext:value-type="float">
            <text:p>-367.825136343383</text:p>
          </table:table-cell>
          <table:table-cell table:number-columns-repeated="9"/>
        </table:table-row>
        <table:table-row table:style-name="ro1">
          <table:table-cell office:value-type="time" office:time-value="PT15H40M19.241S" calcext:value-type="time">
            <text:p>15:40:19.2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421054" calcext:value-type="float">
            <text:p>-4.42E-07</text:p>
          </table:table-cell>
          <table:table-cell table:formula="of:=[.C202]*10^9" office:value-type="float" office:value="-442.1054" calcext:value-type="float">
            <text:p>-442.1054</text:p>
          </table:table-cell>
          <table:table-cell table:formula="of:=[.$N$1]*[.D202]" office:value-type="float" office:value="-367.951558327168" calcext:value-type="float">
            <text:p>-367.951558327168</text:p>
          </table:table-cell>
          <table:table-cell table:number-columns-repeated="9"/>
        </table:table-row>
        <table:table-row table:style-name="ro1">
          <table:table-cell office:value-type="time" office:time-value="PT15H40M19.617S" calcext:value-type="time">
            <text:p>15:40:19.6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423282" calcext:value-type="float">
            <text:p>-4.42E-07</text:p>
          </table:table-cell>
          <table:table-cell table:formula="of:=[.C203]*10^9" office:value-type="float" office:value="-442.3282" calcext:value-type="float">
            <text:p>-442.3282</text:p>
          </table:table-cell>
          <table:table-cell table:formula="of:=[.$N$1]*[.D203]" office:value-type="float" office:value="-368.136988333667" calcext:value-type="float">
            <text:p>-368.136988333667</text:p>
          </table:table-cell>
          <table:table-cell table:number-columns-repeated="9"/>
        </table:table-row>
        <table:table-row table:style-name="ro1">
          <table:table-cell office:value-type="time" office:time-value="PT15H40M19.994S" calcext:value-type="time">
            <text:p>15:40:19.9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032727" calcext:value-type="float">
            <text:p>-5.03E-07</text:p>
          </table:table-cell>
          <table:table-cell table:formula="of:=[.C204]*10^9" office:value-type="float" office:value="-503.2727" calcext:value-type="float">
            <text:p>-503.2727</text:p>
          </table:table-cell>
          <table:table-cell table:formula="of:=[.$N$1]*[.D204]" office:value-type="float" office:value="-418.859335869956" calcext:value-type="float">
            <text:p>-418.859335869956</text:p>
          </table:table-cell>
          <table:table-cell table:number-columns-repeated="9"/>
        </table:table-row>
        <table:table-row table:style-name="ro1">
          <table:table-cell office:value-type="time" office:time-value="PT15H40M20.377S" calcext:value-type="time">
            <text:p>15:40:20.3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03324" calcext:value-type="float">
            <text:p>-5.03E-07</text:p>
          </table:table-cell>
          <table:table-cell table:formula="of:=[.C205]*10^9" office:value-type="float" office:value="-503.324" calcext:value-type="float">
            <text:p>-503.324</text:p>
          </table:table-cell>
          <table:table-cell table:formula="of:=[.$N$1]*[.D205]" office:value-type="float" office:value="-418.902031378634" calcext:value-type="float">
            <text:p>-418.902031378634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418.809915610594" calcext:value-type="float">
            <text:p>-418.809915610594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3.02763563360203" calcext:value-type="float">
            <text:p>3.02763563360203</text:p>
          </table:table-cell>
          <table:table-cell/>
          <table:table-cell table:formula="of:=(MAX([.E204:.E208])-MIN([.E204:.E208]))/2" office:value-type="float" office:value="0.0944627726106546" calcext:value-type="float">
            <text:p>0.094462772610655</text:p>
          </table:table-cell>
          <table:table-cell table:number-columns-repeated="2"/>
        </table:table-row>
        <table:table-row table:style-name="ro1">
          <table:table-cell office:value-type="time" office:time-value="PT15H40M20.761S" calcext:value-type="time">
            <text:p>15:40:20.7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03097" calcext:value-type="float">
            <text:p>-5.03E-07</text:p>
          </table:table-cell>
          <table:table-cell table:formula="of:=[.C206]*10^9" office:value-type="float" office:value="-503.097" calcext:value-type="float">
            <text:p>-503.097</text:p>
          </table:table-cell>
          <table:table-cell table:formula="of:=[.$N$1]*[.D206]" office:value-type="float" office:value="-418.713105833413" calcext:value-type="float">
            <text:p>-418.713105833413</text:p>
          </table:table-cell>
          <table:table-cell table:number-columns-repeated="9"/>
        </table:table-row>
        <table:table-row table:style-name="ro1">
          <table:table-cell office:value-type="time" office:time-value="PT15H40M21.145S" calcext:value-type="time">
            <text:p>15:40:21.1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031336" calcext:value-type="float">
            <text:p>-5.03E-07</text:p>
          </table:table-cell>
          <table:table-cell table:formula="of:=[.C207]*10^9" office:value-type="float" office:value="-503.1336" calcext:value-type="float">
            <text:p>-503.1336</text:p>
          </table:table-cell>
          <table:table-cell table:formula="of:=[.$N$1]*[.D207]" office:value-type="float" office:value="-418.743566956563" calcext:value-type="float">
            <text:p>-418.743566956563</text:p>
          </table:table-cell>
          <table:table-cell table:number-columns-repeated="9"/>
        </table:table-row>
        <table:table-row table:style-name="ro1">
          <table:table-cell office:value-type="time" office:time-value="PT15H40M21.529S" calcext:value-type="time">
            <text:p>15:40:21.5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032393" calcext:value-type="float">
            <text:p>-5.03E-07</text:p>
          </table:table-cell>
          <table:table-cell table:formula="of:=[.C208]*10^9" office:value-type="float" office:value="-503.2393" calcext:value-type="float">
            <text:p>-503.2393</text:p>
          </table:table-cell>
          <table:table-cell table:formula="of:=[.$N$1]*[.D208]" office:value-type="float" office:value="-418.831538014404" calcext:value-type="float">
            <text:p>-418.831538014404</text:p>
          </table:table-cell>
          <table:table-cell table:number-columns-repeated="9"/>
        </table:table-row>
        <table:table-row table:style-name="ro1">
          <table:table-cell office:value-type="time" office:time-value="PT15H40M21.913S" calcext:value-type="time">
            <text:p>15:40:21.9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5707402" calcext:value-type="float">
            <text:p>-5.71E-07</text:p>
          </table:table-cell>
          <table:table-cell table:formula="of:=[.C209]*10^9" office:value-type="float" office:value="-570.7402" calcext:value-type="float">
            <text:p>-570.7402</text:p>
          </table:table-cell>
          <table:table-cell table:formula="of:=[.$N$1]*[.D209]" office:value-type="float" office:value="-475.010587950203" calcext:value-type="float">
            <text:p>-475.010587950203</text:p>
          </table:table-cell>
          <table:table-cell table:number-columns-repeated="9"/>
        </table:table-row>
        <table:table-row table:style-name="ro1">
          <table:table-cell office:value-type="time" office:time-value="PT15H40M22.296S" calcext:value-type="time">
            <text:p>15:40:22.3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5709522" calcext:value-type="float">
            <text:p>-5.71E-07</text:p>
          </table:table-cell>
          <table:table-cell table:formula="of:=[.C210]*10^9" office:value-type="float" office:value="-570.9522" calcext:value-type="float">
            <text:p>-570.9522</text:p>
          </table:table-cell>
          <table:table-cell table:formula="of:=[.$N$1]*[.D210]" office:value-type="float" office:value="-475.187029428559" calcext:value-type="float">
            <text:p>-475.187029428559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475.234801791095" calcext:value-type="float">
            <text:p>-475.234801791095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3.43800351393092" calcext:value-type="float">
            <text:p>3.43800351393092</text:p>
          </table:table-cell>
          <table:table-cell/>
          <table:table-cell table:formula="of:=(MAX([.E209:.E213])-MIN([.E209:.E213]))/2" office:value-type="float" office:value="0.189591362120666" calcext:value-type="float">
            <text:p>0.189591362120666</text:p>
          </table:table-cell>
          <table:table-cell table:number-columns-repeated="2"/>
        </table:table-row>
        <table:table-row table:style-name="ro1">
          <table:table-cell office:value-type="time" office:time-value="PT15H40M22.679S" calcext:value-type="time">
            <text:p>15:40:22.6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5711399" calcext:value-type="float">
            <text:p>-5.71E-07</text:p>
          </table:table-cell>
          <table:table-cell table:formula="of:=[.C211]*10^9" office:value-type="float" office:value="-571.1399" calcext:value-type="float">
            <text:p>-571.1399</text:p>
          </table:table-cell>
          <table:table-cell table:formula="of:=[.$N$1]*[.D211]" office:value-type="float" office:value="-475.343246718594" calcext:value-type="float">
            <text:p>-475.343246718594</text:p>
          </table:table-cell>
          <table:table-cell table:number-columns-repeated="9"/>
        </table:table-row>
        <table:table-row table:style-name="ro1">
          <table:table-cell office:value-type="time" office:time-value="PT15H40M23.064S" calcext:value-type="time">
            <text:p>15:40:23.0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5711958" calcext:value-type="float">
            <text:p>-5.71E-07</text:p>
          </table:table-cell>
          <table:table-cell table:formula="of:=[.C212]*10^9" office:value-type="float" office:value="-571.1958" calcext:value-type="float">
            <text:p>-571.1958</text:p>
          </table:table-cell>
          <table:table-cell table:formula="of:=[.$N$1]*[.D212]" office:value-type="float" office:value="-475.389770674444" calcext:value-type="float">
            <text:p>-475.389770674444</text:p>
          </table:table-cell>
          <table:table-cell table:number-columns-repeated="9"/>
        </table:table-row>
        <table:table-row table:style-name="ro1">
          <table:table-cell office:value-type="time" office:time-value="PT15H40M23.44S" calcext:value-type="time">
            <text:p>15:40:23.4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5710199" calcext:value-type="float">
            <text:p>-5.71E-07</text:p>
          </table:table-cell>
          <table:table-cell table:formula="of:=[.C213]*10^9" office:value-type="float" office:value="-571.0199" calcext:value-type="float">
            <text:p>-571.0199</text:p>
          </table:table-cell>
          <table:table-cell table:formula="of:=[.$N$1]*[.D213]" office:value-type="float" office:value="-475.243374183676" calcext:value-type="float">
            <text:p>-475.243374183676</text:p>
          </table:table-cell>
          <table:table-cell table:number-columns-repeated="9"/>
        </table:table-row>
        <table:table-row table:style-name="ro1">
          <table:table-cell office:value-type="time" office:time-value="PT15H40M23.817S" calcext:value-type="time">
            <text:p>15:40:23.8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5323" calcext:value-type="float">
            <text:p>-6.65E-07</text:p>
          </table:table-cell>
          <table:table-cell table:formula="of:=[.C214]*10^9" office:value-type="float" office:value="-665.323" calcext:value-type="float">
            <text:p>-665.323</text:p>
          </table:table-cell>
          <table:table-cell table:formula="of:=[.$N$1]*[.D214]" office:value-type="float" office:value="-553.729121247798" calcext:value-type="float">
            <text:p>-553.729121247798</text:p>
          </table:table-cell>
          <table:table-cell table:number-columns-repeated="9"/>
        </table:table-row>
        <table:table-row table:style-name="ro1">
          <table:table-cell office:value-type="time" office:time-value="PT15H40M24.2S" calcext:value-type="time">
            <text:p>15:40:24.2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51636" calcext:value-type="float">
            <text:p>-6.65E-07</text:p>
          </table:table-cell>
          <table:table-cell table:formula="of:=[.C215]*10^9" office:value-type="float" office:value="-665.1636" calcext:value-type="float">
            <text:p>-665.1636</text:p>
          </table:table-cell>
          <table:table-cell table:formula="of:=[.$N$1]*[.D215]" office:value-type="float" office:value="-553.596457230581" calcext:value-type="float">
            <text:p>-553.596457230581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553.816243389092" calcext:value-type="float">
            <text:p>-553.816243389092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4.00798813214544" calcext:value-type="float">
            <text:p>4.00798813214544</text:p>
          </table:table-cell>
          <table:table-cell/>
          <table:table-cell table:formula="of:=(MAX([.E214:.E218])-MIN([.E214:.E218]))/2" office:value-type="float" office:value="0.257255004528133" calcext:value-type="float">
            <text:p>0.257255004528133</text:p>
          </table:table-cell>
          <table:table-cell table:number-columns-repeated="2"/>
        </table:table-row>
        <table:table-row table:style-name="ro1">
          <table:table-cell office:value-type="time" office:time-value="PT15H40M24.583S" calcext:value-type="time">
            <text:p>15:40:24.5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53125" calcext:value-type="float">
            <text:p>-6.65E-07</text:p>
          </table:table-cell>
          <table:table-cell table:formula="of:=[.C216]*10^9" office:value-type="float" office:value="-665.3125" calcext:value-type="float">
            <text:p>-665.3125</text:p>
          </table:table-cell>
          <table:table-cell table:formula="of:=[.$N$1]*[.D216]" office:value-type="float" office:value="-553.720382400993" calcext:value-type="float">
            <text:p>-553.720382400993</text:p>
          </table:table-cell>
          <table:table-cell table:number-columns-repeated="9"/>
        </table:table-row>
        <table:table-row table:style-name="ro1">
          <table:table-cell office:value-type="time" office:time-value="PT15H40M24.967S" calcext:value-type="time">
            <text:p>15:40:24.9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55575" calcext:value-type="float">
            <text:p>-6.66E-07</text:p>
          </table:table-cell>
          <table:table-cell table:formula="of:=[.C217]*10^9" office:value-type="float" office:value="-665.5575" calcext:value-type="float">
            <text:p>-665.5575</text:p>
          </table:table-cell>
          <table:table-cell table:formula="of:=[.$N$1]*[.D217]" office:value-type="float" office:value="-553.924288826452" calcext:value-type="float">
            <text:p>-553.924288826452</text:p>
          </table:table-cell>
          <table:table-cell table:number-columns-repeated="9"/>
        </table:table-row>
        <table:table-row table:style-name="ro1">
          <table:table-cell office:value-type="time" office:time-value="PT15H40M25.351S" calcext:value-type="time">
            <text:p>15:40:25.3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57818" calcext:value-type="float">
            <text:p>-6.66E-07</text:p>
          </table:table-cell>
          <table:table-cell table:formula="of:=[.C218]*10^9" office:value-type="float" office:value="-665.7818" calcext:value-type="float">
            <text:p>-665.7818</text:p>
          </table:table-cell>
          <table:table-cell table:formula="of:=[.$N$1]*[.D218]" office:value-type="float" office:value="-554.110967239637" calcext:value-type="float">
            <text:p>-554.110967239637</text:p>
          </table:table-cell>
          <table:table-cell table:number-columns-repeated="9"/>
        </table:table-row>
        <table:table-row table:style-name="ro1">
          <table:table-cell office:value-type="time" office:time-value="PT15H40M25.736S" calcext:value-type="time">
            <text:p>15:40:25.7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59162" calcext:value-type="float">
            <text:p>-6.66E-07</text:p>
          </table:table-cell>
          <table:table-cell table:number-columns-repeated="11"/>
        </table:table-row>
        <table:table-row table:style-name="ro1">
          <table:table-cell office:value-type="time" office:time-value="PT15H40M26.119S" calcext:value-type="time">
            <text:p>15:40:26.1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5951" calcext:value-type="float">
            <text:p>-6.66E-07</text:p>
          </table:table-cell>
          <table:table-cell table:number-columns-repeated="11"/>
        </table:table-row>
        <table:table-row table:style-name="ro1">
          <table:table-cell office:value-type="time" office:time-value="PT15H40M26.503S" calcext:value-type="time">
            <text:p>15:40:26.5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5919" calcext:value-type="float">
            <text:p>-6.66E-07</text:p>
          </table:table-cell>
          <table:table-cell table:number-columns-repeated="11"/>
        </table:table-row>
        <table:table-row table:style-name="ro1">
          <table:table-cell office:value-type="time" office:time-value="PT15H40M26.887S" calcext:value-type="time">
            <text:p>15:40:26.8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59807" calcext:value-type="float">
            <text:p>-6.66E-07</text:p>
          </table:table-cell>
          <table:table-cell table:number-columns-repeated="11"/>
        </table:table-row>
        <table:table-row table:style-name="ro1">
          <table:table-cell office:value-type="time" office:time-value="PT15H40M27.27S" calcext:value-type="time">
            <text:p>15:40:27.2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59878" calcext:value-type="float">
            <text:p>-6.66E-07</text:p>
          </table:table-cell>
          <table:table-cell table:number-columns-repeated="11"/>
        </table:table-row>
        <table:table-row table:style-name="ro1">
          <table:table-cell office:value-type="time" office:time-value="PT15H40M27.654S" calcext:value-type="time">
            <text:p>15:40:27.6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63041" calcext:value-type="float">
            <text:p>-6.66E-07</text:p>
          </table:table-cell>
          <table:table-cell table:number-columns-repeated="11"/>
        </table:table-row>
        <table:table-row table:style-name="ro1">
          <table:table-cell office:value-type="time" office:time-value="PT15H40M28.037S" calcext:value-type="time">
            <text:p>15:40:28.0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65541" calcext:value-type="float">
            <text:p>-6.67E-07</text:p>
          </table:table-cell>
          <table:table-cell table:number-columns-repeated="11"/>
        </table:table-row>
        <table:table-row table:style-name="ro1">
          <table:table-cell office:value-type="time" office:time-value="PT15H40M28.422S" calcext:value-type="time">
            <text:p>15:40:28.4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67256" calcext:value-type="float">
            <text:p>-6.67E-07</text:p>
          </table:table-cell>
          <table:table-cell table:number-columns-repeated="11"/>
        </table:table-row>
        <table:table-row table:style-name="ro1">
          <table:table-cell office:value-type="time" office:time-value="PT15H40M28.806S" calcext:value-type="time">
            <text:p>15:40:28.8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67728" calcext:value-type="float">
            <text:p>-6.67E-07</text:p>
          </table:table-cell>
          <table:table-cell table:number-columns-repeated="11"/>
        </table:table-row>
        <table:table-row table:style-name="ro1">
          <table:table-cell office:value-type="time" office:time-value="PT15H40M29.19S" calcext:value-type="time">
            <text:p>15:40:29.1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6668657" calcext:value-type="float">
            <text:p>-6.67E-07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29409870505749" calcext:value-type="float">
            <text:p>-0.072940987050575</text:p>
          </table:table-cell>
          <table:table-cell office:value-type="float" office:value="0.05" calcext:value-type="float">
            <text:p>0.05</text:p>
          </table:table-cell>
          <table:table-cell office:value-type="float" office:value="0.176785062246657" calcext:value-type="float">
            <text:p>0.1767850622466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583377481708843" calcext:value-type="float">
            <text:p>-0.058337748170884</text:p>
          </table:table-cell>
          <table:table-cell office:value-type="float" office:value="0.05" calcext:value-type="float">
            <text:p>0.05</text:p>
          </table:table-cell>
          <table:table-cell office:value-type="float" office:value="0.111807799024734" calcext:value-type="float">
            <text:p>0.1118077990247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837774383968974" calcext:value-type="float">
            <text:p>-0.083777438396897</text:p>
          </table:table-cell>
          <table:table-cell office:value-type="float" office:value="0.05" calcext:value-type="float">
            <text:p>0.05</text:p>
          </table:table-cell>
          <table:table-cell office:value-type="float" office:value="0.0864732943649174" calcext:value-type="float">
            <text:p>0.0864732943649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01383777986359" calcext:value-type="float">
            <text:p>-0.101383777986359</text:p>
          </table:table-cell>
          <table:table-cell office:value-type="float" office:value="0.05" calcext:value-type="float">
            <text:p>0.05</text:p>
          </table:table-cell>
          <table:table-cell office:value-type="float" office:value="0.102303623521689" calcext:value-type="float">
            <text:p>0.1023036235216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15298184174465" calcext:value-type="float">
            <text:p>-0.115298184174465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958510124089" calcext:value-type="float">
            <text:p>0.0959958510124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64998629275296" calcext:value-type="float">
            <text:p>-0.164998629275296</text:p>
          </table:table-cell>
          <table:table-cell office:value-type="float" office:value="0.05" calcext:value-type="float">
            <text:p>0.05</text:p>
          </table:table-cell>
          <table:table-cell office:value-type="float" office:value="0.0845495997808147" calcext:value-type="float">
            <text:p>0.084549599780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8813558176728" calcext:value-type="float">
            <text:p>-0.18813558176728</text:p>
          </table:table-cell>
          <table:table-cell office:value-type="float" office:value="0.05" calcext:value-type="float">
            <text:p>0.05</text:p>
          </table:table-cell>
          <table:table-cell office:value-type="float" office:value="0.0921714122283131" calcext:value-type="float">
            <text:p>0.0921714122283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24011132937514" calcext:value-type="float">
            <text:p>-0.224011132937514</text:p>
          </table:table-cell>
          <table:table-cell office:value-type="float" office:value="0.05" calcext:value-type="float">
            <text:p>0.05</text:p>
          </table:table-cell>
          <table:table-cell office:value-type="float" office:value="0.094004738547871" calcext:value-type="float">
            <text:p>0.0940047385478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05277210956225" calcext:value-type="float">
            <text:p>-0.2052772109562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9632987980851" calcext:value-type="float">
            <text:p>0.097963298798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92739525856471" calcext:value-type="float">
            <text:p>-0.192739525856471</text:p>
          </table:table-cell>
          <table:table-cell office:value-type="float" office:value="0.05" calcext:value-type="float">
            <text:p>0.05</text:p>
          </table:table-cell>
          <table:table-cell office:value-type="float" office:value="0.111414714527909" calcext:value-type="float">
            <text:p>0.1114147145279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14962814437257" calcext:value-type="float">
            <text:p>-0.2149628144372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649669808278" calcext:value-type="float">
            <text:p>0.1066496698082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22792754593195" calcext:value-type="float">
            <text:p>-0.22279275459319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8646687355704" calcext:value-type="float">
            <text:p>0.09786466873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50208031755147" calcext:value-type="float">
            <text:p>-0.250208031755147</text:p>
          </table:table-cell>
          <table:table-cell office:value-type="float" office:value="0.05" calcext:value-type="float">
            <text:p>0.05</text:p>
          </table:table-cell>
          <table:table-cell office:value-type="float" office:value="0.122438849520522" calcext:value-type="float">
            <text:p>0.1224388495205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0812948566185" calcext:value-type="float">
            <text:p>-0.2081294856618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2080670171209" calcext:value-type="float">
            <text:p>0.0592080670171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3829400996874" calcext:value-type="float">
            <text:p>-0.273829400996874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164077697375" calcext:value-type="float">
            <text:p>0.0946164077697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76204086905059" calcext:value-type="float">
            <text:p>-0.276204086905059</text:p>
          </table:table-cell>
          <table:table-cell office:value-type="float" office:value="0.05" calcext:value-type="float">
            <text:p>0.05</text:p>
          </table:table-cell>
          <table:table-cell office:value-type="float" office:value="0.110545471571818" calcext:value-type="float">
            <text:p>0.1105454715718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93304179106732" calcext:value-type="float">
            <text:p>-0.293304179106732</text:p>
          </table:table-cell>
          <table:table-cell office:value-type="float" office:value="0.05" calcext:value-type="float">
            <text:p>0.05</text:p>
          </table:table-cell>
          <table:table-cell office:value-type="float" office:value="0.0854604710713422" calcext:value-type="float">
            <text:p>0.0854604710713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89752661828754" calcext:value-type="float">
            <text:p>-0.289752661828754</text:p>
          </table:table-cell>
          <table:table-cell office:value-type="float" office:value="0.05" calcext:value-type="float">
            <text:p>0.05</text:p>
          </table:table-cell>
          <table:table-cell office:value-type="float" office:value="0.0857768155943371" calcext:value-type="float">
            <text:p>0.0857768155943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49976366329115" calcext:value-type="float">
            <text:p>-0.34997636632911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9125981441226" calcext:value-type="float">
            <text:p>0.0979125981441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40451645803063" calcext:value-type="float">
            <text:p>-0.4045164580306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4201009876065" calcext:value-type="float">
            <text:p>0.0864201009876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34787301792267" calcext:value-type="float">
            <text:p>-0.334787301792267</text:p>
          </table:table-cell>
          <table:table-cell office:value-type="float" office:value="0.05" calcext:value-type="float">
            <text:p>0.05</text:p>
          </table:table-cell>
          <table:table-cell office:value-type="float" office:value="0.0922650694288685" calcext:value-type="float">
            <text:p>0.0922650694288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89462509952238" calcext:value-type="float">
            <text:p>-0.489462509952238</text:p>
          </table:table-cell>
          <table:table-cell office:value-type="float" office:value="0.05" calcext:value-type="float">
            <text:p>0.05</text:p>
          </table:table-cell>
          <table:table-cell office:value-type="float" office:value="0.0516756345050725" calcext:value-type="float">
            <text:p>0.0516756345050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99681234689208" calcext:value-type="float">
            <text:p>-0.4996812346892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7604589251779" calcext:value-type="float">
            <text:p>0.0997604589251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47771802202875" calcext:value-type="float">
            <text:p>-0.4477718022028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943585085436" calcext:value-type="float">
            <text:p>0.1029435850854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573903473173917" calcext:value-type="float">
            <text:p>-0.5739034731739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4504333727584" calcext:value-type="float">
            <text:p>0.0994504333727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699308288481243" calcext:value-type="float">
            <text:p>-0.699308288481243</text:p>
          </table:table-cell>
          <table:table-cell office:value-type="float" office:value="0.05" calcext:value-type="float">
            <text:p>0.05</text:p>
          </table:table-cell>
          <table:table-cell office:value-type="float" office:value="0.0644577256853404" calcext:value-type="float">
            <text:p>0.064457725685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818558591987583" calcext:value-type="float">
            <text:p>-0.818558591987583</text:p>
          </table:table-cell>
          <table:table-cell office:value-type="float" office:value="0.05" calcext:value-type="float">
            <text:p>0.05</text:p>
          </table:table-cell>
          <table:table-cell office:value-type="float" office:value="0.0680177060808521" calcext:value-type="float">
            <text:p>0.0680177060808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942114600219339" calcext:value-type="float">
            <text:p>-0.942114600219339</text:p>
          </table:table-cell>
          <table:table-cell office:value-type="float" office:value="0.05" calcext:value-type="float">
            <text:p>0.05</text:p>
          </table:table-cell>
          <table:table-cell office:value-type="float" office:value="0.0622848894132829" calcext:value-type="float">
            <text:p>0.0622848894132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.65258917075802" calcext:value-type="float">
            <text:p>-1.652589170758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69456121987337" calcext:value-type="float">
            <text:p>0.0769456121987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3.12389670720899" calcext:value-type="float">
            <text:p>-3.123896707208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82333488502896" calcext:value-type="float">
            <text:p>0.098233348850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6.98349145946729" calcext:value-type="float">
            <text:p>-6.98349145946729</text:p>
          </table:table-cell>
          <table:table-cell office:value-type="float" office:value="0.05" calcext:value-type="float">
            <text:p>0.05</text:p>
          </table:table-cell>
          <table:table-cell office:value-type="float" office:value="0.104734457527987" calcext:value-type="float">
            <text:p>0.1047344575279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6.3895640328738" calcext:value-type="float">
            <text:p>-16.3895640328738</text:p>
          </table:table-cell>
          <table:table-cell office:value-type="float" office:value="0.05" calcext:value-type="float">
            <text:p>0.05</text:p>
          </table:table-cell>
          <table:table-cell office:value-type="float" office:value="0.15859107043612" calcext:value-type="float">
            <text:p>0.158591070436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5.6938913519284" calcext:value-type="float">
            <text:p>-35.6938913519284</text:p>
          </table:table-cell>
          <table:table-cell office:value-type="float" office:value="0.05" calcext:value-type="float">
            <text:p>0.05</text:p>
          </table:table-cell>
          <table:table-cell office:value-type="float" office:value="0.274699504899955" calcext:value-type="float">
            <text:p>0.274699504899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67.6610240824841" calcext:value-type="float">
            <text:p>-67.6610240824841</text:p>
          </table:table-cell>
          <table:table-cell office:value-type="float" office:value="0.05" calcext:value-type="float">
            <text:p>0.05</text:p>
          </table:table-cell>
          <table:table-cell office:value-type="float" office:value="0.498351323826524" calcext:value-type="float">
            <text:p>0.4983513238265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10.396869612554" calcext:value-type="float">
            <text:p>-110.396869612554</text:p>
          </table:table-cell>
          <table:table-cell office:value-type="float" office:value="0.05" calcext:value-type="float">
            <text:p>0.05</text:p>
          </table:table-cell>
          <table:table-cell office:value-type="float" office:value="0.806019210512709" calcext:value-type="float">
            <text:p>0.8060192105127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59.297159267208" calcext:value-type="float">
            <text:p>-159.297159267208</text:p>
          </table:table-cell>
          <table:table-cell office:value-type="float" office:value="0.05" calcext:value-type="float">
            <text:p>0.05</text:p>
          </table:table-cell>
          <table:table-cell office:value-type="float" office:value="1.1541133192778" calcext:value-type="float">
            <text:p>1.15411331927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09.877238377505" calcext:value-type="float">
            <text:p>-209.877238377505</text:p>
          </table:table-cell>
          <table:table-cell office:value-type="float" office:value="0.05" calcext:value-type="float">
            <text:p>0.05</text:p>
          </table:table-cell>
          <table:table-cell office:value-type="float" office:value="1.51909013761505" calcext:value-type="float">
            <text:p>1.51909013761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59.38753283002" calcext:value-type="float">
            <text:p>-259.38753283002</text:p>
          </table:table-cell>
          <table:table-cell office:value-type="float" office:value="0.05" calcext:value-type="float">
            <text:p>0.05</text:p>
          </table:table-cell>
          <table:table-cell office:value-type="float" office:value="1.87785778024624" calcext:value-type="float">
            <text:p>1.877857780246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08.673280533193" calcext:value-type="float">
            <text:p>-308.673280533193</text:p>
          </table:table-cell>
          <table:table-cell office:value-type="float" office:value="0.05" calcext:value-type="float">
            <text:p>0.05</text:p>
          </table:table-cell>
          <table:table-cell office:value-type="float" office:value="2.23403397239067" calcext:value-type="float">
            <text:p>2.23403397239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58.536857432561" calcext:value-type="float">
            <text:p>-358.536857432561</text:p>
          </table:table-cell>
          <table:table-cell office:value-type="float" office:value="0.05" calcext:value-type="float">
            <text:p>0.05</text:p>
          </table:table-cell>
          <table:table-cell office:value-type="float" office:value="2.59536743302998" calcext:value-type="float">
            <text:p>2.59536743302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09.903515982456" calcext:value-type="float">
            <text:p>-409.903515982456</text:p>
          </table:table-cell>
          <table:table-cell office:value-type="float" office:value="0.05" calcext:value-type="float">
            <text:p>0.05</text:p>
          </table:table-cell>
          <table:table-cell office:value-type="float" office:value="2.96525031634563" calcext:value-type="float">
            <text:p>2.965250316345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64.784173028044" calcext:value-type="float">
            <text:p>-464.784173028044</text:p>
          </table:table-cell>
          <table:table-cell office:value-type="float" office:value="0.05" calcext:value-type="float">
            <text:p>0.05</text:p>
          </table:table-cell>
          <table:table-cell office:value-type="float" office:value="3.36246282366481" calcext:value-type="float">
            <text:p>3.362462823664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538.306105297903" calcext:value-type="float">
            <text:p>-538.306105297903</text:p>
          </table:table-cell>
          <table:table-cell office:value-type="float" office:value="0.05" calcext:value-type="float">
            <text:p>0.05</text:p>
          </table:table-cell>
          <table:table-cell office:value-type="float" office:value="3.89111708342151" calcext:value-type="float">
            <text:p>3.89111708342151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96510814312079" calcext:value-type="float">
            <text:p>-0.196510814312079</text:p>
          </table:table-cell>
          <table:table-cell office:value-type="float" office:value="0.05" calcext:value-type="float">
            <text:p>0.05</text:p>
          </table:table-cell>
          <table:table-cell office:value-type="float" office:value="0.246227175432873" calcext:value-type="float">
            <text:p>0.2462271754328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26831920591456" calcext:value-type="float">
            <text:p>-0.126831920591456</text:p>
          </table:table-cell>
          <table:table-cell office:value-type="float" office:value="0.05" calcext:value-type="float">
            <text:p>0.05</text:p>
          </table:table-cell>
          <table:table-cell office:value-type="float" office:value="0.0983733264605936" calcext:value-type="float">
            <text:p>0.0983733264605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04151728479755" calcext:value-type="float">
            <text:p>-0.104151728479755</text:p>
          </table:table-cell>
          <table:table-cell office:value-type="float" office:value="0.05" calcext:value-type="float">
            <text:p>0.05</text:p>
          </table:table-cell>
          <table:table-cell office:value-type="float" office:value="0.0872665884842436" calcext:value-type="float">
            <text:p>0.0872665884842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00794057133885" calcext:value-type="float">
            <text:p>-0.1007940571338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193042345957" calcext:value-type="float">
            <text:p>0.101930423459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23065449321115" calcext:value-type="float">
            <text:p>-0.12306544932111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594029000069" calcext:value-type="float">
            <text:p>0.1025940290000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54274800857517" calcext:value-type="float">
            <text:p>-0.15427480085751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197331678604" calcext:value-type="float">
            <text:p>0.1061973316786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33208209842846" calcext:value-type="float">
            <text:p>-0.133208209842846</text:p>
          </table:table-cell>
          <table:table-cell office:value-type="float" office:value="0.05" calcext:value-type="float">
            <text:p>0.05</text:p>
          </table:table-cell>
          <table:table-cell office:value-type="float" office:value="0.106223796686546" calcext:value-type="float">
            <text:p>0.1062237966865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95896355199161" calcext:value-type="float">
            <text:p>-0.195896355199161</text:p>
          </table:table-cell>
          <table:table-cell office:value-type="float" office:value="0.05" calcext:value-type="float">
            <text:p>0.05</text:p>
          </table:table-cell>
          <table:table-cell office:value-type="float" office:value="0.111271197001709" calcext:value-type="float">
            <text:p>0.1112711970017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2012005403444" calcext:value-type="float">
            <text:p>-0.22012005403444</text:p>
          </table:table-cell>
          <table:table-cell office:value-type="float" office:value="0.05" calcext:value-type="float">
            <text:p>0.05</text:p>
          </table:table-cell>
          <table:table-cell office:value-type="float" office:value="0.125475168129286" calcext:value-type="float">
            <text:p>0.1254751681292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30172552588833" calcext:value-type="float">
            <text:p>-0.230172552588833</text:p>
          </table:table-cell>
          <table:table-cell office:value-type="float" office:value="0.05" calcext:value-type="float">
            <text:p>0.05</text:p>
          </table:table-cell>
          <table:table-cell office:value-type="float" office:value="0.109819665272384" calcext:value-type="float">
            <text:p>0.1098196652723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99510219571603" calcext:value-type="float">
            <text:p>-0.19951021957160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34595176625" calcext:value-type="float">
            <text:p>0.1050345951766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98174008281503" calcext:value-type="float">
            <text:p>-0.1981740082815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0883252118715" calcext:value-type="float">
            <text:p>0.0870883252118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65168504704989" calcext:value-type="float">
            <text:p>-0.265168504704989</text:p>
          </table:table-cell>
          <table:table-cell office:value-type="float" office:value="0.05" calcext:value-type="float">
            <text:p>0.05</text:p>
          </table:table-cell>
          <table:table-cell office:value-type="float" office:value="0.137563789524712" calcext:value-type="float">
            <text:p>0.1375637895247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45479450071463" calcext:value-type="float">
            <text:p>-0.245479450071463</text:p>
          </table:table-cell>
          <table:table-cell office:value-type="float" office:value="0.05" calcext:value-type="float">
            <text:p>0.05</text:p>
          </table:table-cell>
          <table:table-cell office:value-type="float" office:value="0.0918038476404581" calcext:value-type="float">
            <text:p>0.0918038476404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46296274243718" calcext:value-type="float">
            <text:p>-0.246296274243718</text:p>
          </table:table-cell>
          <table:table-cell office:value-type="float" office:value="0.05" calcext:value-type="float">
            <text:p>0.05</text:p>
          </table:table-cell>
          <table:table-cell office:value-type="float" office:value="0.0877284046613581" calcext:value-type="float">
            <text:p>0.0877284046613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54790882764963" calcext:value-type="float">
            <text:p>-0.254790882764963</text:p>
          </table:table-cell>
          <table:table-cell office:value-type="float" office:value="0.05" calcext:value-type="float">
            <text:p>0.05</text:p>
          </table:table-cell>
          <table:table-cell office:value-type="float" office:value="0.0853102550127889" calcext:value-type="float">
            <text:p>0.0853102550127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68405512289218" calcext:value-type="float">
            <text:p>-0.368405512289218</text:p>
          </table:table-cell>
          <table:table-cell office:value-type="float" office:value="0.05" calcext:value-type="float">
            <text:p>0.05</text:p>
          </table:table-cell>
          <table:table-cell office:value-type="float" office:value="0.0607886298535859" calcext:value-type="float">
            <text:p>0.0607886298535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61496297032696" calcext:value-type="float">
            <text:p>-0.361496297032696</text:p>
          </table:table-cell>
          <table:table-cell office:value-type="float" office:value="0.05" calcext:value-type="float">
            <text:p>0.05</text:p>
          </table:table-cell>
          <table:table-cell office:value-type="float" office:value="0.0925584049187814" calcext:value-type="float">
            <text:p>0.0925584049187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14606308342576" calcext:value-type="float">
            <text:p>-0.314606308342576</text:p>
          </table:table-cell>
          <table:table-cell office:value-type="float" office:value="0.05" calcext:value-type="float">
            <text:p>0.05</text:p>
          </table:table-cell>
          <table:table-cell office:value-type="float" office:value="0.0942630121776318" calcext:value-type="float">
            <text:p>0.0942630121776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3914861887421" calcext:value-type="float">
            <text:p>-0.33914861887421</text:p>
          </table:table-cell>
          <table:table-cell office:value-type="float" office:value="0.05" calcext:value-type="float">
            <text:p>0.05</text:p>
          </table:table-cell>
          <table:table-cell office:value-type="float" office:value="0.0870532539821706" calcext:value-type="float">
            <text:p>0.0870532539821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69360826376561" calcext:value-type="float">
            <text:p>-0.369360826376561</text:p>
          </table:table-cell>
          <table:table-cell office:value-type="float" office:value="0.05" calcext:value-type="float">
            <text:p>0.05</text:p>
          </table:table-cell>
          <table:table-cell office:value-type="float" office:value="0.0985500537378326" calcext:value-type="float">
            <text:p>0.0985500537378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518061309943821" calcext:value-type="float">
            <text:p>-0.51806130994382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6185013172176" calcext:value-type="float">
            <text:p>0.0676185013172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37248616043205" calcext:value-type="float">
            <text:p>-0.437248616043205</text:p>
          </table:table-cell>
          <table:table-cell office:value-type="float" office:value="0.05" calcext:value-type="float">
            <text:p>0.05</text:p>
          </table:table-cell>
          <table:table-cell office:value-type="float" office:value="0.081490454055043" calcext:value-type="float">
            <text:p>0.0814904540550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55705576504284" calcext:value-type="float">
            <text:p>-0.4557055765042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3795057438549" calcext:value-type="float">
            <text:p>0.1037950574385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52192486231173" calcext:value-type="float">
            <text:p>-0.52192486231173</text:p>
          </table:table-cell>
          <table:table-cell office:value-type="float" office:value="0.05" calcext:value-type="float">
            <text:p>0.05</text:p>
          </table:table-cell>
          <table:table-cell office:value-type="float" office:value="0.0848557830562176" calcext:value-type="float">
            <text:p>0.0848557830562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601886375888079" calcext:value-type="float">
            <text:p>-0.601886375888079</text:p>
          </table:table-cell>
          <table:table-cell office:value-type="float" office:value="0.05" calcext:value-type="float">
            <text:p>0.05</text:p>
          </table:table-cell>
          <table:table-cell office:value-type="float" office:value="0.0938754029694011" calcext:value-type="float">
            <text:p>0.0938754029694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788068938583228" calcext:value-type="float">
            <text:p>-0.788068938583228</text:p>
          </table:table-cell>
          <table:table-cell office:value-type="float" office:value="0.05" calcext:value-type="float">
            <text:p>0.05</text:p>
          </table:table-cell>
          <table:table-cell office:value-type="float" office:value="0.0926967150757488" calcext:value-type="float">
            <text:p>0.0926967150757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.12059148083741" calcext:value-type="float">
            <text:p>-1.12059148083741</text:p>
          </table:table-cell>
          <table:table-cell office:value-type="float" office:value="0.05" calcext:value-type="float">
            <text:p>0.05</text:p>
          </table:table-cell>
          <table:table-cell office:value-type="float" office:value="0.0876964627684545" calcext:value-type="float">
            <text:p>0.0876964627684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.59273156567982" calcext:value-type="float">
            <text:p>-1.59273156567982</text:p>
          </table:table-cell>
          <table:table-cell office:value-type="float" office:value="0.05" calcext:value-type="float">
            <text:p>0.05</text:p>
          </table:table-cell>
          <table:table-cell office:value-type="float" office:value="0.0413891197319278" calcext:value-type="float">
            <text:p>0.0413891197319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3.32933917225512" calcext:value-type="float">
            <text:p>-3.32933917225512</text:p>
          </table:table-cell>
          <table:table-cell office:value-type="float" office:value="0.05" calcext:value-type="float">
            <text:p>0.05</text:p>
          </table:table-cell>
          <table:table-cell office:value-type="float" office:value="0.0947635222939629" calcext:value-type="float">
            <text:p>0.0947635222939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7.72861314400307" calcext:value-type="float">
            <text:p>-7.728613144003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8397565972684" calcext:value-type="float">
            <text:p>0.1183975659726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8.1813255810411" calcext:value-type="float">
            <text:p>-18.1813255810411</text:p>
          </table:table-cell>
          <table:table-cell office:value-type="float" office:value="0.05" calcext:value-type="float">
            <text:p>0.05</text:p>
          </table:table-cell>
          <table:table-cell office:value-type="float" office:value="0.166686786816418" calcext:value-type="float">
            <text:p>0.1666867868164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9.0982897278017" calcext:value-type="float">
            <text:p>-39.0982897278017</text:p>
          </table:table-cell>
          <table:table-cell office:value-type="float" office:value="0.05" calcext:value-type="float">
            <text:p>0.05</text:p>
          </table:table-cell>
          <table:table-cell office:value-type="float" office:value="0.296871866513094" calcext:value-type="float">
            <text:p>0.2968718665130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72.6889270824048" calcext:value-type="float">
            <text:p>-72.6889270824048</text:p>
          </table:table-cell>
          <table:table-cell office:value-type="float" office:value="0.05" calcext:value-type="float">
            <text:p>0.05</text:p>
          </table:table-cell>
          <table:table-cell office:value-type="float" office:value="0.53387870582734" calcext:value-type="float">
            <text:p>0.533878705827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16.601800398252" calcext:value-type="float">
            <text:p>-116.601800398252</text:p>
          </table:table-cell>
          <table:table-cell office:value-type="float" office:value="0.05" calcext:value-type="float">
            <text:p>0.05</text:p>
          </table:table-cell>
          <table:table-cell office:value-type="float" office:value="0.847037354771554" calcext:value-type="float">
            <text:p>0.8470373547715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65.817321063955" calcext:value-type="float">
            <text:p>-165.817321063955</text:p>
          </table:table-cell>
          <table:table-cell office:value-type="float" office:value="0.05" calcext:value-type="float">
            <text:p>0.05</text:p>
          </table:table-cell>
          <table:table-cell office:value-type="float" office:value="1.20282645288085" calcext:value-type="float">
            <text:p>1.20282645288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16.182907260092" calcext:value-type="float">
            <text:p>-216.182907260092</text:p>
          </table:table-cell>
          <table:table-cell office:value-type="float" office:value="0.05" calcext:value-type="float">
            <text:p>0.05</text:p>
          </table:table-cell>
          <table:table-cell office:value-type="float" office:value="1.56698251097209" calcext:value-type="float">
            <text:p>1.566982510972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65.275501480732" calcext:value-type="float">
            <text:p>-265.275501480732</text:p>
          </table:table-cell>
          <table:table-cell office:value-type="float" office:value="0.05" calcext:value-type="float">
            <text:p>0.05</text:p>
          </table:table-cell>
          <table:table-cell office:value-type="float" office:value="1.92128771096424" calcext:value-type="float">
            <text:p>1.921287710964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14.154834548475" calcext:value-type="float">
            <text:p>-314.154834548475</text:p>
          </table:table-cell>
          <table:table-cell office:value-type="float" office:value="0.05" calcext:value-type="float">
            <text:p>0.05</text:p>
          </table:table-cell>
          <table:table-cell office:value-type="float" office:value="2.2714605134639" calcext:value-type="float">
            <text:p>2.27146051346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63.846197906798" calcext:value-type="float">
            <text:p>-363.846197906798</text:p>
          </table:table-cell>
          <table:table-cell office:value-type="float" office:value="0.05" calcext:value-type="float">
            <text:p>0.05</text:p>
          </table:table-cell>
          <table:table-cell office:value-type="float" office:value="2.63375257641722" calcext:value-type="float">
            <text:p>2.633752576417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15.194579782803" calcext:value-type="float">
            <text:p>-415.194579782803</text:p>
          </table:table-cell>
          <table:table-cell office:value-type="float" office:value="0.05" calcext:value-type="float">
            <text:p>0.05</text:p>
          </table:table-cell>
          <table:table-cell office:value-type="float" office:value="3.00535379999394" calcext:value-type="float">
            <text:p>3.005353799993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70.784897770678" calcext:value-type="float">
            <text:p>-470.784897770678</text:p>
          </table:table-cell>
          <table:table-cell office:value-type="float" office:value="0.05" calcext:value-type="float">
            <text:p>0.05</text:p>
          </table:table-cell>
          <table:table-cell office:value-type="float" office:value="3.40227424079129" calcext:value-type="float">
            <text:p>3.402274240791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547.295149448686" calcext:value-type="float">
            <text:p>-547.295149448686</text:p>
          </table:table-cell>
          <table:table-cell office:value-type="float" office:value="0.05" calcext:value-type="float">
            <text:p>0.05</text:p>
          </table:table-cell>
          <table:table-cell office:value-type="float" office:value="3.9625880287482" calcext:value-type="float">
            <text:p>3.9625880287482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32225271700974" calcext:value-type="float">
            <text:p>0.00632225271701</text:p>
          </table:table-cell>
          <table:table-cell office:value-type="float" office:value="0.05" calcext:value-type="float">
            <text:p>0.05</text:p>
          </table:table-cell>
          <table:table-cell office:value-type="float" office:value="0.059687612988912" calcext:value-type="float">
            <text:p>0.0596876129889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832534819441258" calcext:value-type="float">
            <text:p>-0.0832534819441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5917001093123" calcext:value-type="float">
            <text:p>0.1059170010931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23294522460194" calcext:value-type="float">
            <text:p>-0.123294522460194</text:p>
          </table:table-cell>
          <table:table-cell office:value-type="float" office:value="0.05" calcext:value-type="float">
            <text:p>0.05</text:p>
          </table:table-cell>
          <table:table-cell office:value-type="float" office:value="0.0919484773304125" calcext:value-type="float">
            <text:p>0.0919484773304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35631425979653" calcext:value-type="float">
            <text:p>-0.135631425979653</text:p>
          </table:table-cell>
          <table:table-cell office:value-type="float" office:value="0.05" calcext:value-type="float">
            <text:p>0.05</text:p>
          </table:table-cell>
          <table:table-cell office:value-type="float" office:value="0.107477104931533" calcext:value-type="float">
            <text:p>0.1074771049315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02951061435468" calcext:value-type="float">
            <text:p>-0.202951061435468</text:p>
          </table:table-cell>
          <table:table-cell office:value-type="float" office:value="0.05" calcext:value-type="float">
            <text:p>0.05</text:p>
          </table:table-cell>
          <table:table-cell office:value-type="float" office:value="0.0582279910116705" calcext:value-type="float">
            <text:p>0.058227991011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15637428204901" calcext:value-type="float">
            <text:p>-0.1156374282049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0172911741837" calcext:value-type="float">
            <text:p>0.1001729117418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47836329800707" calcext:value-type="float">
            <text:p>-0.14783632980070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30615876631" calcext:value-type="float">
            <text:p>0.1068306158766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46216270779114" calcext:value-type="float">
            <text:p>-0.146216270779114</text:p>
          </table:table-cell>
          <table:table-cell office:value-type="float" office:value="0.05" calcext:value-type="float">
            <text:p>0.05</text:p>
          </table:table-cell>
          <table:table-cell office:value-type="float" office:value="0.0923833583508924" calcext:value-type="float">
            <text:p>0.0923833583508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0200214584853" calcext:value-type="float">
            <text:p>-0.20200214584853</text:p>
          </table:table-cell>
          <table:table-cell office:value-type="float" office:value="0.05" calcext:value-type="float">
            <text:p>0.05</text:p>
          </table:table-cell>
          <table:table-cell office:value-type="float" office:value="0.0958310858900699" calcext:value-type="float">
            <text:p>0.095831085890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62997894435065" calcext:value-type="float">
            <text:p>-0.162997894435065</text:p>
          </table:table-cell>
          <table:table-cell office:value-type="float" office:value="0.05" calcext:value-type="float">
            <text:p>0.05</text:p>
          </table:table-cell>
          <table:table-cell office:value-type="float" office:value="0.117029992543243" calcext:value-type="float">
            <text:p>0.1170299925432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0608011789074" calcext:value-type="float">
            <text:p>-0.20608011789074</text:p>
          </table:table-cell>
          <table:table-cell office:value-type="float" office:value="0.05" calcext:value-type="float">
            <text:p>0.05</text:p>
          </table:table-cell>
          <table:table-cell office:value-type="float" office:value="0.10994675374328" calcext:value-type="float">
            <text:p>0.109946753743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62499302443533" calcext:value-type="float">
            <text:p>-0.1624993024435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40021520555065" calcext:value-type="float">
            <text:p>0.0840021520555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81261704219167" calcext:value-type="float">
            <text:p>-0.381261704219167</text:p>
          </table:table-cell>
          <table:table-cell office:value-type="float" office:value="0.05" calcext:value-type="float">
            <text:p>0.05</text:p>
          </table:table-cell>
          <table:table-cell office:value-type="float" office:value="0.0124658618995815" calcext:value-type="float">
            <text:p>0.0124658618995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10563051993503" calcext:value-type="float">
            <text:p>-0.3105630519935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85453800735777" calcext:value-type="float">
            <text:p>0.0685453800735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02202999503505" calcext:value-type="float">
            <text:p>-0.202202999503505</text:p>
          </table:table-cell>
          <table:table-cell office:value-type="float" office:value="0.05" calcext:value-type="float">
            <text:p>0.05</text:p>
          </table:table-cell>
          <table:table-cell office:value-type="float" office:value="0.0924752723313212" calcext:value-type="float">
            <text:p>0.0924752723313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68380738336425" calcext:value-type="float">
            <text:p>-0.2683807383364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06406125925663" calcext:value-type="float">
            <text:p>0.0906406125925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86647646927687" calcext:value-type="float">
            <text:p>-0.386647646927687</text:p>
          </table:table-cell>
          <table:table-cell office:value-type="float" office:value="0.05" calcext:value-type="float">
            <text:p>0.05</text:p>
          </table:table-cell>
          <table:table-cell office:value-type="float" office:value="0.0221729422233911" calcext:value-type="float">
            <text:p>0.0221729422233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403740814633606" calcext:value-type="float">
            <text:p>-0.4037408146336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49900422014812" calcext:value-type="float">
            <text:p>0.0749900422014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47680590804804" calcext:value-type="float">
            <text:p>-0.2476805908048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57034122702915" calcext:value-type="float">
            <text:p>0.0757034122702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425949903004469" calcext:value-type="float">
            <text:p>-0.425949903004469</text:p>
          </table:table-cell>
          <table:table-cell office:value-type="float" office:value="0.05" calcext:value-type="float">
            <text:p>0.05</text:p>
          </table:table-cell>
          <table:table-cell office:value-type="float" office:value="0.0609229609465691" calcext:value-type="float">
            <text:p>0.0609229609465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437961373034075" calcext:value-type="float">
            <text:p>-0.4379613730340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73560549480362" calcext:value-type="float">
            <text:p>0.0373560549480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52862965560448" calcext:value-type="float">
            <text:p>-0.352862965560448</text:p>
          </table:table-cell>
          <table:table-cell office:value-type="float" office:value="0.05" calcext:value-type="float">
            <text:p>0.05</text:p>
          </table:table-cell>
          <table:table-cell office:value-type="float" office:value="0.110614269674882" calcext:value-type="float">
            <text:p>0.110614269674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51426604327381" calcext:value-type="float">
            <text:p>-0.451426604327381</text:p>
          </table:table-cell>
          <table:table-cell office:value-type="float" office:value="0.05" calcext:value-type="float">
            <text:p>0.05</text:p>
          </table:table-cell>
          <table:table-cell office:value-type="float" office:value="0.10081342323589" calcext:value-type="float">
            <text:p>0.100813423235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508327483009305" calcext:value-type="float">
            <text:p>-0.508327483009305</text:p>
          </table:table-cell>
          <table:table-cell office:value-type="float" office:value="0.05" calcext:value-type="float">
            <text:p>0.05</text:p>
          </table:table-cell>
          <table:table-cell office:value-type="float" office:value="0.112589607121597" calcext:value-type="float">
            <text:p>0.1125896071215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519805866738359" calcext:value-type="float">
            <text:p>-0.5198058667383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23669756491939" calcext:value-type="float">
            <text:p>0.0923669756491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68601512092018" calcext:value-type="float">
            <text:p>-0.68601512092018</text:p>
          </table:table-cell>
          <table:table-cell office:value-type="float" office:value="0.05" calcext:value-type="float">
            <text:p>0.05</text:p>
          </table:table-cell>
          <table:table-cell office:value-type="float" office:value="0.0394358856080653" calcext:value-type="float">
            <text:p>0.0394358856080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760396805906887" calcext:value-type="float">
            <text:p>-0.760396805906887</text:p>
          </table:table-cell>
          <table:table-cell office:value-type="float" office:value="0.05" calcext:value-type="float">
            <text:p>0.05</text:p>
          </table:table-cell>
          <table:table-cell office:value-type="float" office:value="0.108203542531783" calcext:value-type="float">
            <text:p>0.1082035425317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.02044163318005" calcext:value-type="float">
            <text:p>-1.02044163318005</text:p>
          </table:table-cell>
          <table:table-cell office:value-type="float" office:value="0.05" calcext:value-type="float">
            <text:p>0.05</text:p>
          </table:table-cell>
          <table:table-cell office:value-type="float" office:value="0.0887380259640255" calcext:value-type="float">
            <text:p>0.0887380259640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.74304455790504" calcext:value-type="float">
            <text:p>-1.74304455790504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3303591037" calcext:value-type="float">
            <text:p>0.104333035910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3.57270923116199" calcext:value-type="float">
            <text:p>-3.57270923116199</text:p>
          </table:table-cell>
          <table:table-cell office:value-type="float" office:value="0.05" calcext:value-type="float">
            <text:p>0.05</text:p>
          </table:table-cell>
          <table:table-cell office:value-type="float" office:value="0.107846169585861" calcext:value-type="float">
            <text:p>0.1078461695858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8.44289119357991" calcext:value-type="float">
            <text:p>-8.44289119357991</text:p>
          </table:table-cell>
          <table:table-cell office:value-type="float" office:value="0.05" calcext:value-type="float">
            <text:p>0.05</text:p>
          </table:table-cell>
          <table:table-cell office:value-type="float" office:value="0.0936063727642035" calcext:value-type="float">
            <text:p>0.0936063727642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9.9083847074613" calcext:value-type="float">
            <text:p>-19.9083847074613</text:p>
          </table:table-cell>
          <table:table-cell office:value-type="float" office:value="0.05" calcext:value-type="float">
            <text:p>0.05</text:p>
          </table:table-cell>
          <table:table-cell office:value-type="float" office:value="0.173054939644621" calcext:value-type="float">
            <text:p>0.1730549396446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42.2315391649974" calcext:value-type="float">
            <text:p>-42.2315391649974</text:p>
          </table:table-cell>
          <table:table-cell office:value-type="float" office:value="0.05" calcext:value-type="float">
            <text:p>0.05</text:p>
          </table:table-cell>
          <table:table-cell office:value-type="float" office:value="0.320619287009692" calcext:value-type="float">
            <text:p>0.3206192870096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77.3659745380715" calcext:value-type="float">
            <text:p>-77.3659745380715</text:p>
          </table:table-cell>
          <table:table-cell office:value-type="float" office:value="0.05" calcext:value-type="float">
            <text:p>0.05</text:p>
          </table:table-cell>
          <table:table-cell office:value-type="float" office:value="0.566618126722242" calcext:value-type="float">
            <text:p>0.5666181267222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22.120190733497" calcext:value-type="float">
            <text:p>-122.120190733497</text:p>
          </table:table-cell>
          <table:table-cell office:value-type="float" office:value="0.05" calcext:value-type="float">
            <text:p>0.05</text:p>
          </table:table-cell>
          <table:table-cell office:value-type="float" office:value="0.884410508421608" calcext:value-type="float">
            <text:p>0.8844105084216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71.387045882148" calcext:value-type="float">
            <text:p>-171.387045882148</text:p>
          </table:table-cell>
          <table:table-cell office:value-type="float" office:value="0.05" calcext:value-type="float">
            <text:p>0.05</text:p>
          </table:table-cell>
          <table:table-cell office:value-type="float" office:value="1.24120504891331" calcext:value-type="float">
            <text:p>1.241205048913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21.456193749223" calcext:value-type="float">
            <text:p>-221.456193749223</text:p>
          </table:table-cell>
          <table:table-cell office:value-type="float" office:value="0.05" calcext:value-type="float">
            <text:p>0.05</text:p>
          </table:table-cell>
          <table:table-cell office:value-type="float" office:value="1.60578897626127" calcext:value-type="float">
            <text:p>1.605788976261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69.939448988902" calcext:value-type="float">
            <text:p>-269.939448988902</text:p>
          </table:table-cell>
          <table:table-cell office:value-type="float" office:value="0.05" calcext:value-type="float">
            <text:p>0.05</text:p>
          </table:table-cell>
          <table:table-cell office:value-type="float" office:value="1.95298069160156" calcext:value-type="float">
            <text:p>1.952980691601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18.592371019985" calcext:value-type="float">
            <text:p>-318.592371019985</text:p>
          </table:table-cell>
          <table:table-cell office:value-type="float" office:value="0.05" calcext:value-type="float">
            <text:p>0.05</text:p>
          </table:table-cell>
          <table:table-cell office:value-type="float" office:value="2.3076834372351" calcext:value-type="float">
            <text:p>2.30768343723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67.917734828675" calcext:value-type="float">
            <text:p>-367.917734828675</text:p>
          </table:table-cell>
          <table:table-cell office:value-type="float" office:value="0.05" calcext:value-type="float">
            <text:p>0.05</text:p>
          </table:table-cell>
          <table:table-cell office:value-type="float" office:value="2.66307152570944" calcext:value-type="float">
            <text:p>2.663071525709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18.809915610594" calcext:value-type="float">
            <text:p>-418.809915610594</text:p>
          </table:table-cell>
          <table:table-cell office:value-type="float" office:value="0.05" calcext:value-type="float">
            <text:p>0.05</text:p>
          </table:table-cell>
          <table:table-cell office:value-type="float" office:value="3.02763563360203" calcext:value-type="float">
            <text:p>3.027635633602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75.234801791095" calcext:value-type="float">
            <text:p>-475.234801791095</text:p>
          </table:table-cell>
          <table:table-cell office:value-type="float" office:value="0.05" calcext:value-type="float">
            <text:p>0.05</text:p>
          </table:table-cell>
          <table:table-cell office:value-type="float" office:value="3.43800351393092" calcext:value-type="float">
            <text:p>3.438003513930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553.816243389092" calcext:value-type="float">
            <text:p>-553.816243389092</text:p>
          </table:table-cell>
          <table:table-cell office:value-type="float" office:value="0.05" calcext:value-type="float">
            <text:p>0.05</text:p>
          </table:table-cell>
          <table:table-cell office:value-type="float" office:value="4.00798813214544" calcext:value-type="float">
            <text:p>4.00798813214544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07:31.92896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8T10:12:53.826988242</dc:date>
    <meta:editing-duration>PT1H19M11S</meta:editing-duration>
    <meta:editing-cycles>11</meta:editing-cycles>
    <meta:generator>LibreOffice/5.3.5.2$Linux_X86_64 LibreOffice_project/30$Build-2</meta:generator>
    <meta:document-statistic meta:table-count="4" meta:cell-count="1865" meta:object-count="0"/>
  </office:meta>
</office:document-meta>
</file>